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Liberation Sans', 'DejaVu Sans', sans-serif"/>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a3a24"/>
    </style:style>
    <style:style style:name="P6" style:family="paragraph" style:parent-style-name="Text_20_body">
      <style:text-properties fo:language="hu" fo:country="HU" officeooo:rsid="00114b17" officeooo:paragraph-rsid="003ea2f6"/>
    </style:style>
    <style:style style:name="P7" style:family="paragraph" style:parent-style-name="Text_20_body">
      <style:text-properties fo:language="hu" fo:country="HU" officeooo:rsid="00114b17" officeooo:paragraph-rsid="003fbd8c"/>
    </style:style>
    <style:style style:name="P8" style:family="paragraph" style:parent-style-name="Text_20_body">
      <style:text-properties fo:language="hu" fo:country="HU" officeooo:rsid="00114b17" officeooo:paragraph-rsid="00423088"/>
    </style:style>
    <style:style style:name="P9" style:family="paragraph" style:parent-style-name="Text_20_body">
      <style:text-properties fo:language="hu" fo:country="HU" officeooo:rsid="00114b17" officeooo:paragraph-rsid="0043ef86"/>
    </style:style>
    <style:style style:name="P10" style:family="paragraph" style:parent-style-name="Text_20_body">
      <style:text-properties fo:language="hu" fo:country="HU" officeooo:rsid="00114b17" officeooo:paragraph-rsid="0047bbf8"/>
    </style:style>
    <style:style style:name="P11" style:family="paragraph" style:parent-style-name="Text_20_body">
      <style:text-properties fo:language="hu" fo:country="HU" officeooo:paragraph-rsid="0015c969"/>
    </style:style>
    <style:style style:name="P12" style:family="paragraph" style:parent-style-name="Text_20_body">
      <style:text-properties fo:language="hu" fo:country="HU" officeooo:rsid="00177e3a" officeooo:paragraph-rsid="00177e3a"/>
    </style:style>
    <style:style style:name="P13" style:family="paragraph" style:parent-style-name="Text_20_body">
      <style:text-properties fo:language="hu" fo:country="HU" officeooo:paragraph-rsid="00198077"/>
    </style:style>
    <style:style style:name="P14" style:family="paragraph" style:parent-style-name="Text_20_body">
      <style:text-properties fo:language="hu" fo:country="HU" officeooo:paragraph-rsid="001d5db0"/>
    </style:style>
    <style:style style:name="P15" style:family="paragraph" style:parent-style-name="Text_20_body">
      <style:text-properties fo:language="hu" fo:country="HU" officeooo:rsid="001d10ea" officeooo:paragraph-rsid="001d5db0"/>
    </style:style>
    <style:style style:name="P16" style:family="paragraph" style:parent-style-name="Text_20_body">
      <style:text-properties fo:language="hu" fo:country="HU" officeooo:rsid="001c7b3c" officeooo:paragraph-rsid="001c7b3c"/>
    </style:style>
    <style:style style:name="P17" style:family="paragraph" style:parent-style-name="Text_20_body">
      <style:text-properties fo:language="hu" fo:country="HU" officeooo:paragraph-rsid="001f023b"/>
    </style:style>
    <style:style style:name="P18" style:family="paragraph" style:parent-style-name="Text_20_body">
      <style:text-properties fo:language="hu" fo:country="HU" officeooo:paragraph-rsid="00215218"/>
    </style:style>
    <style:style style:name="P19" style:family="paragraph" style:parent-style-name="Text_20_body">
      <style:text-properties fo:language="hu" fo:country="HU" officeooo:paragraph-rsid="00293610"/>
    </style:style>
    <style:style style:name="P20" style:family="paragraph" style:parent-style-name="Text_20_body">
      <style:text-properties fo:language="hu" fo:country="HU" officeooo:paragraph-rsid="002c2a84"/>
    </style:style>
    <style:style style:name="P21" style:family="paragraph" style:parent-style-name="Text_20_body">
      <style:text-properties fo:language="hu" fo:country="HU" fo:font-weight="bold" officeooo:rsid="00234c8a" officeooo:paragraph-rsid="00293610" style:font-weight-asian="bold" style:font-weight-complex="bold"/>
    </style:style>
    <style:style style:name="P22" style:family="paragraph" style:parent-style-name="Text_20_body">
      <style:text-properties fo:language="hu" fo:country="HU" fo:font-weight="bold" officeooo:rsid="0064ac6d" officeooo:paragraph-rsid="0064ac6d" style:font-weight-asian="bold" style:font-weight-complex="bold"/>
    </style:style>
    <style:style style:name="P23" style:family="paragraph" style:parent-style-name="Text_20_body">
      <style:text-properties fo:language="hu" fo:country="HU" fo:font-weight="bold" officeooo:rsid="00834c0a" officeooo:paragraph-rsid="00834c0a" style:font-weight-asian="bold" style:font-weight-complex="bold"/>
    </style:style>
    <style:style style:name="P24" style:family="paragraph" style:parent-style-name="Text_20_body">
      <style:text-properties fo:language="hu" fo:country="HU" fo:font-weight="bold" officeooo:rsid="008c584d" officeooo:paragraph-rsid="008c584d" style:font-weight-asian="bold" style:font-weight-complex="bold"/>
    </style:style>
    <style:style style:name="P25" style:family="paragraph" style:parent-style-name="Text_20_body">
      <style:text-properties fo:language="hu" fo:country="HU" fo:font-weight="bold" officeooo:rsid="014180aa" officeooo:paragraph-rsid="014180aa" style:font-weight-asian="bold" style:font-weight-complex="bold"/>
    </style:style>
    <style:style style:name="P26" style:family="paragraph" style:parent-style-name="Text_20_body">
      <style:text-properties fo:language="hu" fo:country="HU" officeooo:paragraph-rsid="00314eb3"/>
    </style:style>
    <style:style style:name="P27" style:family="paragraph" style:parent-style-name="Text_20_body">
      <style:text-properties fo:language="hu" fo:country="HU" officeooo:paragraph-rsid="0032dcbf"/>
    </style:style>
    <style:style style:name="P28" style:family="paragraph" style:parent-style-name="Text_20_body">
      <style:text-properties fo:language="hu" fo:country="HU" officeooo:paragraph-rsid="00347fa4"/>
    </style:style>
    <style:style style:name="P29" style:family="paragraph" style:parent-style-name="Text_20_body">
      <style:text-properties fo:language="hu" fo:country="HU" officeooo:paragraph-rsid="0037108f"/>
    </style:style>
    <style:style style:name="P30" style:family="paragraph" style:parent-style-name="Text_20_body">
      <style:text-properties fo:language="hu" fo:country="HU" officeooo:rsid="003fbd8c" officeooo:paragraph-rsid="0047e1f7"/>
    </style:style>
    <style:style style:name="P31" style:family="paragraph" style:parent-style-name="Text_20_body">
      <style:text-properties fo:language="hu" fo:country="HU" officeooo:rsid="003fbd8c" officeooo:paragraph-rsid="0047f754"/>
    </style:style>
    <style:style style:name="P32" style:family="paragraph" style:parent-style-name="Text_20_body">
      <style:text-properties fo:language="hu" fo:country="HU" officeooo:rsid="00612d8b" officeooo:paragraph-rsid="00612d8b"/>
    </style:style>
    <style:style style:name="P33" style:family="paragraph" style:parent-style-name="Text_20_body">
      <style:text-properties fo:language="hu" fo:country="HU" officeooo:rsid="0102a69b"/>
    </style:style>
    <style:style style:name="P34" style:family="paragraph" style:parent-style-name="Text_20_body">
      <style:text-properties fo:language="hu" fo:country="HU" officeooo:rsid="0118cff1" officeooo:paragraph-rsid="0118cff1"/>
    </style:style>
    <style:style style:name="P35" style:family="paragraph" style:parent-style-name="Text_20_body">
      <style:text-properties fo:language="hu" fo:country="HU" officeooo:rsid="0121aa5d" officeooo:paragraph-rsid="0121aa5d"/>
    </style:style>
    <style:style style:name="P36" style:family="paragraph" style:parent-style-name="Text_20_body">
      <style:text-properties fo:language="hu" fo:country="HU" officeooo:rsid="0122c277" officeooo:paragraph-rsid="0122c277"/>
    </style:style>
    <style:style style:name="P37" style:family="paragraph" style:parent-style-name="Text_20_body">
      <style:text-properties fo:language="hu" fo:country="HU" officeooo:rsid="0130b2e6" officeooo:paragraph-rsid="0130b2e6"/>
    </style:style>
    <style:style style:name="P38" style:family="paragraph" style:parent-style-name="Text_20_body">
      <style:text-properties fo:language="hu" fo:country="HU" officeooo:rsid="01324a3f" officeooo:paragraph-rsid="01324a3f"/>
    </style:style>
    <style:style style:name="P39" style:family="paragraph" style:parent-style-name="Text_20_body">
      <style:text-properties fo:language="hu" fo:country="HU" officeooo:rsid="00ac2e68"/>
    </style:style>
    <style:style style:name="P40" style:family="paragraph" style:parent-style-name="Text_20_body">
      <style:text-properties fo:language="hu" fo:country="HU" officeooo:rsid="014180aa" officeooo:paragraph-rsid="014180aa"/>
    </style:style>
    <style:style style:name="P41" style:family="paragraph" style:parent-style-name="Text_20_body">
      <style:text-properties fo:language="hu" fo:country="HU" officeooo:rsid="0144bc38" officeooo:paragraph-rsid="0145009d"/>
    </style:style>
    <style:style style:name="P42" style:family="paragraph" style:parent-style-name="Text_20_body">
      <style:text-properties fo:language="hu" fo:country="HU" officeooo:rsid="016608a4" officeooo:paragraph-rsid="016608a4"/>
    </style:style>
    <style:style style:name="P43" style:family="paragraph" style:parent-style-name="Text_20_body">
      <style:text-properties fo:language="hu" fo:country="HU" fo:font-weight="normal" officeooo:rsid="016271ab" officeooo:paragraph-rsid="016271ab" style:font-weight-asian="normal" style:font-weight-complex="normal"/>
    </style:style>
    <style:style style:name="P44" style:family="paragraph" style:parent-style-name="Text_20_body">
      <style:text-properties fo:language="hu" fo:country="HU" fo:font-weight="normal" officeooo:rsid="016271ab" officeooo:paragraph-rsid="01904df1" style:font-weight-asian="normal" style:font-weight-complex="normal"/>
    </style:style>
    <style:style style:name="P45" style:family="paragraph" style:parent-style-name="Text_20_body">
      <style:text-properties fo:language="hu" fo:country="HU" fo:font-weight="normal" officeooo:rsid="0193add7" officeooo:paragraph-rsid="0193add7" style:font-weight-asian="normal" style:font-weight-complex="normal"/>
    </style:style>
    <style:style style:name="P46"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7"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8"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9" style:family="paragraph" style:parent-style-name="Text_20_body">
      <style:text-properties officeooo:paragraph-rsid="004f121c"/>
    </style:style>
    <style:style style:name="P50" style:family="paragraph" style:parent-style-name="Text_20_body">
      <style:text-properties fo:font-weight="bold" officeooo:paragraph-rsid="00640515" style:font-weight-asian="bold" style:font-weight-complex="bold"/>
    </style:style>
    <style:style style:name="P51" style:family="paragraph" style:parent-style-name="Text_20_body">
      <style:text-properties fo:font-weight="bold" officeooo:rsid="016fcbd7" officeooo:paragraph-rsid="016fcbd7" style:font-weight-asian="bold" style:font-weight-complex="bold"/>
    </style:style>
    <style:style style:name="P52" style:family="paragraph" style:parent-style-name="Text_20_body">
      <style:text-properties officeooo:paragraph-rsid="00612d8b"/>
    </style:style>
    <style:style style:name="P53" style:family="paragraph" style:parent-style-name="Text_20_body">
      <style:text-properties officeooo:paragraph-rsid="00640515"/>
    </style:style>
    <style:style style:name="P54" style:family="paragraph" style:parent-style-name="Text_20_body">
      <style:text-properties officeooo:paragraph-rsid="00643b90"/>
    </style:style>
    <style:style style:name="P55" style:family="paragraph" style:parent-style-name="Text_20_body">
      <style:text-properties officeooo:paragraph-rsid="007dc5f0"/>
    </style:style>
    <style:style style:name="P56" style:family="paragraph" style:parent-style-name="Text_20_body">
      <style:text-properties officeooo:paragraph-rsid="008b72ec"/>
    </style:style>
    <style:style style:name="P57" style:family="paragraph" style:parent-style-name="Text_20_body">
      <style:text-properties officeooo:paragraph-rsid="00ac2e68"/>
    </style:style>
    <style:style style:name="P58" style:family="paragraph" style:parent-style-name="Text_20_body">
      <style:text-properties officeooo:paragraph-rsid="00acd9b6"/>
    </style:style>
    <style:style style:name="P59" style:family="paragraph" style:parent-style-name="Text_20_body">
      <style:text-properties officeooo:paragraph-rsid="00af750a"/>
    </style:style>
    <style:style style:name="P60" style:family="paragraph" style:parent-style-name="Text_20_body">
      <style:text-properties officeooo:paragraph-rsid="00693e94"/>
    </style:style>
    <style:style style:name="P61" style:family="paragraph" style:parent-style-name="Text_20_body">
      <style:text-properties officeooo:paragraph-rsid="0115625f"/>
    </style:style>
    <style:style style:name="P62" style:family="paragraph" style:parent-style-name="Text_20_body">
      <style:text-properties officeooo:paragraph-rsid="011d5d1e"/>
    </style:style>
    <style:style style:name="P63" style:family="paragraph" style:parent-style-name="Text_20_body">
      <style:text-properties officeooo:paragraph-rsid="011f5acf"/>
    </style:style>
    <style:style style:name="P64" style:family="paragraph" style:parent-style-name="Text_20_body">
      <style:text-properties officeooo:paragraph-rsid="0129df3e"/>
    </style:style>
    <style:style style:name="P65" style:family="paragraph" style:parent-style-name="Text_20_body">
      <style:text-properties officeooo:paragraph-rsid="012bb5d5"/>
    </style:style>
    <style:style style:name="P66" style:family="paragraph" style:parent-style-name="Text_20_body">
      <style:text-properties officeooo:paragraph-rsid="01324a3f"/>
    </style:style>
    <style:style style:name="P67" style:family="paragraph" style:parent-style-name="Text_20_body">
      <style:text-properties officeooo:paragraph-rsid="0145009d"/>
    </style:style>
    <style:style style:name="P68" style:family="paragraph" style:parent-style-name="Text_20_body">
      <style:text-properties officeooo:paragraph-rsid="014583df"/>
    </style:style>
    <style:style style:name="P69" style:family="paragraph" style:parent-style-name="Text_20_body">
      <style:text-properties officeooo:paragraph-rsid="014cfb48"/>
    </style:style>
    <style:style style:name="P70" style:family="paragraph" style:parent-style-name="Text_20_body">
      <style:text-properties officeooo:paragraph-rsid="016271ab"/>
    </style:style>
    <style:style style:name="P71" style:family="paragraph" style:parent-style-name="Text_20_body">
      <style:text-properties officeooo:paragraph-rsid="016465ea"/>
    </style:style>
    <style:style style:name="P72" style:family="paragraph" style:parent-style-name="Text_20_body">
      <style:text-properties officeooo:paragraph-rsid="016bf4ae"/>
    </style:style>
    <style:style style:name="P73" style:family="paragraph" style:parent-style-name="Text_20_body">
      <style:text-properties officeooo:paragraph-rsid="0175de10"/>
    </style:style>
    <style:style style:name="P74" style:family="paragraph" style:parent-style-name="Text_20_body">
      <style:text-properties officeooo:paragraph-rsid="0179657b"/>
    </style:style>
    <style:style style:name="P75" style:family="paragraph" style:parent-style-name="Text_20_body">
      <style:text-properties officeooo:paragraph-rsid="017e0761"/>
    </style:style>
    <style:style style:name="P76" style:family="paragraph" style:parent-style-name="Text_20_body">
      <style:text-properties officeooo:rsid="00114b17" officeooo:paragraph-rsid="0043ef86"/>
    </style:style>
    <style:style style:name="P77" style:family="paragraph" style:parent-style-name="Text_20_body">
      <style:text-properties officeooo:rsid="019da7a0" officeooo:paragraph-rsid="01a14c9b"/>
    </style:style>
    <style:style style:name="P78" style:family="paragraph" style:parent-style-name="code-snippet">
      <style:text-properties fo:language="hu" fo:country="HU" officeooo:rsid="0115625f"/>
    </style:style>
    <style:style style:name="P79" style:family="paragraph" style:parent-style-name="code-snippet">
      <style:text-properties fo:language="hu" fo:country="HU" officeooo:rsid="0121aa5d"/>
    </style:style>
    <style:style style:name="P80" style:family="paragraph" style:parent-style-name="code-snippet">
      <style:text-properties fo:language="hu" fo:country="HU" officeooo:rsid="0130b2e6"/>
    </style:style>
    <style:style style:name="P81" style:family="paragraph" style:parent-style-name="code-snippet">
      <style:text-properties fo:language="hu" fo:country="HU" officeooo:rsid="01324a3f"/>
    </style:style>
    <style:style style:name="P82" style:family="paragraph" style:parent-style-name="code-snippet">
      <style:text-properties fo:language="hu" fo:country="HU" officeooo:rsid="01518a9d"/>
    </style:style>
    <style:style style:name="P83" style:family="paragraph" style:parent-style-name="code-snippet">
      <style:text-properties fo:language="hu" fo:country="HU" officeooo:rsid="01518a9d" officeooo:paragraph-rsid="015464a2"/>
    </style:style>
    <style:style style:name="P84" style:family="paragraph" style:parent-style-name="code-snippet">
      <style:text-properties officeooo:paragraph-rsid="015d4b66"/>
    </style:style>
    <style:style style:name="P85" style:family="paragraph" style:parent-style-name="code-snippet">
      <style:paragraph-properties>
        <style:tab-stops>
          <style:tab-stop style:position="2.9165in"/>
        </style:tab-stops>
      </style:paragraph-properties>
      <style:text-properties officeooo:paragraph-rsid="00ac2e68"/>
    </style:style>
    <style:style style:name="P86" style:family="paragraph" style:parent-style-name="code-snippet">
      <style:paragraph-properties>
        <style:tab-stops>
          <style:tab-stop style:position="3.7811in"/>
        </style:tab-stops>
      </style:paragraph-properties>
      <style:text-properties officeooo:paragraph-rsid="019afadd"/>
    </style:style>
    <style:style style:name="P87" style:family="paragraph" style:parent-style-name="code-snippet">
      <style:text-properties officeooo:rsid="0193d368"/>
    </style:style>
    <style:style style:name="P88" style:family="paragraph" style:parent-style-name="Text_20_body">
      <style:paragraph-properties fo:margin-top="0in" fo:margin-bottom="0.2402in" style:contextual-spacing="false"/>
      <style:text-properties fo:language="hu" fo:country="HU" officeooo:paragraph-rsid="00215218"/>
    </style:style>
    <style:style style:name="P89"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90" style:family="paragraph" style:parent-style-name="Text_20_body">
      <style:paragraph-properties fo:margin-left="0in" fo:margin-right="0in" fo:text-indent="0in" style:auto-text-indent="false"/>
      <style:text-properties officeooo:paragraph-rsid="00d283f0"/>
    </style:style>
    <style:style style:name="P91"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92" style:family="paragraph" style:parent-style-name="code-snippet">
      <style:paragraph-properties fo:margin-left="0in" fo:margin-right="0in" fo:text-indent="0in" style:auto-text-indent="false"/>
      <style:text-properties officeooo:rsid="003fbd8c"/>
    </style:style>
    <style:style style:name="P93" style:family="paragraph" style:parent-style-name="Text_20_body" style:list-style-name="L1"/>
    <style:style style:name="P94" style:family="paragraph" style:parent-style-name="Text_20_body" style:list-style-name="L1">
      <style:text-properties officeooo:paragraph-rsid="0054e370"/>
    </style:style>
    <style:style style:name="P95" style:family="paragraph" style:parent-style-name="Text_20_body" style:list-style-name="L1">
      <style:text-properties officeooo:paragraph-rsid="00864535"/>
    </style:style>
    <style:style style:name="P96" style:family="paragraph" style:parent-style-name="Text_20_body" style:list-style-name="L1">
      <style:text-properties officeooo:paragraph-rsid="00234c8a"/>
    </style:style>
    <style:style style:name="P97" style:family="paragraph" style:parent-style-name="Text_20_body" style:list-style-name="L1">
      <style:text-properties fo:language="hu" fo:country="HU" officeooo:rsid="0012e79e" officeooo:paragraph-rsid="0012e79e"/>
    </style:style>
    <style:style style:name="P98" style:family="paragraph" style:parent-style-name="Text_20_body" style:list-style-name="L1">
      <style:text-properties fo:language="hu" fo:country="HU" officeooo:rsid="0012e79e" officeooo:paragraph-rsid="00234c8a"/>
    </style:style>
    <style:style style:name="P99" style:family="paragraph" style:parent-style-name="Text_20_body" style:list-style-name="L1">
      <style:text-properties fo:language="hu" fo:country="HU" officeooo:rsid="002ae4b9" officeooo:paragraph-rsid="004d4f4e"/>
    </style:style>
    <style:style style:name="P100" style:family="paragraph" style:parent-style-name="Text_20_body" style:list-style-name="L1">
      <style:text-properties fo:language="hu" fo:country="HU" officeooo:rsid="00727e53" officeooo:paragraph-rsid="00727e53"/>
    </style:style>
    <style:style style:name="P101" style:family="paragraph" style:parent-style-name="Text_20_body" style:list-style-name="L1">
      <style:text-properties fo:language="hu" fo:country="HU" officeooo:rsid="00740ee7" officeooo:paragraph-rsid="00740ee7"/>
    </style:style>
    <style:style style:name="P102" style:family="paragraph" style:parent-style-name="Text_20_body" style:list-style-name="L1">
      <style:text-properties fo:language="hu" fo:country="HU" officeooo:paragraph-rsid="00745b2d"/>
    </style:style>
    <style:style style:name="P103" style:family="paragraph" style:parent-style-name="Text_20_body" style:list-style-name="L1">
      <style:text-properties fo:language="hu" fo:country="HU" officeooo:rsid="00127a26" officeooo:paragraph-rsid="00745b2d"/>
    </style:style>
    <style:style style:name="P104" style:family="paragraph" style:parent-style-name="Text_20_body" style:list-style-name="L1">
      <style:text-properties fo:language="hu" fo:country="HU" officeooo:rsid="00114b17" officeooo:paragraph-rsid="00234c8a"/>
    </style:style>
    <style:style style:name="P105" style:family="paragraph" style:parent-style-name="Text_20_body" style:list-style-name="L1">
      <style:text-properties fo:language="hu" fo:country="HU" officeooo:rsid="00ab6994" officeooo:paragraph-rsid="00ab6994"/>
    </style:style>
    <style:style style:name="P106" style:family="paragraph" style:parent-style-name="Text_20_body" style:list-style-name="L1">
      <style:text-properties fo:language="hu" fo:country="HU" officeooo:rsid="00ab6994" officeooo:paragraph-rsid="013579f5"/>
    </style:style>
    <style:style style:name="P107" style:family="paragraph" style:parent-style-name="Text_20_body" style:list-style-name="L1">
      <style:text-properties fo:language="hu" fo:country="HU" officeooo:rsid="013e39a8" officeooo:paragraph-rsid="013e39a8"/>
    </style:style>
    <style:style style:name="P108" style:family="paragraph" style:parent-style-name="Text_20_body" style:list-style-name="L2">
      <style:text-properties fo:language="hu" fo:country="HU" officeooo:paragraph-rsid="00177e3a"/>
    </style:style>
    <style:style style:name="P109" style:family="paragraph" style:parent-style-name="Text_20_body" style:list-style-name="L2">
      <style:text-properties fo:language="hu" fo:country="HU" officeooo:rsid="00177e3a" officeooo:paragraph-rsid="00177e3a"/>
    </style:style>
    <style:style style:name="P110" style:family="paragraph" style:parent-style-name="Text_20_body" style:list-style-name="L3">
      <style:text-properties fo:language="hu" fo:country="HU" officeooo:paragraph-rsid="001d10ea"/>
    </style:style>
    <style:style style:name="P111" style:family="paragraph" style:parent-style-name="Text_20_body" style:list-style-name="L3">
      <style:text-properties fo:language="hu" fo:country="HU" officeooo:paragraph-rsid="00198077"/>
    </style:style>
    <style:style style:name="P112" style:family="paragraph" style:parent-style-name="Text_20_body" style:list-style-name="L4">
      <style:text-properties fo:language="hu" fo:country="HU" officeooo:rsid="001d10ea" officeooo:paragraph-rsid="001d5db0"/>
    </style:style>
    <style:style style:name="P113" style:family="paragraph" style:parent-style-name="Text_20_body" style:list-style-name="L5">
      <style:text-properties fo:language="hu" fo:country="HU" officeooo:paragraph-rsid="001c7b3c"/>
    </style:style>
    <style:style style:name="P114" style:family="paragraph" style:parent-style-name="Text_20_body" style:list-style-name="L6">
      <style:text-properties fo:language="hu" fo:country="HU" officeooo:rsid="002e14ca" officeooo:paragraph-rsid="002e14ca"/>
    </style:style>
    <style:style style:name="P115" style:family="paragraph" style:parent-style-name="Text_20_body" style:list-style-name="L7">
      <style:text-properties fo:language="hu" fo:country="HU" officeooo:rsid="003fbd8c" officeooo:paragraph-rsid="003fbd8c"/>
    </style:style>
    <style:style style:name="P116" style:family="paragraph" style:parent-style-name="Text_20_body" style:list-style-name="L8">
      <style:text-properties fo:language="hu" fo:country="HU" officeooo:rsid="0043ef86" officeooo:paragraph-rsid="0043ef86"/>
    </style:style>
    <style:style style:name="P117" style:family="paragraph" style:parent-style-name="Text_20_body" style:list-style-name="L9">
      <style:text-properties fo:language="hu" fo:country="HU" officeooo:rsid="004f121c" officeooo:paragraph-rsid="004f121c"/>
    </style:style>
    <style:style style:name="P118" style:family="paragraph" style:parent-style-name="Text_20_body" style:list-style-name="L9">
      <style:text-properties fo:language="hu" fo:country="HU" officeooo:rsid="004f5f44" officeooo:paragraph-rsid="004f5f44"/>
    </style:style>
    <style:style style:name="P119" style:family="paragraph" style:parent-style-name="Text_20_body" style:list-style-name="L9">
      <style:text-properties fo:language="hu" fo:country="HU" officeooo:rsid="00516c2a" officeooo:paragraph-rsid="00516c2a"/>
    </style:style>
    <style:style style:name="P120" style:family="paragraph" style:parent-style-name="Text_20_body" style:list-style-name="L12">
      <style:text-properties fo:language="hu" fo:country="HU" officeooo:rsid="00ce3b31" officeooo:paragraph-rsid="00ce3b31"/>
    </style:style>
    <style:style style:name="P121" style:family="paragraph" style:parent-style-name="Text_20_body" style:list-style-name="L14">
      <style:text-properties fo:language="hu" fo:country="HU" officeooo:rsid="0102a69b" officeooo:paragraph-rsid="0102a69b"/>
    </style:style>
    <style:style style:name="P122" style:family="paragraph" style:parent-style-name="Text_20_body" style:list-style-name="L14">
      <style:text-properties fo:language="hu" fo:country="HU" officeooo:rsid="0102c9b5" officeooo:paragraph-rsid="0102c9b5"/>
    </style:style>
    <style:style style:name="P123" style:family="paragraph" style:parent-style-name="Text_20_body" style:list-style-name="L15">
      <style:text-properties fo:language="hu" fo:country="HU" officeooo:rsid="00640515" officeooo:paragraph-rsid="00640515"/>
    </style:style>
    <style:style style:name="P124" style:family="paragraph" style:parent-style-name="Text_20_body" style:list-style-name="L15">
      <style:text-properties fo:language="hu" fo:country="HU" officeooo:rsid="00615401" officeooo:paragraph-rsid="00640515"/>
    </style:style>
    <style:style style:name="P125" style:family="paragraph" style:parent-style-name="Text_20_body" style:list-style-name="L15">
      <style:text-properties fo:language="hu" fo:country="HU" officeooo:rsid="00615401" officeooo:paragraph-rsid="00615401"/>
    </style:style>
    <style:style style:name="P126" style:family="paragraph" style:parent-style-name="Text_20_body" style:list-style-name="L16">
      <style:text-properties fo:language="hu" fo:country="HU" officeooo:rsid="00643b90" officeooo:paragraph-rsid="00643b90"/>
    </style:style>
    <style:style style:name="P127" style:family="paragraph" style:parent-style-name="Text_20_body" style:list-style-name="L17">
      <style:text-properties fo:language="hu" fo:country="HU" officeooo:rsid="0144bc38" officeooo:paragraph-rsid="0145009d"/>
    </style:style>
    <style:style style:name="P128" style:family="paragraph" style:parent-style-name="Text_20_body" style:list-style-name="L18">
      <style:text-properties fo:language="hu" fo:country="HU" officeooo:rsid="0144bc38" officeooo:paragraph-rsid="0144bc38"/>
    </style:style>
    <style:style style:name="P129" style:family="paragraph" style:parent-style-name="Text_20_body" style:list-style-name="L17">
      <style:text-properties fo:language="hu" fo:country="HU" officeooo:rsid="014583df" officeooo:paragraph-rsid="014583df"/>
    </style:style>
    <style:style style:name="P130" style:family="paragraph" style:parent-style-name="Text_20_body" style:list-style-name="L21">
      <style:text-properties fo:language="hu" fo:country="HU" officeooo:rsid="016698e4" officeooo:paragraph-rsid="016698e4"/>
    </style:style>
    <style:style style:name="P131" style:family="paragraph" style:parent-style-name="Text_20_body" style:list-style-name="L22">
      <style:text-properties fo:language="hu" fo:country="HU" officeooo:rsid="016698e4" officeooo:paragraph-rsid="018f4b0b"/>
    </style:style>
    <style:style style:name="P132" style:family="paragraph" style:parent-style-name="Text_20_body" style:list-style-name="L22">
      <style:text-properties fo:language="hu" fo:country="HU" fo:font-weight="normal" officeooo:rsid="017ad7cc" officeooo:paragraph-rsid="017ad7cc" style:font-weight-asian="normal" style:font-weight-complex="normal"/>
    </style:style>
    <style:style style:name="P133"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1a3c8f6"/>
    </style:style>
    <style:style style:name="P134" style:family="paragraph" style:parent-style-name="Text_20_body" style:list-style-name="L9">
      <style:text-properties officeooo:paragraph-rsid="004f121c"/>
    </style:style>
    <style:style style:name="P135" style:family="paragraph" style:parent-style-name="Text_20_body" style:list-style-name="L10">
      <style:text-properties officeooo:paragraph-rsid="0059c7b6"/>
    </style:style>
    <style:style style:name="P136" style:family="paragraph" style:parent-style-name="Text_20_body" style:list-style-name="L10">
      <style:text-properties fo:font-weight="normal" officeooo:paragraph-rsid="005d98bf" style:font-weight-asian="normal" style:font-weight-complex="normal"/>
    </style:style>
    <style:style style:name="P137" style:family="paragraph" style:parent-style-name="Text_20_body" style:list-style-name="L28">
      <style:text-properties fo:font-weight="normal" officeooo:paragraph-rsid="01b7d4c4" style:font-weight-asian="normal" style:font-weight-complex="normal"/>
    </style:style>
    <style:style style:name="P138" style:family="paragraph" style:parent-style-name="Text_20_body" style:list-style-name="L28">
      <style:text-properties fo:font-weight="normal" officeooo:paragraph-rsid="01b7dc6b" style:font-weight-asian="normal" style:font-weight-complex="normal"/>
    </style:style>
    <style:style style:name="P139" style:family="paragraph" style:parent-style-name="Text_20_body" style:list-style-name="L28">
      <style:text-properties fo:font-weight="normal" officeooo:paragraph-rsid="01d9daa2" style:font-weight-asian="normal" style:font-weight-complex="normal"/>
    </style:style>
    <style:style style:name="P140" style:family="paragraph" style:parent-style-name="Text_20_body" style:list-style-name="L28">
      <style:text-properties fo:font-weight="normal" officeooo:paragraph-rsid="0209b198" style:font-weight-asian="normal" style:font-weight-complex="normal"/>
    </style:style>
    <style:style style:name="P141" style:family="paragraph" style:parent-style-name="Text_20_body" style:list-style-name="L11">
      <style:text-properties officeooo:paragraph-rsid="00af750a"/>
    </style:style>
    <style:style style:name="P142" style:family="paragraph" style:parent-style-name="Text_20_body" style:list-style-name="L13">
      <style:text-properties officeooo:paragraph-rsid="010f8995"/>
    </style:style>
    <style:style style:name="P143" style:family="paragraph" style:parent-style-name="Text_20_body" style:list-style-name="L19">
      <style:text-properties officeooo:paragraph-rsid="014583df"/>
    </style:style>
    <style:style style:name="P144" style:family="paragraph" style:parent-style-name="Text_20_body" style:list-style-name="L19">
      <style:text-properties officeooo:paragraph-rsid="0148b89e"/>
    </style:style>
    <style:style style:name="P145" style:family="paragraph" style:parent-style-name="Text_20_body" style:list-style-name="L19">
      <style:text-properties fo:font-weight="bold" officeooo:paragraph-rsid="014583df" style:font-weight-asian="bold" style:font-weight-complex="bold"/>
    </style:style>
    <style:style style:name="P146" style:family="paragraph" style:parent-style-name="Text_20_body">
      <style:text-properties fo:font-weight="bold" officeooo:rsid="01a25813" officeooo:paragraph-rsid="01a25813" style:font-weight-asian="bold" style:font-weight-complex="bold"/>
    </style:style>
    <style:style style:name="P147" style:family="paragraph" style:parent-style-name="Text_20_body" style:list-style-name="L20">
      <style:text-properties officeooo:paragraph-rsid="014e4372"/>
    </style:style>
    <style:style style:name="P148" style:family="paragraph" style:parent-style-name="Text_20_body" style:list-style-name="L20">
      <style:text-properties officeooo:paragraph-rsid="01518a9d"/>
    </style:style>
    <style:style style:name="P149" style:family="paragraph" style:parent-style-name="Text_20_body" style:list-style-name="L21">
      <style:text-properties officeooo:paragraph-rsid="016608a4"/>
    </style:style>
    <style:style style:name="P150" style:family="paragraph" style:parent-style-name="Text_20_body" style:list-style-name="L22">
      <style:text-properties officeooo:paragraph-rsid="018f4b0b"/>
    </style:style>
    <style:style style:name="P151" style:family="paragraph" style:parent-style-name="Text_20_body">
      <style:text-properties officeooo:rsid="01a14c9b" officeooo:paragraph-rsid="01a14c9b"/>
    </style:style>
    <style:style style:name="P152" style:family="paragraph" style:parent-style-name="Text_20_body" style:list-style-name="L23">
      <style:text-properties officeooo:paragraph-rsid="0133286f"/>
    </style:style>
    <style:style style:name="P153" style:family="paragraph" style:parent-style-name="Text_20_body" style:list-style-name="L23">
      <style:text-properties officeooo:rsid="009270c9" officeooo:paragraph-rsid="0133286f"/>
    </style:style>
    <style:style style:name="P154" style:family="paragraph" style:parent-style-name="Text_20_body" style:list-style-name="L24">
      <style:paragraph-properties fo:text-align="start" style:justify-single-word="false"/>
      <style:text-properties officeooo:paragraph-rsid="00dca40b"/>
    </style:style>
    <style:style style:name="P155" style:family="paragraph" style:parent-style-name="Text_20_body" style:list-style-name="L24">
      <style:paragraph-properties fo:text-align="start" style:justify-single-word="false"/>
      <style:text-properties officeooo:paragraph-rsid="01fe4ced"/>
    </style:style>
    <style:style style:name="P156" style:family="paragraph" style:parent-style-name="Text_20_body">
      <style:text-properties officeooo:rsid="019da7a0" officeooo:paragraph-rsid="020b82e4"/>
    </style:style>
    <style:style style:name="P157" style:family="paragraph" style:parent-style-name="Text_20_body" style:list-style-name="L28">
      <style:text-properties officeooo:rsid="01900f00" officeooo:paragraph-rsid="01d497a2"/>
    </style:style>
    <style:style style:name="P158" style:family="paragraph" style:parent-style-name="Text_20_body" style:list-style-name="L23">
      <style:text-properties officeooo:rsid="01900f00" officeooo:paragraph-rsid="01d59a6f"/>
    </style:style>
    <style:style style:name="P159" style:family="paragraph" style:parent-style-name="Text_20_body">
      <style:text-properties officeooo:paragraph-rsid="01a8549b"/>
    </style:style>
    <style:style style:name="P160" style:family="paragraph" style:parent-style-name="Text_20_body" style:list-style-name="L28">
      <style:text-properties officeooo:paragraph-rsid="01a9a200"/>
    </style:style>
    <style:style style:name="P161" style:family="paragraph" style:parent-style-name="Text_20_body" style:list-style-name="L28">
      <style:text-properties officeooo:paragraph-rsid="01a9a735"/>
    </style:style>
    <style:style style:name="P162" style:family="paragraph" style:parent-style-name="Text_20_body" style:list-style-name="L28">
      <style:text-properties officeooo:paragraph-rsid="01abb0f4"/>
    </style:style>
    <style:style style:name="P163" style:family="paragraph" style:parent-style-name="Text_20_body" style:list-style-name="L28">
      <style:text-properties officeooo:paragraph-rsid="01abd526"/>
    </style:style>
    <style:style style:name="P164" style:family="paragraph" style:parent-style-name="Text_20_body" style:list-style-name="L28">
      <style:text-properties officeooo:paragraph-rsid="01acdd25"/>
    </style:style>
    <style:style style:name="P165" style:family="paragraph" style:parent-style-name="Text_20_body" style:list-style-name="L28">
      <style:text-properties officeooo:paragraph-rsid="01b394ff"/>
    </style:style>
    <style:style style:name="P166" style:family="paragraph" style:parent-style-name="Text_20_body" style:list-style-name="L28">
      <style:text-properties officeooo:paragraph-rsid="01bc65f7"/>
    </style:style>
    <style:style style:name="P167" style:family="paragraph" style:parent-style-name="Text_20_body" style:list-style-name="L28">
      <style:text-properties officeooo:paragraph-rsid="01d31d7f"/>
    </style:style>
    <style:style style:name="P168" style:family="paragraph" style:parent-style-name="Text_20_body" style:list-style-name="L28">
      <style:text-properties officeooo:paragraph-rsid="01d497a2"/>
    </style:style>
    <style:style style:name="P169" style:family="paragraph" style:parent-style-name="Text_20_body" style:list-style-name="L28">
      <style:text-properties officeooo:paragraph-rsid="01d60b28"/>
    </style:style>
    <style:style style:name="P170" style:family="paragraph" style:parent-style-name="Text_20_body" style:list-style-name="L28">
      <style:text-properties officeooo:paragraph-rsid="01daee84"/>
    </style:style>
    <style:style style:name="P171" style:family="paragraph" style:parent-style-name="Text_20_body" style:list-style-name="L28">
      <style:text-properties officeooo:paragraph-rsid="01e0f72f"/>
    </style:style>
    <style:style style:name="P172" style:family="paragraph" style:parent-style-name="Text_20_body" style:list-style-name="L28">
      <style:text-properties officeooo:paragraph-rsid="01e55426"/>
    </style:style>
    <style:style style:name="P173" style:family="paragraph" style:parent-style-name="Text_20_body" style:list-style-name="L28">
      <style:text-properties officeooo:paragraph-rsid="01ec93cf"/>
    </style:style>
    <style:style style:name="P174" style:family="paragraph" style:parent-style-name="Text_20_body" style:list-style-name="L28">
      <style:text-properties officeooo:paragraph-rsid="01edf4db"/>
    </style:style>
    <style:style style:name="P175" style:family="paragraph" style:parent-style-name="Text_20_body" style:list-style-name="L28">
      <style:text-properties officeooo:paragraph-rsid="020101da"/>
    </style:style>
    <style:style style:name="P176" style:family="paragraph" style:parent-style-name="Text_20_body" style:list-style-name="L28">
      <style:text-properties officeooo:paragraph-rsid="0203867f"/>
    </style:style>
    <style:style style:name="P177" style:family="paragraph" style:parent-style-name="Text_20_body" style:list-style-name="L28">
      <style:text-properties officeooo:paragraph-rsid="02080a1d"/>
    </style:style>
    <style:style style:name="P178" style:family="paragraph" style:parent-style-name="Text_20_body" style:list-style-name="L28">
      <style:text-properties officeooo:paragraph-rsid="02091339"/>
    </style:style>
    <style:style style:name="P179" style:family="paragraph" style:parent-style-name="Text_20_body" style:list-style-name="L29">
      <style:text-properties officeooo:paragraph-rsid="01d0a6b8"/>
    </style:style>
    <style:style style:name="P180" style:family="paragraph" style:parent-style-name="Text_20_body" style:list-style-name="L29">
      <style:text-properties officeooo:paragraph-rsid="01d87c4b"/>
    </style:style>
    <style:style style:name="P181" style:family="paragraph" style:parent-style-name="Text_20_body">
      <style:text-properties officeooo:paragraph-rsid="0024eaf0"/>
    </style:style>
    <style:style style:name="P182" style:family="paragraph" style:parent-style-name="Text_20_body">
      <style:text-properties officeooo:paragraph-rsid="020ae6c1"/>
    </style:style>
    <style:style style:name="P183"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184" style:family="paragraph" style:parent-style-name="Text_20_body">
      <style:paragraph-properties fo:break-before="page"/>
    </style:style>
    <style:style style:name="P185" style:family="paragraph" style:parent-style-name="Heading_20_2">
      <style:text-properties officeooo:paragraph-rsid="004d4f4e"/>
    </style:style>
    <style:style style:name="P186" style:family="paragraph" style:parent-style-name="Heading_20_2">
      <style:text-properties fo:language="hu" fo:country="HU"/>
    </style:style>
    <style:style style:name="P187" style:family="paragraph" style:parent-style-name="Heading_20_2">
      <style:text-properties fo:language="hu" fo:country="HU" officeooo:rsid="0010a81f"/>
    </style:style>
    <style:style style:name="P188" style:family="paragraph" style:parent-style-name="Heading_20_2">
      <style:text-properties fo:language="hu" fo:country="HU" officeooo:paragraph-rsid="00114b17"/>
    </style:style>
    <style:style style:name="P189" style:family="paragraph" style:parent-style-name="Heading_20_2">
      <style:text-properties fo:language="hu" fo:country="HU" officeooo:rsid="00262a51" officeooo:paragraph-rsid="0133286f"/>
    </style:style>
    <style:style style:name="P190" style:family="paragraph" style:parent-style-name="Heading_20_2">
      <style:text-properties fo:language="hu" fo:country="HU" officeooo:rsid="0024eaf0" officeooo:paragraph-rsid="0133286f"/>
    </style:style>
    <style:style style:name="P191" style:family="paragraph" style:parent-style-name="Heading_20_2">
      <style:text-properties fo:language="hu" fo:country="HU" officeooo:paragraph-rsid="00262a51"/>
    </style:style>
    <style:style style:name="P192" style:family="paragraph" style:parent-style-name="Heading_20_2">
      <style:text-properties fo:language="hu" fo:country="HU" officeooo:rsid="00284c79"/>
    </style:style>
    <style:style style:name="P193" style:family="paragraph" style:parent-style-name="Heading_20_4">
      <style:text-properties fo:language="hu" fo:country="HU"/>
    </style:style>
    <style:style style:name="P194" style:family="paragraph" style:parent-style-name="Heading_20_4">
      <style:text-properties fo:language="hu" fo:country="HU" officeooo:paragraph-rsid="001d5db0"/>
    </style:style>
    <style:style style:name="P195" style:family="paragraph" style:parent-style-name="Heading_20_4">
      <style:text-properties fo:language="hu" fo:country="HU" officeooo:rsid="001d10ea" officeooo:paragraph-rsid="001d5db0"/>
    </style:style>
    <style:style style:name="P196" style:family="paragraph" style:parent-style-name="Heading_20_4">
      <style:text-properties fo:language="hu" fo:country="HU" officeooo:rsid="001b8642" officeooo:paragraph-rsid="001d5db0"/>
    </style:style>
    <style:style style:name="P197" style:family="paragraph" style:parent-style-name="Heading_20_4">
      <style:text-properties fo:language="hu" fo:country="HU" officeooo:rsid="001f023b"/>
    </style:style>
    <style:style style:name="P198" style:family="paragraph" style:parent-style-name="Heading_20_4">
      <style:text-properties fo:language="hu" fo:country="HU" officeooo:rsid="001f023b" officeooo:paragraph-rsid="001f023b"/>
    </style:style>
    <style:style style:name="P199" style:family="paragraph" style:parent-style-name="Heading_20_4">
      <style:text-properties fo:language="hu" fo:country="HU" officeooo:rsid="00215218" officeooo:paragraph-rsid="00215218"/>
    </style:style>
    <style:style style:name="P200" style:family="paragraph" style:parent-style-name="Heading_20_4">
      <style:text-properties fo:language="hu" fo:country="HU" officeooo:rsid="0032dcbf"/>
    </style:style>
    <style:style style:name="P201" style:family="paragraph" style:parent-style-name="Heading_20_4">
      <style:text-properties fo:language="hu" fo:country="HU" officeooo:rsid="005ea280" officeooo:paragraph-rsid="00acd9b6"/>
    </style:style>
    <style:style style:name="P202" style:family="paragraph" style:parent-style-name="Heading_20_4">
      <style:text-properties fo:language="hu" fo:country="HU" officeooo:rsid="005e78c0"/>
    </style:style>
    <style:style style:name="P203" style:family="paragraph" style:parent-style-name="Heading_20_4">
      <style:text-properties fo:language="hu" fo:country="HU" officeooo:rsid="006317fe" officeooo:paragraph-rsid="00640515"/>
    </style:style>
    <style:style style:name="P204" style:family="paragraph" style:parent-style-name="Heading_20_4">
      <style:text-properties fo:language="hu" fo:country="HU" officeooo:rsid="016271ab"/>
    </style:style>
    <style:style style:name="P205" style:family="paragraph" style:parent-style-name="Heading_20_4">
      <style:text-properties officeooo:rsid="00b2cf33" officeooo:paragraph-rsid="00b2cf33"/>
    </style:style>
    <style:style style:name="P206" style:family="paragraph" style:parent-style-name="Heading_20_4">
      <style:text-properties officeooo:rsid="016d10b8"/>
    </style:style>
    <style:style style:name="P207" style:family="paragraph" style:parent-style-name="Heading_20_4">
      <style:text-properties officeooo:paragraph-rsid="01a8549b"/>
    </style:style>
    <style:style style:name="P208"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209" style:family="paragraph" style:parent-style-name="Heading_20_3">
      <style:text-properties fo:language="hu" fo:country="HU" officeooo:rsid="00183644"/>
    </style:style>
    <style:style style:name="P210" style:family="paragraph" style:parent-style-name="Heading_20_3">
      <style:text-properties fo:language="hu" fo:country="HU" officeooo:rsid="002ae4b9"/>
    </style:style>
    <style:style style:name="P211" style:family="paragraph" style:parent-style-name="Heading_20_3">
      <style:text-properties fo:language="hu" fo:country="HU" officeooo:rsid="004fb351"/>
    </style:style>
    <style:style style:name="P212" style:family="paragraph" style:parent-style-name="Heading_20_3">
      <style:text-properties fo:language="hu" fo:country="HU" officeooo:rsid="005ea280" officeooo:paragraph-rsid="00acd9b6"/>
    </style:style>
    <style:style style:name="P213" style:family="paragraph" style:parent-style-name="Heading_20_3">
      <style:text-properties fo:language="hu" fo:country="HU" officeooo:rsid="005e78c0"/>
    </style:style>
    <style:style style:name="P214" style:family="paragraph" style:parent-style-name="Heading_20_3">
      <style:text-properties fo:language="hu" fo:country="HU" officeooo:rsid="0144bc38"/>
    </style:style>
    <style:style style:name="P215" style:family="paragraph" style:parent-style-name="Heading_20_3">
      <style:text-properties fo:language="hu" fo:country="HU" officeooo:rsid="014cfb48"/>
    </style:style>
    <style:style style:name="P216" style:family="paragraph" style:parent-style-name="Heading_20_3">
      <style:text-properties fo:language="hu" fo:country="HU" officeooo:rsid="016271ab"/>
    </style:style>
    <style:style style:name="P217" style:family="paragraph" style:parent-style-name="Heading_20_3">
      <style:text-properties officeooo:rsid="003a3a24"/>
    </style:style>
    <style:style style:name="P218" style:family="paragraph" style:parent-style-name="Heading_20_3">
      <style:text-properties officeooo:rsid="004de6fb" officeooo:paragraph-rsid="004de6fb"/>
    </style:style>
    <style:style style:name="P219" style:family="paragraph" style:parent-style-name="Heading_20_3">
      <style:text-properties officeooo:paragraph-rsid="00acd9b6"/>
    </style:style>
    <style:style style:name="P220" style:family="paragraph" style:parent-style-name="Heading_20_3">
      <style:text-properties officeooo:rsid="016fcbd7"/>
    </style:style>
    <style:style style:name="P221" style:family="paragraph" style:parent-style-name="Heading_20_3">
      <style:text-properties officeooo:rsid="01900f00"/>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2">
      <style:paragraph-properties>
        <style:tab-stops>
          <style:tab-stop style:position="6.7283in" style:type="right" style:leader-style="dotted" style:leader-text="."/>
        </style:tab-stops>
      </style:paragraph-properties>
    </style:style>
    <style:style style:name="P224" style:family="paragraph" style:parent-style-name="Contents_20_3">
      <style:paragraph-properties>
        <style:tab-stops>
          <style:tab-stop style:position="6.5319in" style:type="right" style:leader-style="dotted" style:leader-text="."/>
        </style:tab-stops>
      </style:paragraph-properties>
    </style:style>
    <style:style style:name="P225" style:family="paragraph" style:parent-style-name="code-snippet">
      <style:text-properties officeooo:paragraph-rsid="01b98f9b"/>
    </style:style>
    <style:style style:name="P226" style:family="paragraph" style:parent-style-name="code-snippet">
      <style:text-properties officeooo:paragraph-rsid="01c3afac"/>
    </style:style>
    <style:style style:name="P227" style:family="paragraph" style:parent-style-name="code-snippet">
      <style:text-properties fo:font-weight="normal" officeooo:paragraph-rsid="01c3f06f" style:font-weight-asian="normal" style:font-weight-complex="normal"/>
    </style:style>
    <style:style style:name="P228" style:family="paragraph" style:parent-style-name="code-snippet">
      <style:text-properties fo:font-weight="normal" officeooo:paragraph-rsid="01d497a2" style:font-weight-asian="normal" style:font-weight-complex="normal"/>
    </style:style>
    <style:style style:name="P229" style:family="paragraph" style:parent-style-name="code-snippet">
      <style:text-properties officeooo:paragraph-rsid="01d497a2"/>
    </style:style>
    <style:style style:name="P230" style:family="paragraph" style:parent-style-name="code-snippet">
      <style:text-properties officeooo:paragraph-rsid="01d83776"/>
    </style:style>
    <style:style style:name="P231" style:family="paragraph" style:parent-style-name="code-snippet">
      <style:text-properties officeooo:paragraph-rsid="01edf4db"/>
    </style:style>
    <style:style style:name="P232" style:family="paragraph" style:parent-style-name="code-snippet">
      <style:text-properties officeooo:paragraph-rsid="01f17809"/>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333333" style:font-name="Times New Roman" fo:font-size="12pt" fo:letter-spacing="normal" fo:language="hu" fo:country="HU" fo:font-style="normal" fo:font-weight="normal" officeooo:rsid="01fe4ced" style:font-size-asian="12pt" style:font-size-complex="12pt"/>
    </style:style>
    <style:style style:name="T12" style:family="text">
      <style:text-properties fo:font-variant="normal" fo:text-transform="none" fo:color="#333333" style:font-name="Times New Roman" fo:font-size="12pt" fo:letter-spacing="normal" fo:language="hu" fo:country="HU" fo:font-style="normal" fo:font-weight="normal" officeooo:rsid="01fe4ced" style:font-size-asian="12pt" style:font-style-asian="normal" style:font-size-complex="12pt" style:font-style-complex="normal"/>
    </style:style>
    <style:style style:name="T13" style:family="text">
      <style:text-properties fo:font-variant="normal" fo:text-transform="none" fo:color="#000000" style:font-name="Lucida Console" fo:font-size="9pt" fo:letter-spacing="normal" fo:font-style="normal" fo:font-weight="normal"/>
    </style:style>
    <style:style style:name="T14" style:family="text">
      <style:text-properties fo:font-variant="normal" fo:text-transform="none" fo:color="#000000" style:font-name="Lucida Console" fo:font-size="9pt" fo:letter-spacing="normal" fo:font-style="normal" fo:font-weight="normal" officeooo:rsid="00880011"/>
    </style:style>
    <style:style style:name="T15" style:family="text">
      <style:text-properties officeooo:rsid="00114b17"/>
    </style:style>
    <style:style style:name="T16" style:family="text">
      <style:text-properties officeooo:rsid="00127a26"/>
    </style:style>
    <style:style style:name="T17" style:family="text">
      <style:text-properties officeooo:rsid="0015c969"/>
    </style:style>
    <style:style style:name="T18" style:family="text">
      <style:text-properties officeooo:rsid="00177e3a"/>
    </style:style>
    <style:style style:name="T19" style:family="text">
      <style:text-properties officeooo:rsid="00198077"/>
    </style:style>
    <style:style style:name="T20" style:family="text">
      <style:text-properties officeooo:rsid="00199b0a"/>
    </style:style>
    <style:style style:name="T21" style:family="text">
      <style:text-properties officeooo:rsid="001b8642"/>
    </style:style>
    <style:style style:name="T22" style:family="text">
      <style:text-properties officeooo:rsid="001c7b3c"/>
    </style:style>
    <style:style style:name="T23" style:family="text">
      <style:text-properties officeooo:rsid="001d10ea"/>
    </style:style>
    <style:style style:name="T24" style:family="text">
      <style:text-properties officeooo:rsid="001d5db0"/>
    </style:style>
    <style:style style:name="T25" style:family="text">
      <style:text-properties officeooo:rsid="001f023b"/>
    </style:style>
    <style:style style:name="T26" style:family="text">
      <style:text-properties officeooo:rsid="001fe621"/>
    </style:style>
    <style:style style:name="T27" style:family="text">
      <style:text-properties officeooo:rsid="00215218"/>
    </style:style>
    <style:style style:name="T28" style:family="text">
      <style:text-properties fo:font-weight="bold" style:font-weight-asian="bold" style:font-weight-complex="bold"/>
    </style:style>
    <style:style style:name="T29" style:family="text">
      <style:text-properties fo:font-weight="bold" officeooo:rsid="00234c8a" style:font-weight-asian="bold" style:font-weight-complex="bold"/>
    </style:style>
    <style:style style:name="T30" style:family="text">
      <style:text-properties fo:font-weight="bold" officeooo:rsid="0032dcbf" style:font-weight-asian="bold" style:font-weight-complex="bold"/>
    </style:style>
    <style:style style:name="T31" style:family="text">
      <style:text-properties fo:font-weight="bold" officeooo:rsid="00347fa4" style:font-weight-asian="bold" style:font-weight-complex="bold"/>
    </style:style>
    <style:style style:name="T32" style:family="text">
      <style:text-properties fo:font-weight="bold" officeooo:rsid="003e55d5" style:font-weight-asian="bold" style:font-weight-complex="bold"/>
    </style:style>
    <style:style style:name="T33" style:family="text">
      <style:text-properties fo:font-weight="bold" officeooo:rsid="00284c79" style:font-weight-asian="bold" style:font-weight-complex="bold"/>
    </style:style>
    <style:style style:name="T34" style:family="text">
      <style:text-properties fo:font-weight="bold" officeooo:rsid="0047bbf8" style:font-weight-asian="bold" style:font-weight-complex="bold"/>
    </style:style>
    <style:style style:name="T35" style:family="text">
      <style:text-properties fo:font-weight="bold" officeooo:rsid="00b06b04" style:font-weight-asian="bold" style:font-weight-complex="bold"/>
    </style:style>
    <style:style style:name="T36" style:family="text">
      <style:text-properties fo:font-weight="bold" officeooo:rsid="0133831b" style:font-weight-asian="bold" style:font-weight-complex="bold"/>
    </style:style>
    <style:style style:name="T37" style:family="text">
      <style:text-properties fo:font-weight="bold" officeooo:rsid="00314eb3" style:font-weight-asian="bold" style:font-weight-complex="bold"/>
    </style:style>
    <style:style style:name="T38" style:family="text">
      <style:text-properties fo:font-weight="bold" officeooo:rsid="0135ed9f" style:font-weight-asian="bold" style:font-weight-complex="bold"/>
    </style:style>
    <style:style style:name="T39" style:family="text">
      <style:text-properties fo:font-weight="bold" officeooo:rsid="01379a57" style:font-weight-asian="bold" style:font-weight-complex="bold"/>
    </style:style>
    <style:style style:name="T40" style:family="text">
      <style:text-properties fo:font-weight="bold" officeooo:rsid="0193d368" style:font-weight-asian="bold" style:font-weight-complex="bold"/>
    </style:style>
    <style:style style:name="T41" style:family="text">
      <style:text-properties officeooo:rsid="00267798"/>
    </style:style>
    <style:style style:name="T42" style:family="text">
      <style:text-properties officeooo:rsid="00284c79"/>
    </style:style>
    <style:style style:name="T43" style:family="text">
      <style:text-properties officeooo:rsid="00289f27"/>
    </style:style>
    <style:style style:name="T44" style:family="text">
      <style:text-properties officeooo:rsid="00293610"/>
    </style:style>
    <style:style style:name="T45" style:family="text">
      <style:text-properties officeooo:rsid="002ae4b9"/>
    </style:style>
    <style:style style:name="T46" style:family="text">
      <style:text-properties officeooo:rsid="002c2a84"/>
    </style:style>
    <style:style style:name="T47" style:family="text">
      <style:text-properties officeooo:rsid="002e14ca"/>
    </style:style>
    <style:style style:name="T48" style:family="text">
      <style:text-properties officeooo:rsid="002f422c"/>
    </style:style>
    <style:style style:name="T49" style:family="text">
      <style:text-properties fo:font-style="italic" officeooo:rsid="002f422c" style:font-style-asian="italic" style:font-style-complex="italic"/>
    </style:style>
    <style:style style:name="T50" style:family="text">
      <style:text-properties fo:font-style="italic" officeooo:rsid="003fbd8c" style:font-style-asian="italic" style:font-style-complex="italic"/>
    </style:style>
    <style:style style:name="T51" style:family="text">
      <style:text-properties fo:font-style="italic" officeooo:rsid="0043ef86" style:font-style-asian="italic" style:font-style-complex="italic"/>
    </style:style>
    <style:style style:name="T52" style:family="text">
      <style:text-properties fo:font-style="italic" officeooo:rsid="004b2e94" style:font-style-asian="italic" style:font-style-complex="italic"/>
    </style:style>
    <style:style style:name="T53" style:family="text">
      <style:text-properties fo:font-style="italic" officeooo:rsid="00a57135" style:font-style-asian="italic" style:font-style-complex="italic"/>
    </style:style>
    <style:style style:name="T54" style:family="text">
      <style:text-properties fo:font-style="italic" officeooo:rsid="00b2915e" style:font-style-asian="italic" style:font-style-complex="italic"/>
    </style:style>
    <style:style style:name="T55" style:family="text">
      <style:text-properties fo:font-style="italic" officeooo:rsid="01904df1" style:font-style-asian="italic" style:font-style-complex="italic"/>
    </style:style>
    <style:style style:name="T56" style:family="text">
      <style:text-properties fo:font-style="italic" officeooo:rsid="01a14c9b" style:font-style-asian="italic" style:font-style-complex="italic"/>
    </style:style>
    <style:style style:name="T57" style:family="text">
      <style:text-properties fo:font-style="italic" officeooo:rsid="01a33dee" style:font-style-asian="italic" style:font-style-complex="italic"/>
    </style:style>
    <style:style style:name="T58" style:family="text">
      <style:text-properties officeooo:rsid="00310848"/>
    </style:style>
    <style:style style:name="T59" style:family="text">
      <style:text-properties officeooo:rsid="00314eb3"/>
    </style:style>
    <style:style style:name="T60" style:family="text">
      <style:text-properties fo:font-style="normal" fo:font-weight="bold" officeooo:rsid="00347fa4" style:font-style-asian="normal" style:font-weight-asian="bold" style:font-style-complex="normal" style:font-weight-complex="bold"/>
    </style:style>
    <style:style style:name="T61" style:family="text">
      <style:text-properties fo:font-style="normal" fo:font-weight="bold" officeooo:rsid="0037108f" style:font-style-asian="normal" style:font-weight-asian="bold" style:font-style-complex="normal" style:font-weight-complex="bold"/>
    </style:style>
    <style:style style:name="T62" style:family="text">
      <style:text-properties officeooo:rsid="0032dcbf"/>
    </style:style>
    <style:style style:name="T63" style:family="text">
      <style:text-properties officeooo:rsid="00347fa4"/>
    </style:style>
    <style:style style:name="T64" style:family="text">
      <style:text-properties officeooo:rsid="00355770"/>
    </style:style>
    <style:style style:name="T65" style:family="text">
      <style:text-properties officeooo:rsid="0036e656"/>
    </style:style>
    <style:style style:name="T66" style:family="text">
      <style:text-properties officeooo:rsid="0037108f"/>
    </style:style>
    <style:style style:name="T67" style:family="text">
      <style:text-properties officeooo:rsid="00398adc"/>
    </style:style>
    <style:style style:name="T68" style:family="text">
      <style:text-properties fo:language="hu" fo:country="HU"/>
    </style:style>
    <style:style style:name="T69" style:family="text">
      <style:text-properties fo:language="hu" fo:country="HU" officeooo:rsid="00127a26"/>
    </style:style>
    <style:style style:name="T70" style:family="text">
      <style:text-properties fo:language="hu" fo:country="HU" officeooo:rsid="00284c79"/>
    </style:style>
    <style:style style:name="T71" style:family="text">
      <style:text-properties fo:language="hu" fo:country="HU" officeooo:rsid="004f121c"/>
    </style:style>
    <style:style style:name="T72" style:family="text">
      <style:text-properties fo:language="hu" fo:country="HU" officeooo:rsid="004f5f44"/>
    </style:style>
    <style:style style:name="T73" style:family="text">
      <style:text-properties fo:language="hu" fo:country="HU" officeooo:rsid="004fb351"/>
    </style:style>
    <style:style style:name="T74" style:family="text">
      <style:text-properties fo:language="hu" fo:country="HU" officeooo:rsid="00516c2a"/>
    </style:style>
    <style:style style:name="T75" style:family="text">
      <style:text-properties fo:language="hu" fo:country="HU" officeooo:rsid="00529156"/>
    </style:style>
    <style:style style:name="T76" style:family="text">
      <style:text-properties fo:language="hu" fo:country="HU" officeooo:rsid="0056296f"/>
    </style:style>
    <style:style style:name="T77" style:family="text">
      <style:text-properties fo:language="hu" fo:country="HU" officeooo:rsid="0056e020"/>
    </style:style>
    <style:style style:name="T78" style:family="text">
      <style:text-properties fo:language="hu" fo:country="HU" fo:font-style="italic" officeooo:rsid="0056e020" style:font-style-asian="italic" style:font-style-complex="italic"/>
    </style:style>
    <style:style style:name="T79" style:family="text">
      <style:text-properties fo:language="hu" fo:country="HU" fo:font-style="italic" officeooo:rsid="005d98bf" style:font-style-asian="italic" style:font-style-complex="italic"/>
    </style:style>
    <style:style style:name="T80" style:family="text">
      <style:text-properties fo:language="hu" fo:country="HU" fo:font-style="italic" officeooo:rsid="00704ddf" style:font-style-asian="italic" style:font-style-complex="italic"/>
    </style:style>
    <style:style style:name="T81" style:family="text">
      <style:text-properties fo:language="hu" fo:country="HU" fo:font-style="italic" officeooo:rsid="00724a06" style:font-style-asian="italic" style:font-style-complex="italic"/>
    </style:style>
    <style:style style:name="T82" style:family="text">
      <style:text-properties fo:language="hu" fo:country="HU" fo:font-style="italic" officeooo:rsid="00740ee7" style:font-style-asian="italic" style:font-style-complex="italic"/>
    </style:style>
    <style:style style:name="T83" style:family="text">
      <style:text-properties fo:language="hu" fo:country="HU" fo:font-style="italic" officeooo:rsid="007a19e2" style:font-style-asian="italic" style:font-style-complex="italic"/>
    </style:style>
    <style:style style:name="T84" style:family="text">
      <style:text-properties fo:language="hu" fo:country="HU" fo:font-style="italic" officeooo:rsid="007bd6a0" style:font-style-asian="italic" style:font-style-complex="italic"/>
    </style:style>
    <style:style style:name="T85" style:family="text">
      <style:text-properties fo:language="hu" fo:country="HU" fo:font-style="italic" officeooo:rsid="00814f48" style:font-style-asian="italic" style:font-style-complex="italic"/>
    </style:style>
    <style:style style:name="T86" style:family="text">
      <style:text-properties fo:language="hu" fo:country="HU" fo:font-style="italic" officeooo:rsid="0097f951" style:font-style-asian="italic" style:font-style-complex="italic"/>
    </style:style>
    <style:style style:name="T87" style:family="text">
      <style:text-properties fo:language="hu" fo:country="HU" fo:font-style="italic" officeooo:rsid="00ac2e68" style:font-style-asian="italic" style:font-style-complex="italic"/>
    </style:style>
    <style:style style:name="T88" style:family="text">
      <style:text-properties fo:language="hu" fo:country="HU" fo:font-style="italic" officeooo:rsid="00ca86fd" style:font-style-asian="italic" style:font-style-complex="italic"/>
    </style:style>
    <style:style style:name="T89" style:family="text">
      <style:text-properties fo:language="hu" fo:country="HU" fo:font-style="italic" officeooo:rsid="00f58be8" style:font-style-asian="italic" style:font-style-complex="italic"/>
    </style:style>
    <style:style style:name="T90" style:family="text">
      <style:text-properties fo:language="hu" fo:country="HU" fo:font-style="italic" officeooo:rsid="00f77df6" style:font-style-asian="italic" style:font-style-complex="italic"/>
    </style:style>
    <style:style style:name="T91" style:family="text">
      <style:text-properties fo:language="hu" fo:country="HU" fo:font-style="italic" officeooo:rsid="00f93cb5" style:font-style-asian="italic" style:font-style-complex="italic"/>
    </style:style>
    <style:style style:name="T92" style:family="text">
      <style:text-properties fo:language="hu" fo:country="HU" fo:font-style="italic" officeooo:rsid="010cdf4d" style:font-style-asian="italic" style:font-style-complex="italic"/>
    </style:style>
    <style:style style:name="T93" style:family="text">
      <style:text-properties fo:language="hu" fo:country="HU" fo:font-style="italic" officeooo:rsid="010db9a3" style:font-style-asian="italic" style:font-style-complex="italic"/>
    </style:style>
    <style:style style:name="T94" style:family="text">
      <style:text-properties fo:language="hu" fo:country="HU" fo:font-style="italic" officeooo:rsid="0121aa5d" style:font-style-asian="italic" style:font-style-complex="italic"/>
    </style:style>
    <style:style style:name="T95" style:family="text">
      <style:text-properties fo:language="hu" fo:country="HU" fo:font-style="italic" officeooo:rsid="01293d6e" style:font-style-asian="italic" style:font-style-complex="italic"/>
    </style:style>
    <style:style style:name="T96" style:family="text">
      <style:text-properties fo:language="hu" fo:country="HU" fo:font-style="italic" officeooo:rsid="01298060" style:font-style-asian="italic" style:font-style-complex="italic"/>
    </style:style>
    <style:style style:name="T97" style:family="text">
      <style:text-properties fo:language="hu" fo:country="HU" fo:font-style="italic" officeooo:rsid="0129df3e" style:font-style-asian="italic" style:font-style-complex="italic"/>
    </style:style>
    <style:style style:name="T98" style:family="text">
      <style:text-properties fo:language="hu" fo:country="HU" fo:font-style="italic" officeooo:rsid="012a1e6f" style:font-style-asian="italic" style:font-style-complex="italic"/>
    </style:style>
    <style:style style:name="T99" style:family="text">
      <style:text-properties fo:language="hu" fo:country="HU" fo:font-style="italic" officeooo:rsid="012bb5d5" style:font-style-asian="italic" style:font-style-complex="italic"/>
    </style:style>
    <style:style style:name="T100" style:family="text">
      <style:text-properties fo:language="hu" fo:country="HU" fo:font-style="italic" officeooo:rsid="01324a3f" style:font-style-asian="italic" style:font-style-complex="italic"/>
    </style:style>
    <style:style style:name="T101" style:family="text">
      <style:text-properties fo:language="hu" fo:country="HU" fo:font-style="italic" officeooo:rsid="014cfb48" style:font-style-asian="italic" style:font-style-complex="italic"/>
    </style:style>
    <style:style style:name="T102" style:family="text">
      <style:text-properties fo:language="hu" fo:country="HU" fo:font-style="italic" officeooo:rsid="014e4372" style:font-style-asian="italic" style:font-style-complex="italic"/>
    </style:style>
    <style:style style:name="T103" style:family="text">
      <style:text-properties fo:language="hu" fo:country="HU" fo:font-style="italic" officeooo:rsid="01518a9d" style:font-style-asian="italic" style:font-style-complex="italic"/>
    </style:style>
    <style:style style:name="T104" style:family="text">
      <style:text-properties fo:language="hu" fo:country="HU" fo:font-style="italic" officeooo:rsid="0152e292" style:font-style-asian="italic" style:font-style-complex="italic"/>
    </style:style>
    <style:style style:name="T105" style:family="text">
      <style:text-properties fo:language="hu" fo:country="HU" fo:font-style="italic" officeooo:rsid="015464a2" style:font-style-asian="italic" style:font-style-complex="italic"/>
    </style:style>
    <style:style style:name="T106" style:family="text">
      <style:text-properties fo:language="hu" fo:country="HU" fo:font-style="italic" officeooo:rsid="0155efdd" style:font-style-asian="italic" style:font-style-complex="italic"/>
    </style:style>
    <style:style style:name="T107" style:family="text">
      <style:text-properties fo:language="hu" fo:country="HU" fo:font-style="italic" officeooo:rsid="0162f712" style:font-style-asian="italic" style:font-style-complex="italic"/>
    </style:style>
    <style:style style:name="T108" style:family="text">
      <style:text-properties fo:language="hu" fo:country="HU" fo:font-style="italic" officeooo:rsid="014faf84" style:font-style-asian="italic" style:font-style-complex="italic"/>
    </style:style>
    <style:style style:name="T109" style:family="text">
      <style:text-properties fo:language="hu" fo:country="HU" fo:font-style="italic" officeooo:rsid="0175ce69" style:font-style-asian="italic" style:font-style-complex="italic"/>
    </style:style>
    <style:style style:name="T110" style:family="text">
      <style:text-properties fo:language="hu" fo:country="HU" fo:font-style="italic" officeooo:rsid="0043ef86" style:font-style-asian="italic" style:font-style-complex="italic"/>
    </style:style>
    <style:style style:name="T111" style:family="text">
      <style:text-properties fo:language="hu" fo:country="HU" fo:font-style="italic" officeooo:rsid="01a9a200" style:font-style-asian="italic" style:font-style-complex="italic"/>
    </style:style>
    <style:style style:name="T112" style:family="text">
      <style:text-properties fo:language="hu" fo:country="HU" fo:font-style="italic" officeooo:rsid="01abb0f4" style:font-style-asian="italic" style:font-style-complex="italic"/>
    </style:style>
    <style:style style:name="T113" style:family="text">
      <style:text-properties fo:language="hu" fo:country="HU" fo:font-style="italic" officeooo:rsid="01abd526" style:font-style-asian="italic" style:font-style-complex="italic"/>
    </style:style>
    <style:style style:name="T114" style:family="text">
      <style:text-properties fo:language="hu" fo:country="HU" fo:font-style="italic" officeooo:rsid="01acdd25" style:font-style-asian="italic" style:font-style-complex="italic"/>
    </style:style>
    <style:style style:name="T115" style:family="text">
      <style:text-properties fo:language="hu" fo:country="HU" fo:font-style="italic" officeooo:rsid="01b34d3e" style:font-style-asian="italic" style:font-style-complex="italic"/>
    </style:style>
    <style:style style:name="T116" style:family="text">
      <style:text-properties fo:language="hu" fo:country="HU" fo:font-style="italic" officeooo:rsid="01b394ff" style:font-style-asian="italic" style:font-style-complex="italic"/>
    </style:style>
    <style:style style:name="T117" style:family="text">
      <style:text-properties fo:language="hu" fo:country="HU" fo:font-style="italic" officeooo:rsid="01b4df19" style:font-style-asian="italic" style:font-style-complex="italic"/>
    </style:style>
    <style:style style:name="T118" style:family="text">
      <style:text-properties fo:language="hu" fo:country="HU" fo:font-style="italic" officeooo:rsid="01ce0f23" style:font-style-asian="italic" style:font-style-complex="italic"/>
    </style:style>
    <style:style style:name="T119" style:family="text">
      <style:text-properties fo:language="hu" fo:country="HU" fo:font-style="italic" officeooo:rsid="01d60b28" style:font-style-asian="italic" style:font-style-complex="italic"/>
    </style:style>
    <style:style style:name="T120" style:family="text">
      <style:text-properties fo:language="hu" fo:country="HU" fo:font-style="italic" officeooo:rsid="01d9daa2" style:font-style-asian="italic" style:font-style-complex="italic"/>
    </style:style>
    <style:style style:name="T121" style:family="text">
      <style:text-properties fo:language="hu" fo:country="HU" fo:font-style="italic" officeooo:rsid="01dfb3e1" style:font-style-asian="italic" style:font-style-complex="italic"/>
    </style:style>
    <style:style style:name="T122" style:family="text">
      <style:text-properties fo:language="hu" fo:country="HU" fo:font-style="italic" officeooo:rsid="01e0f72f" style:font-style-asian="italic" style:font-style-complex="italic"/>
    </style:style>
    <style:style style:name="T123" style:family="text">
      <style:text-properties fo:language="hu" fo:country="HU" fo:font-style="italic" officeooo:rsid="01e55426" style:font-style-asian="italic" style:font-style-complex="italic"/>
    </style:style>
    <style:style style:name="T124" style:family="text">
      <style:text-properties fo:language="hu" fo:country="HU" fo:font-style="italic" officeooo:rsid="01e7fb41" style:font-style-asian="italic" style:font-style-complex="italic"/>
    </style:style>
    <style:style style:name="T125" style:family="text">
      <style:text-properties fo:language="hu" fo:country="HU" fo:font-style="italic" officeooo:rsid="01ec93cf" style:font-style-asian="italic" style:font-style-complex="italic"/>
    </style:style>
    <style:style style:name="T126" style:family="text">
      <style:text-properties fo:language="hu" fo:country="HU" fo:font-style="italic" officeooo:rsid="01f93888" style:font-style-asian="italic" style:font-style-complex="italic"/>
    </style:style>
    <style:style style:name="T127" style:family="text">
      <style:text-properties fo:language="hu" fo:country="HU" fo:font-style="italic" officeooo:rsid="01fada90" style:font-style-asian="italic" style:font-style-complex="italic"/>
    </style:style>
    <style:style style:name="T128" style:family="text">
      <style:text-properties fo:language="hu" fo:country="HU" fo:font-style="italic" fo:font-weight="normal" officeooo:rsid="00f6f678" style:font-style-asian="italic" style:font-weight-asian="normal" style:font-style-complex="italic" style:font-weight-complex="normal"/>
    </style:style>
    <style:style style:name="T129" style:family="text">
      <style:text-properties fo:language="hu" fo:country="HU" fo:font-style="italic" fo:font-weight="normal" officeooo:rsid="011f5acf" style:font-style-asian="italic" style:font-weight-asian="normal" style:font-style-complex="italic" style:font-weight-complex="normal"/>
    </style:style>
    <style:style style:name="T130" style:family="text">
      <style:text-properties fo:language="hu" fo:country="HU" fo:font-style="italic" fo:font-weight="normal" officeooo:rsid="01298060" style:font-style-asian="italic" style:font-weight-asian="normal" style:font-style-complex="italic" style:font-weight-complex="normal"/>
    </style:style>
    <style:style style:name="T131" style:family="text">
      <style:text-properties fo:language="hu" fo:country="HU" fo:font-style="italic" fo:font-weight="normal" officeooo:rsid="01324a3f" style:font-style-asian="italic" style:font-weight-asian="normal" style:font-style-complex="italic" style:font-weight-complex="normal"/>
    </style:style>
    <style:style style:name="T132" style:family="text">
      <style:text-properties fo:language="hu" fo:country="HU" fo:font-style="italic" fo:font-weight="normal" officeooo:rsid="014e4372" style:font-style-asian="italic" style:font-weight-asian="normal" style:font-style-complex="italic" style:font-weight-complex="normal"/>
    </style:style>
    <style:style style:name="T133" style:family="text">
      <style:text-properties fo:language="hu" fo:country="HU" officeooo:rsid="0058aaaa"/>
    </style:style>
    <style:style style:name="T134" style:family="text">
      <style:text-properties fo:language="hu" fo:country="HU" officeooo:rsid="0059c7b6"/>
    </style:style>
    <style:style style:name="T135" style:family="text">
      <style:text-properties fo:language="hu" fo:country="HU" officeooo:rsid="005bc44e"/>
    </style:style>
    <style:style style:name="T136" style:family="text">
      <style:text-properties fo:language="hu" fo:country="HU" officeooo:rsid="005d98bf"/>
    </style:style>
    <style:style style:name="T137" style:family="text">
      <style:text-properties fo:language="hu" fo:country="HU" officeooo:rsid="005e78c0"/>
    </style:style>
    <style:style style:name="T138" style:family="text">
      <style:text-properties fo:language="hu" fo:country="HU" officeooo:rsid="005ea280"/>
    </style:style>
    <style:style style:name="T139" style:family="text">
      <style:text-properties fo:language="hu" fo:country="HU" officeooo:rsid="00262a51"/>
    </style:style>
    <style:style style:name="T140" style:family="text">
      <style:text-properties fo:language="hu" fo:country="HU" officeooo:rsid="00612d8b"/>
    </style:style>
    <style:style style:name="T141" style:family="text">
      <style:text-properties fo:language="hu" fo:country="HU" officeooo:rsid="006317fe"/>
    </style:style>
    <style:style style:name="T142" style:family="text">
      <style:text-properties fo:language="hu" fo:country="HU" officeooo:rsid="00640515"/>
    </style:style>
    <style:style style:name="T143" style:family="text">
      <style:text-properties fo:language="hu" fo:country="HU" officeooo:rsid="00643b90"/>
    </style:style>
    <style:style style:name="T144" style:family="text">
      <style:text-properties fo:language="hu" fo:country="HU" officeooo:rsid="00610a04"/>
    </style:style>
    <style:style style:name="T145" style:family="text">
      <style:text-properties fo:language="hu" fo:country="HU" officeooo:rsid="00662b5b"/>
    </style:style>
    <style:style style:name="T146" style:family="text">
      <style:text-properties fo:language="hu" fo:country="HU" officeooo:rsid="0067f4d8"/>
    </style:style>
    <style:style style:name="T147" style:family="text">
      <style:text-properties fo:language="hu" fo:country="HU" officeooo:rsid="00688cad"/>
    </style:style>
    <style:style style:name="T148" style:family="text">
      <style:text-properties fo:language="hu" fo:country="HU" officeooo:rsid="00693e94"/>
    </style:style>
    <style:style style:name="T149" style:family="text">
      <style:text-properties fo:language="hu" fo:country="HU" officeooo:rsid="006b0a77"/>
    </style:style>
    <style:style style:name="T150" style:family="text">
      <style:text-properties fo:language="hu" fo:country="HU" officeooo:rsid="006e7c6e"/>
    </style:style>
    <style:style style:name="T151" style:family="text">
      <style:text-properties fo:language="hu" fo:country="HU" officeooo:rsid="006f2abc"/>
    </style:style>
    <style:style style:name="T152" style:family="text">
      <style:text-properties fo:language="hu" fo:country="HU" officeooo:rsid="006f7112"/>
    </style:style>
    <style:style style:name="T153" style:family="text">
      <style:text-properties fo:language="hu" fo:country="HU" officeooo:rsid="00704ddf"/>
    </style:style>
    <style:style style:name="T154" style:family="text">
      <style:text-properties fo:language="hu" fo:country="HU" fo:font-style="normal" officeooo:rsid="00704ddf" style:font-style-asian="normal" style:font-style-complex="normal"/>
    </style:style>
    <style:style style:name="T155" style:family="text">
      <style:text-properties fo:language="hu" fo:country="HU" fo:font-style="normal" officeooo:rsid="00739d0f" style:font-style-asian="normal" style:font-style-complex="normal"/>
    </style:style>
    <style:style style:name="T156" style:family="text">
      <style:text-properties fo:language="hu" fo:country="HU" fo:font-style="normal" officeooo:rsid="007f3ea7" style:font-style-asian="normal" style:font-style-complex="normal"/>
    </style:style>
    <style:style style:name="T157" style:family="text">
      <style:text-properties fo:language="hu" fo:country="HU" fo:font-style="normal" officeooo:rsid="00a20dfe" style:font-style-asian="normal" style:font-style-complex="normal"/>
    </style:style>
    <style:style style:name="T158" style:family="text">
      <style:text-properties fo:language="hu" fo:country="HU" fo:font-style="normal" officeooo:rsid="00ac2e68" style:font-style-asian="normal" style:font-style-complex="normal"/>
    </style:style>
    <style:style style:name="T159" style:family="text">
      <style:text-properties fo:language="hu" fo:country="HU" fo:font-style="normal" officeooo:rsid="01a33dee" style:font-style-asian="normal" style:font-style-complex="normal"/>
    </style:style>
    <style:style style:name="T160" style:family="text">
      <style:text-properties fo:language="hu" fo:country="HU" fo:font-style="normal" officeooo:rsid="01a4431f" style:font-style-asian="normal" style:font-style-complex="normal"/>
    </style:style>
    <style:style style:name="T161" style:family="text">
      <style:text-properties fo:language="hu" fo:country="HU" fo:font-style="normal" officeooo:rsid="01a8549b" style:font-style-asian="normal" style:font-style-complex="normal"/>
    </style:style>
    <style:style style:name="T162" style:family="text">
      <style:text-properties fo:language="hu" fo:country="HU" fo:font-style="normal" officeooo:rsid="01a85ad6" style:font-style-asian="normal" style:font-style-complex="normal"/>
    </style:style>
    <style:style style:name="T163" style:family="text">
      <style:text-properties fo:language="hu" fo:country="HU" fo:font-style="normal" officeooo:rsid="01a98005" style:font-style-asian="normal" style:font-style-complex="normal"/>
    </style:style>
    <style:style style:name="T164" style:family="text">
      <style:text-properties fo:language="hu" fo:country="HU" fo:font-style="normal" officeooo:rsid="01a9a200" style:font-style-asian="normal" style:font-style-complex="normal"/>
    </style:style>
    <style:style style:name="T165" style:family="text">
      <style:text-properties fo:language="hu" fo:country="HU" fo:font-style="normal" officeooo:rsid="01a9a735" style:font-style-asian="normal" style:font-style-complex="normal"/>
    </style:style>
    <style:style style:name="T166" style:family="text">
      <style:text-properties fo:language="hu" fo:country="HU" fo:font-style="normal" officeooo:rsid="01abb0f4" style:font-style-asian="normal" style:font-style-complex="normal"/>
    </style:style>
    <style:style style:name="T167" style:family="text">
      <style:text-properties fo:language="hu" fo:country="HU" fo:font-style="normal" officeooo:rsid="01abd526" style:font-style-asian="normal" style:font-style-complex="normal"/>
    </style:style>
    <style:style style:name="T168" style:family="text">
      <style:text-properties fo:language="hu" fo:country="HU" fo:font-style="normal" officeooo:rsid="01acdd25" style:font-style-asian="normal" style:font-style-complex="normal"/>
    </style:style>
    <style:style style:name="T169" style:family="text">
      <style:text-properties fo:language="hu" fo:country="HU" fo:font-style="normal" officeooo:rsid="01b34d3e" style:font-style-asian="normal" style:font-style-complex="normal"/>
    </style:style>
    <style:style style:name="T170" style:family="text">
      <style:text-properties fo:language="hu" fo:country="HU" fo:font-style="normal" officeooo:rsid="01b394ff" style:font-style-asian="normal" style:font-style-complex="normal"/>
    </style:style>
    <style:style style:name="T171" style:family="text">
      <style:text-properties fo:language="hu" fo:country="HU" fo:font-style="normal" officeooo:rsid="01b4df19" style:font-style-asian="normal" style:font-style-complex="normal"/>
    </style:style>
    <style:style style:name="T172" style:family="text">
      <style:text-properties fo:language="hu" fo:country="HU" fo:font-style="normal" officeooo:rsid="01b7d4c4" style:font-style-asian="normal" style:font-style-complex="normal"/>
    </style:style>
    <style:style style:name="T173" style:family="text">
      <style:text-properties fo:language="hu" fo:country="HU" fo:font-style="normal" officeooo:rsid="01b7dc6b" style:font-style-asian="normal" style:font-style-complex="normal"/>
    </style:style>
    <style:style style:name="T174" style:family="text">
      <style:text-properties fo:language="hu" fo:country="HU" fo:font-style="normal" officeooo:rsid="01b8d7b7" style:font-style-asian="normal" style:font-style-complex="normal"/>
    </style:style>
    <style:style style:name="T175" style:family="text">
      <style:text-properties fo:language="hu" fo:country="HU" fo:font-style="normal" officeooo:rsid="01b98f9b" style:font-style-asian="normal" style:font-style-complex="normal"/>
    </style:style>
    <style:style style:name="T176" style:family="text">
      <style:text-properties fo:language="hu" fo:country="HU" fo:font-style="normal" officeooo:rsid="01c09a30" style:font-style-asian="normal" style:font-style-complex="normal"/>
    </style:style>
    <style:style style:name="T177" style:family="text">
      <style:text-properties fo:language="hu" fo:country="HU" fo:font-style="normal" officeooo:rsid="01c25ebc" style:font-style-asian="normal" style:font-style-complex="normal"/>
    </style:style>
    <style:style style:name="T178" style:family="text">
      <style:text-properties fo:language="hu" fo:country="HU" fo:font-style="normal" officeooo:rsid="01c3a04c" style:font-style-asian="normal" style:font-style-complex="normal"/>
    </style:style>
    <style:style style:name="T179" style:family="text">
      <style:text-properties fo:language="hu" fo:country="HU" fo:font-style="normal" officeooo:rsid="01c3f06f" style:font-style-asian="normal" style:font-style-complex="normal"/>
    </style:style>
    <style:style style:name="T180" style:family="text">
      <style:text-properties fo:language="hu" fo:country="HU" fo:font-style="normal" officeooo:rsid="01c5482c" style:font-style-asian="normal" style:font-style-complex="normal"/>
    </style:style>
    <style:style style:name="T181" style:family="text">
      <style:text-properties fo:language="hu" fo:country="HU" fo:font-style="normal" officeooo:rsid="01ca9e71" style:font-style-asian="normal" style:font-style-complex="normal"/>
    </style:style>
    <style:style style:name="T182" style:family="text">
      <style:text-properties fo:language="hu" fo:country="HU" fo:font-style="normal" officeooo:rsid="01cd4f73" style:font-style-asian="normal" style:font-style-complex="normal"/>
    </style:style>
    <style:style style:name="T183" style:family="text">
      <style:text-properties fo:language="hu" fo:country="HU" fo:font-style="normal" officeooo:rsid="01ce0f23" style:font-style-asian="normal" style:font-style-complex="normal"/>
    </style:style>
    <style:style style:name="T184" style:family="text">
      <style:text-properties fo:language="hu" fo:country="HU" fo:font-style="normal" officeooo:rsid="01ce7caa" style:font-style-asian="normal" style:font-style-complex="normal"/>
    </style:style>
    <style:style style:name="T185" style:family="text">
      <style:text-properties fo:language="hu" fo:country="HU" fo:font-style="normal" officeooo:rsid="01d0a6b8" style:font-style-asian="normal" style:font-style-complex="normal"/>
    </style:style>
    <style:style style:name="T186" style:family="text">
      <style:text-properties fo:language="hu" fo:country="HU" fo:font-style="normal" officeooo:rsid="01d27911" style:font-style-asian="normal" style:font-style-complex="normal"/>
    </style:style>
    <style:style style:name="T187" style:family="text">
      <style:text-properties fo:language="hu" fo:country="HU" fo:font-style="normal" officeooo:rsid="01d60b28" style:font-style-asian="normal" style:font-style-complex="normal"/>
    </style:style>
    <style:style style:name="T188" style:family="text">
      <style:text-properties fo:language="hu" fo:country="HU" fo:font-style="normal" officeooo:rsid="01d62e57" style:font-style-asian="normal" style:font-style-complex="normal"/>
    </style:style>
    <style:style style:name="T189" style:family="text">
      <style:text-properties fo:language="hu" fo:country="HU" fo:font-style="normal" officeooo:rsid="01d789dd" style:font-style-asian="normal" style:font-style-complex="normal"/>
    </style:style>
    <style:style style:name="T190" style:family="text">
      <style:text-properties fo:language="hu" fo:country="HU" fo:font-style="normal" officeooo:rsid="01d83776" style:font-style-asian="normal" style:font-style-complex="normal"/>
    </style:style>
    <style:style style:name="T191" style:family="text">
      <style:text-properties fo:language="hu" fo:country="HU" fo:font-style="normal" officeooo:rsid="01d87c4b" style:font-style-asian="normal" style:font-style-complex="normal"/>
    </style:style>
    <style:style style:name="T192" style:family="text">
      <style:text-properties fo:language="hu" fo:country="HU" fo:font-style="normal" officeooo:rsid="01d9daa2" style:font-style-asian="normal" style:font-style-complex="normal"/>
    </style:style>
    <style:style style:name="T193" style:family="text">
      <style:text-properties fo:language="hu" fo:country="HU" fo:font-style="normal" officeooo:rsid="01daee84" style:font-style-asian="normal" style:font-style-complex="normal"/>
    </style:style>
    <style:style style:name="T194" style:family="text">
      <style:text-properties fo:language="hu" fo:country="HU" fo:font-style="normal" officeooo:rsid="01db13e6" style:font-style-asian="normal" style:font-style-complex="normal"/>
    </style:style>
    <style:style style:name="T195" style:family="text">
      <style:text-properties fo:language="hu" fo:country="HU" fo:font-style="normal" officeooo:rsid="01dc80ad" style:font-style-asian="normal" style:font-style-complex="normal"/>
    </style:style>
    <style:style style:name="T196" style:family="text">
      <style:text-properties fo:language="hu" fo:country="HU" fo:font-style="normal" officeooo:rsid="01dd4746" style:font-style-asian="normal" style:font-style-complex="normal"/>
    </style:style>
    <style:style style:name="T197" style:family="text">
      <style:text-properties fo:language="hu" fo:country="HU" fo:font-style="normal" officeooo:rsid="01ddde21" style:font-style-asian="normal" style:font-style-complex="normal"/>
    </style:style>
    <style:style style:name="T198" style:family="text">
      <style:text-properties fo:language="hu" fo:country="HU" fo:font-style="normal" officeooo:rsid="01df2cfd" style:font-style-asian="normal" style:font-style-complex="normal"/>
    </style:style>
    <style:style style:name="T199" style:family="text">
      <style:text-properties fo:language="hu" fo:country="HU" fo:font-style="normal" officeooo:rsid="01dfb3e1" style:font-style-asian="normal" style:font-style-complex="normal"/>
    </style:style>
    <style:style style:name="T200" style:family="text">
      <style:text-properties fo:language="hu" fo:country="HU" fo:font-style="normal" officeooo:rsid="01e0f72f" style:font-style-asian="normal" style:font-style-complex="normal"/>
    </style:style>
    <style:style style:name="T201" style:family="text">
      <style:text-properties fo:language="hu" fo:country="HU" fo:font-style="normal" officeooo:rsid="01e55426" style:font-style-asian="normal" style:font-style-complex="normal"/>
    </style:style>
    <style:style style:name="T202" style:family="text">
      <style:text-properties fo:language="hu" fo:country="HU" fo:font-style="normal" officeooo:rsid="01e6cc99" style:font-style-asian="normal" style:font-style-complex="normal"/>
    </style:style>
    <style:style style:name="T203" style:family="text">
      <style:text-properties fo:language="hu" fo:country="HU" fo:font-style="normal" officeooo:rsid="01e7ee3d" style:font-style-asian="normal" style:font-style-complex="normal"/>
    </style:style>
    <style:style style:name="T204" style:family="text">
      <style:text-properties fo:language="hu" fo:country="HU" fo:font-style="normal" officeooo:rsid="01e7fb41" style:font-style-asian="normal" style:font-style-complex="normal"/>
    </style:style>
    <style:style style:name="T205" style:family="text">
      <style:text-properties fo:language="hu" fo:country="HU" fo:font-style="normal" officeooo:rsid="01ec93cf" style:font-style-asian="normal" style:font-style-complex="normal"/>
    </style:style>
    <style:style style:name="T206" style:family="text">
      <style:text-properties fo:language="hu" fo:country="HU" fo:font-style="normal" officeooo:rsid="01ed3f85" style:font-style-asian="normal" style:font-style-complex="normal"/>
    </style:style>
    <style:style style:name="T207" style:family="text">
      <style:text-properties fo:language="hu" fo:country="HU" fo:font-style="normal" officeooo:rsid="01f17809" style:font-style-asian="normal" style:font-style-complex="normal"/>
    </style:style>
    <style:style style:name="T208" style:family="text">
      <style:text-properties fo:language="hu" fo:country="HU" fo:font-style="normal" officeooo:rsid="01f93888" style:font-style-asian="normal" style:font-style-complex="normal"/>
    </style:style>
    <style:style style:name="T209" style:family="text">
      <style:text-properties fo:language="hu" fo:country="HU" fo:font-style="normal" officeooo:rsid="01fb63c4" style:font-style-asian="normal" style:font-style-complex="normal"/>
    </style:style>
    <style:style style:name="T210" style:family="text">
      <style:text-properties fo:language="hu" fo:country="HU" fo:font-style="normal" officeooo:rsid="01fd921b" style:font-style-asian="normal" style:font-style-complex="normal"/>
    </style:style>
    <style:style style:name="T211" style:family="text">
      <style:text-properties fo:language="hu" fo:country="HU" fo:font-style="normal" officeooo:rsid="01fe1374" style:font-style-asian="normal" style:font-style-complex="normal"/>
    </style:style>
    <style:style style:name="T212" style:family="text">
      <style:text-properties fo:language="hu" fo:country="HU" fo:font-style="normal" officeooo:rsid="01fe4ced" style:font-style-asian="normal" style:font-style-complex="normal"/>
    </style:style>
    <style:style style:name="T213" style:family="text">
      <style:text-properties fo:language="hu" fo:country="HU" fo:font-style="normal" officeooo:rsid="0206d6f4" style:font-style-asian="normal" style:font-style-complex="normal"/>
    </style:style>
    <style:style style:name="T214" style:family="text">
      <style:text-properties fo:language="hu" fo:country="HU" fo:font-style="normal" officeooo:rsid="02080a1d" style:font-style-asian="normal" style:font-style-complex="normal"/>
    </style:style>
    <style:style style:name="T215" style:family="text">
      <style:text-properties fo:language="hu" fo:country="HU" fo:font-style="normal" officeooo:rsid="02091339" style:font-style-asian="normal" style:font-style-complex="normal"/>
    </style:style>
    <style:style style:name="T216" style:family="text">
      <style:text-properties fo:language="hu" fo:country="HU" fo:font-style="normal" officeooo:rsid="020b82e4" style:font-style-asian="normal" style:font-style-complex="normal"/>
    </style:style>
    <style:style style:name="T217" style:family="text">
      <style:text-properties fo:language="hu" fo:country="HU" fo:font-style="normal" fo:font-weight="bold" officeooo:rsid="01324a3f" style:font-style-asian="normal" style:font-weight-asian="bold" style:font-style-complex="normal" style:font-weight-complex="bold"/>
    </style:style>
    <style:style style:name="T218" style:family="text">
      <style:text-properties fo:language="hu" fo:country="HU" fo:font-style="normal" fo:font-weight="bold" officeooo:rsid="01691109" style:font-style-asian="normal" style:font-weight-asian="bold" style:font-style-complex="normal" style:font-weight-complex="bold"/>
    </style:style>
    <style:style style:name="T219" style:family="text">
      <style:text-properties fo:language="hu" fo:country="HU" fo:font-style="normal" fo:font-weight="bold" officeooo:rsid="01b7dc6b" style:font-style-asian="normal" style:font-weight-asian="bold" style:font-style-complex="normal" style:font-weight-complex="bold"/>
    </style:style>
    <style:style style:name="T220" style:family="text">
      <style:text-properties fo:language="hu" fo:country="HU" fo:font-style="normal" fo:font-weight="bold" officeooo:rsid="01b8d7b7" style:font-style-asian="normal" style:font-weight-asian="bold" style:font-style-complex="normal" style:font-weight-complex="bold"/>
    </style:style>
    <style:style style:name="T221" style:family="text">
      <style:text-properties fo:language="hu" fo:country="HU" fo:font-style="normal" fo:font-weight="bold" officeooo:rsid="01abb0f4" style:font-style-asian="normal" style:font-weight-asian="bold" style:font-style-complex="normal" style:font-weight-complex="bold"/>
    </style:style>
    <style:style style:name="T222" style:family="text">
      <style:text-properties fo:language="hu" fo:country="HU" fo:font-style="normal" fo:font-weight="bold" officeooo:rsid="01abd526" style:font-style-asian="normal" style:font-weight-asian="bold" style:font-style-complex="normal" style:font-weight-complex="bold"/>
    </style:style>
    <style:style style:name="T223" style:family="text">
      <style:text-properties fo:language="hu" fo:country="HU" fo:font-style="normal" fo:font-weight="bold" officeooo:rsid="01acdd25" style:font-style-asian="normal" style:font-weight-asian="bold" style:font-style-complex="normal" style:font-weight-complex="bold"/>
    </style:style>
    <style:style style:name="T224" style:family="text">
      <style:text-properties fo:language="hu" fo:country="HU" fo:font-style="normal" fo:font-weight="bold" officeooo:rsid="01b34d3e" style:font-style-asian="normal" style:font-weight-asian="bold" style:font-style-complex="normal" style:font-weight-complex="bold"/>
    </style:style>
    <style:style style:name="T225" style:family="text">
      <style:text-properties fo:language="hu" fo:country="HU" fo:font-style="normal" fo:font-weight="bold" officeooo:rsid="01b394ff" style:font-style-asian="normal" style:font-weight-asian="bold" style:font-style-complex="normal" style:font-weight-complex="bold"/>
    </style:style>
    <style:style style:name="T226" style:family="text">
      <style:text-properties fo:language="hu" fo:country="HU" fo:font-style="normal" fo:font-weight="normal" officeooo:rsid="01edf4db" style:font-style-asian="normal" style:font-weight-asian="normal" style:font-style-complex="normal" style:font-weight-complex="normal"/>
    </style:style>
    <style:style style:name="T227" style:family="text">
      <style:text-properties fo:language="hu" fo:country="HU" officeooo:rsid="00740ee7"/>
    </style:style>
    <style:style style:name="T228" style:family="text">
      <style:text-properties fo:language="hu" fo:country="HU" officeooo:rsid="007897e1"/>
    </style:style>
    <style:style style:name="T229" style:family="text">
      <style:text-properties fo:language="hu" fo:country="HU" officeooo:rsid="007a19e2"/>
    </style:style>
    <style:style style:name="T230" style:family="text">
      <style:text-properties fo:language="hu" fo:country="HU" officeooo:rsid="007bd6a0"/>
    </style:style>
    <style:style style:name="T231" style:family="text">
      <style:text-properties fo:language="hu" fo:country="HU" officeooo:rsid="007dc5f0"/>
    </style:style>
    <style:style style:name="T232" style:family="text">
      <style:text-properties fo:language="hu" fo:country="HU" officeooo:rsid="007f3ea7"/>
    </style:style>
    <style:style style:name="T233" style:family="text">
      <style:text-properties fo:language="hu" fo:country="HU" officeooo:rsid="007ffad9"/>
    </style:style>
    <style:style style:name="T234" style:family="text">
      <style:text-properties fo:language="hu" fo:country="HU" officeooo:rsid="00814f48"/>
    </style:style>
    <style:style style:name="T235" style:family="text">
      <style:text-properties fo:language="hu" fo:country="HU" officeooo:rsid="008424a4"/>
    </style:style>
    <style:style style:name="T236" style:family="text">
      <style:text-properties fo:language="hu" fo:country="HU" officeooo:rsid="00850ff3"/>
    </style:style>
    <style:style style:name="T237" style:family="text">
      <style:text-properties fo:language="hu" fo:country="HU" officeooo:rsid="0085a3b3"/>
    </style:style>
    <style:style style:name="T238" style:family="text">
      <style:text-properties fo:language="hu" fo:country="HU" officeooo:rsid="00864535"/>
    </style:style>
    <style:style style:name="T239" style:family="text">
      <style:text-properties fo:language="hu" fo:country="HU" officeooo:rsid="008b72ec"/>
    </style:style>
    <style:style style:name="T240" style:family="text">
      <style:text-properties fo:language="hu" fo:country="HU" officeooo:rsid="008b9b97"/>
    </style:style>
    <style:style style:name="T241" style:family="text">
      <style:text-properties fo:language="hu" fo:country="HU" officeooo:rsid="00912c5d"/>
    </style:style>
    <style:style style:name="T242" style:family="text">
      <style:text-properties fo:language="hu" fo:country="HU" officeooo:rsid="006ce462"/>
    </style:style>
    <style:style style:name="T243" style:family="text">
      <style:text-properties fo:language="hu" fo:country="HU" officeooo:rsid="00939b20"/>
    </style:style>
    <style:style style:name="T244" style:family="text">
      <style:text-properties fo:language="hu" fo:country="HU" officeooo:rsid="00972c3e"/>
    </style:style>
    <style:style style:name="T245" style:family="text">
      <style:text-properties fo:language="hu" fo:country="HU" officeooo:rsid="0097f951"/>
    </style:style>
    <style:style style:name="T246" style:family="text">
      <style:text-properties fo:language="hu" fo:country="HU" officeooo:rsid="00a133f3"/>
    </style:style>
    <style:style style:name="T247" style:family="text">
      <style:text-properties fo:language="hu" fo:country="HU" officeooo:rsid="0012e79e"/>
    </style:style>
    <style:style style:name="T248" style:family="text">
      <style:text-properties fo:language="hu" fo:country="HU" officeooo:rsid="004d4f4e"/>
    </style:style>
    <style:style style:name="T249" style:family="text">
      <style:text-properties fo:language="hu" fo:country="HU" officeooo:rsid="00ac2e68"/>
    </style:style>
    <style:style style:name="T250" style:family="text">
      <style:text-properties fo:language="hu" fo:country="HU" officeooo:rsid="00ad9554"/>
    </style:style>
    <style:style style:name="T251" style:family="text">
      <style:text-properties fo:language="hu" fo:country="HU" officeooo:rsid="00af750a"/>
    </style:style>
    <style:style style:name="T252" style:family="text">
      <style:text-properties fo:language="hu" fo:country="HU" officeooo:rsid="00b06b04"/>
    </style:style>
    <style:style style:name="T253" style:family="text">
      <style:text-properties fo:language="hu" fo:country="HU" fo:font-weight="bold" officeooo:rsid="00d283f0" style:font-weight-asian="bold" style:font-weight-complex="bold"/>
    </style:style>
    <style:style style:name="T254" style:family="text">
      <style:text-properties fo:language="hu" fo:country="HU" fo:font-weight="bold" officeooo:rsid="01109ea3" style:font-weight-asian="bold" style:font-weight-complex="bold"/>
    </style:style>
    <style:style style:name="T255" style:family="text">
      <style:text-properties fo:language="hu" fo:country="HU" fo:font-weight="bold" officeooo:rsid="010f8995" style:font-weight-asian="bold" style:font-weight-complex="bold"/>
    </style:style>
    <style:style style:name="T256" style:family="text">
      <style:text-properties fo:language="hu" fo:country="HU" fo:font-weight="bold" officeooo:rsid="01208cff" style:font-weight-asian="bold" style:font-weight-complex="bold"/>
    </style:style>
    <style:style style:name="T257" style:family="text">
      <style:text-properties fo:language="hu" fo:country="HU" fo:font-weight="bold" officeooo:rsid="01324a3f" style:font-weight-asian="bold" style:font-weight-complex="bold"/>
    </style:style>
    <style:style style:name="T258" style:family="text">
      <style:text-properties fo:language="hu" fo:country="HU" fo:font-weight="bold" officeooo:rsid="0139f7e4" style:font-weight-asian="bold" style:font-weight-complex="bold"/>
    </style:style>
    <style:style style:name="T259" style:family="text">
      <style:text-properties fo:language="hu" fo:country="HU" fo:font-weight="bold" officeooo:rsid="014583df" style:font-weight-asian="bold" style:font-weight-complex="bold"/>
    </style:style>
    <style:style style:name="T260" style:family="text">
      <style:text-properties fo:language="hu" fo:country="HU" fo:font-weight="bold" officeooo:rsid="0149d13c" style:font-weight-asian="bold" style:font-weight-complex="bold"/>
    </style:style>
    <style:style style:name="T261" style:family="text">
      <style:text-properties fo:language="hu" fo:country="HU" fo:font-weight="bold" officeooo:rsid="014b9533" style:font-weight-asian="bold" style:font-weight-complex="bold"/>
    </style:style>
    <style:style style:name="T262" style:family="text">
      <style:text-properties fo:language="hu" fo:country="HU" fo:font-weight="bold" officeooo:rsid="016271ab" style:font-weight-asian="bold" style:font-weight-complex="bold"/>
    </style:style>
    <style:style style:name="T263" style:family="text">
      <style:text-properties fo:language="hu" fo:country="HU" fo:font-weight="bold" officeooo:rsid="0175ce69" style:font-weight-asian="bold" style:font-weight-complex="bold"/>
    </style:style>
    <style:style style:name="T264" style:family="text">
      <style:text-properties fo:language="hu" fo:country="HU" fo:font-weight="bold" officeooo:rsid="019d6281" style:font-weight-asian="bold" style:font-weight-complex="bold"/>
    </style:style>
    <style:style style:name="T265" style:family="text">
      <style:text-properties fo:language="hu" fo:country="HU" officeooo:rsid="00be7360"/>
    </style:style>
    <style:style style:name="T266" style:family="text">
      <style:text-properties fo:language="hu" fo:country="HU" officeooo:rsid="00c3f20d"/>
    </style:style>
    <style:style style:name="T267" style:family="text">
      <style:text-properties fo:language="hu" fo:country="HU" officeooo:rsid="00bf6318"/>
    </style:style>
    <style:style style:name="T268" style:family="text">
      <style:text-properties fo:language="hu" fo:country="HU" officeooo:rsid="00c40ff7"/>
    </style:style>
    <style:style style:name="T269" style:family="text">
      <style:text-properties fo:language="hu" fo:country="HU" officeooo:rsid="00c1fe93"/>
    </style:style>
    <style:style style:name="T270" style:family="text">
      <style:text-properties fo:language="hu" fo:country="HU" officeooo:rsid="00ccf54e"/>
    </style:style>
    <style:style style:name="T271" style:family="text">
      <style:text-properties fo:language="hu" fo:country="HU" officeooo:rsid="00cef48c"/>
    </style:style>
    <style:style style:name="T272" style:family="text">
      <style:text-properties fo:language="hu" fo:country="HU" officeooo:rsid="00d02953"/>
    </style:style>
    <style:style style:name="T273" style:family="text">
      <style:text-properties fo:language="hu" fo:country="HU" officeooo:rsid="00d0cfb1"/>
    </style:style>
    <style:style style:name="T274" style:family="text">
      <style:text-properties fo:language="hu" fo:country="HU" officeooo:rsid="00d283f0"/>
    </style:style>
    <style:style style:name="T275" style:family="text">
      <style:text-properties fo:language="hu" fo:country="HU" officeooo:rsid="00d3f413"/>
    </style:style>
    <style:style style:name="T276" style:family="text">
      <style:text-properties fo:language="hu" fo:country="HU" officeooo:rsid="00d5b927"/>
    </style:style>
    <style:style style:name="T277" style:family="text">
      <style:text-properties fo:language="hu" fo:country="HU" fo:font-weight="normal" officeooo:rsid="010f8995" style:font-weight-asian="normal" style:font-weight-complex="normal"/>
    </style:style>
    <style:style style:name="T278" style:family="text">
      <style:text-properties fo:language="hu" fo:country="HU" fo:font-weight="normal" officeooo:rsid="01109ea3" style:font-weight-asian="normal" style:font-weight-complex="normal"/>
    </style:style>
    <style:style style:name="T279" style:family="text">
      <style:text-properties fo:language="hu" fo:country="HU" fo:font-weight="normal" officeooo:rsid="0114be67" style:font-weight-asian="normal" style:font-weight-complex="normal"/>
    </style:style>
    <style:style style:name="T280" style:family="text">
      <style:text-properties fo:language="hu" fo:country="HU" fo:font-weight="normal" officeooo:rsid="01324a3f" style:font-weight-asian="normal" style:font-weight-complex="normal"/>
    </style:style>
    <style:style style:name="T281" style:family="text">
      <style:text-properties fo:language="hu" fo:country="HU" fo:font-weight="normal" officeooo:rsid="014583df" style:font-weight-asian="normal" style:font-weight-complex="normal"/>
    </style:style>
    <style:style style:name="T282" style:family="text">
      <style:text-properties fo:language="hu" fo:country="HU" fo:font-weight="normal" officeooo:rsid="0149d13c" style:font-weight-asian="normal" style:font-weight-complex="normal"/>
    </style:style>
    <style:style style:name="T283" style:family="text">
      <style:text-properties fo:language="hu" fo:country="HU" fo:font-weight="normal" officeooo:rsid="014b9533" style:font-weight-asian="normal" style:font-weight-complex="normal"/>
    </style:style>
    <style:style style:name="T284" style:family="text">
      <style:text-properties fo:language="hu" fo:country="HU" fo:font-weight="normal" officeooo:rsid="014cfb48" style:font-weight-asian="normal" style:font-weight-complex="normal"/>
    </style:style>
    <style:style style:name="T285" style:family="text">
      <style:text-properties fo:language="hu" fo:country="HU" fo:font-weight="normal" officeooo:rsid="016271ab" style:font-weight-asian="normal" style:font-weight-complex="normal"/>
    </style:style>
    <style:style style:name="T286" style:family="text">
      <style:text-properties fo:language="hu" fo:country="HU" fo:font-weight="normal" officeooo:rsid="01767cbc" style:font-weight-asian="normal" style:font-weight-complex="normal"/>
    </style:style>
    <style:style style:name="T287" style:family="text">
      <style:text-properties fo:language="hu" fo:country="HU" fo:font-weight="normal" officeooo:rsid="01782dee" style:font-weight-asian="normal" style:font-weight-complex="normal"/>
    </style:style>
    <style:style style:name="T288" style:family="text">
      <style:text-properties fo:language="hu" fo:country="HU" fo:font-weight="normal" officeooo:rsid="017ad7cc" style:font-weight-asian="normal" style:font-weight-complex="normal"/>
    </style:style>
    <style:style style:name="T289" style:family="text">
      <style:text-properties fo:language="hu" fo:country="HU" fo:font-weight="normal" officeooo:rsid="017cf3e4" style:font-weight-asian="normal" style:font-weight-complex="normal"/>
    </style:style>
    <style:style style:name="T290" style:family="text">
      <style:text-properties fo:language="hu" fo:country="HU" fo:font-weight="normal" officeooo:rsid="017e0761" style:font-weight-asian="normal" style:font-weight-complex="normal"/>
    </style:style>
    <style:style style:name="T291" style:family="text">
      <style:text-properties fo:language="hu" fo:country="HU" fo:font-weight="normal" officeooo:rsid="0181d5cb" style:font-weight-asian="normal" style:font-weight-complex="normal"/>
    </style:style>
    <style:style style:name="T292" style:family="text">
      <style:text-properties fo:language="hu" fo:country="HU" fo:font-weight="normal" officeooo:rsid="0183b229" style:font-weight-asian="normal" style:font-weight-complex="normal"/>
    </style:style>
    <style:style style:name="T293" style:family="text">
      <style:text-properties fo:language="hu" fo:country="HU" fo:font-weight="normal" officeooo:rsid="01850e7c" style:font-weight-asian="normal" style:font-weight-complex="normal"/>
    </style:style>
    <style:style style:name="T294" style:family="text">
      <style:text-properties fo:language="hu" fo:country="HU" fo:font-weight="normal" officeooo:rsid="018dab68" style:font-weight-asian="normal" style:font-weight-complex="normal"/>
    </style:style>
    <style:style style:name="T295" style:family="text">
      <style:text-properties fo:language="hu" fo:country="HU" fo:font-weight="normal" officeooo:rsid="018f4b0b" style:font-weight-asian="normal" style:font-weight-complex="normal"/>
    </style:style>
    <style:style style:name="T296" style:family="text">
      <style:text-properties fo:language="hu" fo:country="HU" officeooo:rsid="00f58be8"/>
    </style:style>
    <style:style style:name="T297" style:family="text">
      <style:text-properties fo:language="hu" fo:country="HU" officeooo:rsid="00f6a8ae"/>
    </style:style>
    <style:style style:name="T298" style:family="text">
      <style:text-properties fo:language="hu" fo:country="HU" officeooo:rsid="00f6c414"/>
    </style:style>
    <style:style style:name="T299" style:family="text">
      <style:text-properties fo:language="hu" fo:country="HU" officeooo:rsid="00f6f678"/>
    </style:style>
    <style:style style:name="T300" style:family="text">
      <style:text-properties fo:language="hu" fo:country="HU" officeooo:rsid="00f77df6"/>
    </style:style>
    <style:style style:name="T301" style:family="text">
      <style:text-properties fo:language="hu" fo:country="HU" officeooo:rsid="00f895c8"/>
    </style:style>
    <style:style style:name="T302" style:family="text">
      <style:text-properties fo:language="hu" fo:country="HU" officeooo:rsid="00f93cb5"/>
    </style:style>
    <style:style style:name="T303" style:family="text">
      <style:text-properties fo:language="hu" fo:country="HU" officeooo:rsid="00ffe83f"/>
    </style:style>
    <style:style style:name="T304" style:family="text">
      <style:text-properties fo:language="hu" fo:country="HU" officeooo:rsid="0101df38"/>
    </style:style>
    <style:style style:name="T305" style:family="text">
      <style:text-properties fo:language="hu" fo:country="HU" officeooo:rsid="010cdf4d"/>
    </style:style>
    <style:style style:name="T306" style:family="text">
      <style:text-properties fo:language="hu" fo:country="HU" officeooo:rsid="010f3297"/>
    </style:style>
    <style:style style:name="T307" style:family="text">
      <style:text-properties fo:language="hu" fo:country="HU" officeooo:rsid="010f8995"/>
    </style:style>
    <style:style style:name="T308" style:family="text">
      <style:text-properties fo:language="hu" fo:country="HU" officeooo:rsid="01109ea3"/>
    </style:style>
    <style:style style:name="T309" style:family="text">
      <style:text-properties fo:language="hu" fo:country="HU" officeooo:rsid="0112f972"/>
    </style:style>
    <style:style style:name="T310" style:family="text">
      <style:text-properties fo:language="hu" fo:country="HU" officeooo:rsid="0114be67"/>
    </style:style>
    <style:style style:name="T311" style:family="text">
      <style:text-properties fo:language="hu" fo:country="HU" officeooo:rsid="0115625f"/>
    </style:style>
    <style:style style:name="T312" style:family="text">
      <style:text-properties fo:language="hu" fo:country="HU" officeooo:rsid="0118cff1"/>
    </style:style>
    <style:style style:name="T313" style:family="text">
      <style:text-properties fo:language="hu" fo:country="HU" officeooo:rsid="011bde27"/>
    </style:style>
    <style:style style:name="T314" style:family="text">
      <style:text-properties fo:language="hu" fo:country="HU" officeooo:rsid="011c51c6"/>
    </style:style>
    <style:style style:name="T315" style:family="text">
      <style:text-properties fo:language="hu" fo:country="HU" officeooo:rsid="011d5d1e"/>
    </style:style>
    <style:style style:name="T316" style:family="text">
      <style:text-properties fo:language="hu" fo:country="HU" officeooo:rsid="011de411"/>
    </style:style>
    <style:style style:name="T317" style:family="text">
      <style:text-properties fo:language="hu" fo:country="HU" officeooo:rsid="011f5acf"/>
    </style:style>
    <style:style style:name="T318" style:family="text">
      <style:text-properties fo:language="hu" fo:country="HU" officeooo:rsid="01208cff"/>
    </style:style>
    <style:style style:name="T319" style:family="text">
      <style:text-properties fo:language="hu" fo:country="HU" officeooo:rsid="0121aa5d"/>
    </style:style>
    <style:style style:name="T320" style:family="text">
      <style:text-properties fo:language="hu" fo:country="HU" officeooo:rsid="0122be97"/>
    </style:style>
    <style:style style:name="T321" style:family="text">
      <style:text-properties fo:language="hu" fo:country="HU" officeooo:rsid="0125dae5"/>
    </style:style>
    <style:style style:name="T322" style:family="text">
      <style:text-properties fo:language="hu" fo:country="HU" officeooo:rsid="0127313f"/>
    </style:style>
    <style:style style:name="T323" style:family="text">
      <style:text-properties fo:language="hu" fo:country="HU" officeooo:rsid="0128eb34"/>
    </style:style>
    <style:style style:name="T324" style:family="text">
      <style:text-properties fo:language="hu" fo:country="HU" officeooo:rsid="01293d6e"/>
    </style:style>
    <style:style style:name="T325" style:family="text">
      <style:text-properties fo:language="hu" fo:country="HU" officeooo:rsid="01298060"/>
    </style:style>
    <style:style style:name="T326" style:family="text">
      <style:text-properties fo:language="hu" fo:country="HU" officeooo:rsid="0129df3e"/>
    </style:style>
    <style:style style:name="T327" style:family="text">
      <style:text-properties fo:language="hu" fo:country="HU" officeooo:rsid="012a1e6f"/>
    </style:style>
    <style:style style:name="T328" style:family="text">
      <style:text-properties fo:language="hu" fo:country="HU" officeooo:rsid="012b73d2"/>
    </style:style>
    <style:style style:name="T329" style:family="text">
      <style:text-properties fo:language="hu" fo:country="HU" officeooo:rsid="012bb5d5"/>
    </style:style>
    <style:style style:name="T330" style:family="text">
      <style:text-properties fo:language="hu" fo:country="HU" officeooo:rsid="012d3e66"/>
    </style:style>
    <style:style style:name="T331" style:family="text">
      <style:text-properties fo:language="hu" fo:country="HU" officeooo:rsid="012f2e95"/>
    </style:style>
    <style:style style:name="T332" style:family="text">
      <style:text-properties fo:language="hu" fo:country="HU" officeooo:rsid="01324a3f"/>
    </style:style>
    <style:style style:name="T333" style:family="text">
      <style:text-properties fo:language="hu" fo:country="HU" officeooo:rsid="013be7e5"/>
    </style:style>
    <style:style style:name="T334" style:family="text">
      <style:text-properties fo:language="hu" fo:country="HU" officeooo:rsid="0140c192"/>
    </style:style>
    <style:style style:name="T335" style:family="text">
      <style:text-properties fo:language="hu" fo:country="HU" officeooo:rsid="0142d5bc"/>
    </style:style>
    <style:style style:name="T336" style:family="text">
      <style:text-properties fo:language="hu" fo:country="HU" officeooo:rsid="0144bc38"/>
    </style:style>
    <style:style style:name="T337" style:family="text">
      <style:text-properties fo:language="hu" fo:country="HU" officeooo:rsid="014583df"/>
    </style:style>
    <style:style style:name="T338" style:family="text">
      <style:text-properties fo:language="hu" fo:country="HU" officeooo:rsid="01478337"/>
    </style:style>
    <style:style style:name="T339" style:family="text">
      <style:text-properties fo:language="hu" fo:country="HU" officeooo:rsid="0148b89e"/>
    </style:style>
    <style:style style:name="T340" style:family="text">
      <style:text-properties fo:language="hu" fo:country="HU" officeooo:rsid="0149d13c"/>
    </style:style>
    <style:style style:name="T341" style:family="text">
      <style:text-properties fo:language="hu" fo:country="HU" officeooo:rsid="014cfb48"/>
    </style:style>
    <style:style style:name="T342" style:family="text">
      <style:text-properties fo:language="hu" fo:country="HU" officeooo:rsid="014e4372"/>
    </style:style>
    <style:style style:name="T343" style:family="text">
      <style:text-properties fo:language="hu" fo:country="HU" officeooo:rsid="014faf84"/>
    </style:style>
    <style:style style:name="T344" style:family="text">
      <style:text-properties fo:language="hu" fo:country="HU" officeooo:rsid="01518a9d"/>
    </style:style>
    <style:style style:name="T345" style:family="text">
      <style:text-properties fo:language="hu" fo:country="HU" officeooo:rsid="0152e292"/>
    </style:style>
    <style:style style:name="T346" style:family="text">
      <style:text-properties fo:language="hu" fo:country="HU" officeooo:rsid="015464a2"/>
    </style:style>
    <style:style style:name="T347" style:family="text">
      <style:text-properties fo:language="hu" fo:country="HU" officeooo:rsid="0155efdd"/>
    </style:style>
    <style:style style:name="T348" style:family="text">
      <style:text-properties fo:language="hu" fo:country="HU" officeooo:rsid="00a6fddb"/>
    </style:style>
    <style:style style:name="T349" style:family="text">
      <style:text-properties fo:language="hu" fo:country="HU" officeooo:rsid="016271ab"/>
    </style:style>
    <style:style style:name="T350" style:family="text">
      <style:text-properties fo:language="hu" fo:country="HU" officeooo:rsid="0162f712"/>
    </style:style>
    <style:style style:name="T351" style:family="text">
      <style:text-properties fo:language="hu" fo:country="HU" officeooo:rsid="016465ea"/>
    </style:style>
    <style:style style:name="T352" style:family="text">
      <style:text-properties fo:language="hu" fo:country="HU" officeooo:rsid="016608a4"/>
    </style:style>
    <style:style style:name="T353" style:family="text">
      <style:text-properties fo:language="hu" fo:country="HU" officeooo:rsid="016698e4"/>
    </style:style>
    <style:style style:name="T354" style:family="text">
      <style:text-properties fo:language="hu" fo:country="HU" officeooo:rsid="01691109"/>
    </style:style>
    <style:style style:name="T355" style:family="text">
      <style:text-properties fo:language="hu" fo:country="HU" officeooo:rsid="0169edfa"/>
    </style:style>
    <style:style style:name="T356" style:family="text">
      <style:text-properties fo:language="hu" fo:country="HU" officeooo:rsid="016a0172"/>
    </style:style>
    <style:style style:name="T357" style:family="text">
      <style:text-properties fo:language="hu" fo:country="HU" officeooo:rsid="016adbd1"/>
    </style:style>
    <style:style style:name="T358" style:family="text">
      <style:text-properties fo:language="hu" fo:country="HU" officeooo:rsid="016bf4ae"/>
    </style:style>
    <style:style style:name="T359" style:family="text">
      <style:text-properties fo:language="hu" fo:country="HU" officeooo:rsid="016ceb39"/>
    </style:style>
    <style:style style:name="T360" style:family="text">
      <style:text-properties fo:language="hu" fo:country="HU" officeooo:rsid="01728053"/>
    </style:style>
    <style:style style:name="T361" style:family="text">
      <style:text-properties fo:language="hu" fo:country="HU" officeooo:rsid="0172eaac"/>
    </style:style>
    <style:style style:name="T362" style:family="text">
      <style:text-properties fo:language="hu" fo:country="HU" officeooo:rsid="01743f18"/>
    </style:style>
    <style:style style:name="T363" style:family="text">
      <style:text-properties fo:language="hu" fo:country="HU" officeooo:rsid="0175ce69"/>
    </style:style>
    <style:style style:name="T364" style:family="text">
      <style:text-properties fo:language="hu" fo:country="HU" officeooo:rsid="0175de10"/>
    </style:style>
    <style:style style:name="T365" style:family="text">
      <style:text-properties fo:language="hu" fo:country="HU" officeooo:rsid="01767cbc"/>
    </style:style>
    <style:style style:name="T366" style:family="text">
      <style:text-properties fo:language="hu" fo:country="HU" officeooo:rsid="0179657b"/>
    </style:style>
    <style:style style:name="T367" style:family="text">
      <style:text-properties fo:language="hu" fo:country="HU" officeooo:rsid="017ad7cc"/>
    </style:style>
    <style:style style:name="T368" style:family="text">
      <style:text-properties fo:language="hu" fo:country="HU" officeooo:rsid="0043ef86"/>
    </style:style>
    <style:style style:name="T369" style:family="text">
      <style:text-properties fo:language="hu" fo:country="HU" officeooo:rsid="0045ffa0"/>
    </style:style>
    <style:style style:name="T370" style:family="text">
      <style:text-properties fo:language="hu" fo:country="HU" officeooo:rsid="018c1ca9"/>
    </style:style>
    <style:style style:name="T371" style:family="text">
      <style:text-properties fo:language="hu" fo:country="HU" officeooo:rsid="019c2518"/>
    </style:style>
    <style:style style:name="T372" style:family="text">
      <style:text-properties fo:language="hu" fo:country="HU" officeooo:rsid="019e41f5"/>
    </style:style>
    <style:style style:name="T373" style:family="text">
      <style:text-properties fo:language="hu" fo:country="HU" officeooo:rsid="01a8549b" style:font-style-asian="normal" style:font-style-complex="normal"/>
    </style:style>
    <style:style style:name="T374" style:family="text">
      <style:text-properties fo:language="hu" fo:country="HU" officeooo:rsid="01a85ad6" style:font-style-asian="normal" style:font-style-complex="normal"/>
    </style:style>
    <style:style style:name="T375" style:family="text">
      <style:text-properties fo:language="hu" fo:country="HU" officeooo:rsid="020ae6c1"/>
    </style:style>
    <style:style style:name="T376" style:family="text">
      <style:text-properties officeooo:rsid="003a3a24"/>
    </style:style>
    <style:style style:name="T377" style:family="text">
      <style:text-properties fo:font-weight="normal" officeooo:rsid="003a3a24" style:font-weight-asian="normal" style:font-weight-complex="normal"/>
    </style:style>
    <style:style style:name="T378" style:family="text">
      <style:text-properties fo:font-weight="normal" officeooo:rsid="01889489" style:font-weight-asian="normal" style:font-weight-complex="normal"/>
    </style:style>
    <style:style style:name="T379" style:family="text">
      <style:text-properties fo:font-weight="normal" officeooo:rsid="01782dee" style:font-weight-asian="normal" style:font-weight-complex="normal"/>
    </style:style>
    <style:style style:name="T380" style:family="text">
      <style:text-properties officeooo:rsid="003bd289"/>
    </style:style>
    <style:style style:name="T381" style:family="text">
      <style:text-properties officeooo:rsid="003e55d5"/>
    </style:style>
    <style:style style:name="T382" style:family="text">
      <style:text-properties officeooo:rsid="003ea2f6"/>
    </style:style>
    <style:style style:name="T383" style:family="text">
      <style:text-properties officeooo:rsid="003fbd8c"/>
    </style:style>
    <style:style style:name="T384" style:family="text">
      <style:text-properties officeooo:rsid="00423088"/>
    </style:style>
    <style:style style:name="T385" style:family="text">
      <style:text-properties officeooo:rsid="0043ef86"/>
    </style:style>
    <style:style style:name="T386" style:family="text">
      <style:text-properties officeooo:rsid="0047e1f7"/>
    </style:style>
    <style:style style:name="T387" style:family="text">
      <style:text-properties officeooo:rsid="0047f754"/>
    </style:style>
    <style:style style:name="T388" style:family="text">
      <style:text-properties officeooo:rsid="00498f4b"/>
    </style:style>
    <style:style style:name="T389" style:family="text">
      <style:text-properties officeooo:rsid="004bfacb"/>
    </style:style>
    <style:style style:name="T390" style:family="text">
      <style:text-properties officeooo:rsid="004d2925"/>
    </style:style>
    <style:style style:name="T391" style:family="text">
      <style:text-properties officeooo:rsid="004d4f4e"/>
    </style:style>
    <style:style style:name="T392" style:family="text">
      <style:text-properties officeooo:rsid="0054e370"/>
    </style:style>
    <style:style style:name="T393" style:family="text">
      <style:text-properties officeooo:rsid="005f1281"/>
    </style:style>
    <style:style style:name="T394" style:family="text">
      <style:text-properties officeooo:rsid="00643b90"/>
    </style:style>
    <style:style style:name="T395" style:family="text">
      <style:text-properties style:font-name="Times New Roman" fo:font-size="12pt" fo:font-style="normal" style:font-size-asian="12pt" style:font-style-asian="normal" style:font-size-complex="12pt" style:font-style-complex="normal"/>
    </style:style>
    <style:style style:name="T396" style:family="text">
      <style:text-properties officeooo:rsid="0064ac6d"/>
    </style:style>
    <style:style style:name="T397" style:family="text">
      <style:text-properties officeooo:rsid="006ce462"/>
    </style:style>
    <style:style style:name="T398" style:family="text">
      <style:text-properties officeooo:rsid="00864535"/>
    </style:style>
    <style:style style:name="T399" style:family="text">
      <style:text-properties officeooo:rsid="00880011"/>
    </style:style>
    <style:style style:name="T400" style:family="text">
      <style:text-properties officeooo:rsid="0098eb6a"/>
    </style:style>
    <style:style style:name="T401" style:family="text">
      <style:text-properties officeooo:rsid="009a3146"/>
    </style:style>
    <style:style style:name="T402" style:family="text">
      <style:text-properties officeooo:rsid="009be328"/>
    </style:style>
    <style:style style:name="T403" style:family="text">
      <style:text-properties officeooo:rsid="009c9861"/>
    </style:style>
    <style:style style:name="T404" style:family="text">
      <style:text-properties officeooo:rsid="00a06808"/>
    </style:style>
    <style:style style:name="T405" style:family="text">
      <style:text-properties officeooo:rsid="00a133f3"/>
    </style:style>
    <style:style style:name="T406" style:family="text">
      <style:text-properties officeooo:rsid="00a3d16f"/>
    </style:style>
    <style:style style:name="T407" style:family="text">
      <style:text-properties officeooo:rsid="00a4e61f"/>
    </style:style>
    <style:style style:name="T408" style:family="text">
      <style:text-properties officeooo:rsid="00a57135"/>
    </style:style>
    <style:style style:name="T409" style:family="text">
      <style:text-properties officeooo:rsid="00a6fddb"/>
    </style:style>
    <style:style style:name="T410" style:family="text">
      <style:text-properties officeooo:rsid="00a86419"/>
    </style:style>
    <style:style style:name="T411" style:family="text">
      <style:text-properties officeooo:rsid="00a97232"/>
    </style:style>
    <style:style style:name="T412" style:family="text">
      <style:text-properties officeooo:rsid="00ab6994"/>
    </style:style>
    <style:style style:name="T413" style:family="text">
      <style:text-properties officeooo:rsid="00ac2e68"/>
    </style:style>
    <style:style style:name="T414" style:family="text">
      <style:text-properties officeooo:rsid="00acd9b6"/>
    </style:style>
    <style:style style:name="T415" style:family="text">
      <style:text-properties officeooo:rsid="00b06b04"/>
    </style:style>
    <style:style style:name="T416" style:family="text">
      <style:text-properties officeooo:rsid="00b1ec43"/>
    </style:style>
    <style:style style:name="T417" style:family="text">
      <style:text-properties officeooo:rsid="00b2915e"/>
    </style:style>
    <style:style style:name="T418" style:family="text">
      <style:text-properties officeooo:rsid="00b2cf33"/>
    </style:style>
    <style:style style:name="T419" style:family="text">
      <style:text-properties officeooo:rsid="00b4c99a"/>
    </style:style>
    <style:style style:name="T420" style:family="text">
      <style:text-properties officeooo:rsid="00b7b839"/>
    </style:style>
    <style:style style:name="T421" style:family="text">
      <style:text-properties officeooo:rsid="00b95a9a"/>
    </style:style>
    <style:style style:name="T422" style:family="text">
      <style:text-properties officeooo:rsid="00ba758e"/>
    </style:style>
    <style:style style:name="T423" style:family="text">
      <style:text-properties officeooo:rsid="00bb9f5b"/>
    </style:style>
    <style:style style:name="T424" style:family="text">
      <style:text-properties officeooo:rsid="00be34e0"/>
    </style:style>
    <style:style style:name="T425" style:family="text">
      <style:text-properties officeooo:rsid="00c8ebb2"/>
    </style:style>
    <style:style style:name="T426" style:family="text">
      <style:text-properties officeooo:rsid="011f5acf"/>
    </style:style>
    <style:style style:name="T427" style:family="text">
      <style:text-properties officeooo:rsid="0132d9ab"/>
    </style:style>
    <style:style style:name="T428" style:family="text">
      <style:text-properties officeooo:rsid="0133831b"/>
    </style:style>
    <style:style style:name="T429" style:family="text">
      <style:text-properties officeooo:rsid="013567e6"/>
    </style:style>
    <style:style style:name="T430" style:family="text">
      <style:text-properties officeooo:rsid="013579f5"/>
    </style:style>
    <style:style style:name="T431" style:family="text">
      <style:text-properties officeooo:rsid="0135ed9f"/>
    </style:style>
    <style:style style:name="T432" style:family="text">
      <style:text-properties officeooo:rsid="01386075"/>
    </style:style>
    <style:style style:name="T433" style:family="text">
      <style:text-properties officeooo:rsid="0140fed6"/>
    </style:style>
    <style:style style:name="T434" style:family="text">
      <style:text-properties officeooo:rsid="0142d5bc"/>
    </style:style>
    <style:style style:name="T435" style:family="text">
      <style:text-properties officeooo:rsid="014e4372"/>
    </style:style>
    <style:style style:name="T436" style:family="text">
      <style:text-properties officeooo:rsid="01782dee"/>
    </style:style>
    <style:style style:name="T437" style:family="text">
      <style:text-properties officeooo:rsid="017c28a6"/>
    </style:style>
    <style:style style:name="T438" style:family="text">
      <style:text-properties officeooo:rsid="01889489"/>
    </style:style>
    <style:style style:name="T439" style:family="text">
      <style:text-properties officeooo:rsid="019009ce"/>
    </style:style>
    <style:style style:name="T440" style:family="text">
      <style:text-properties officeooo:rsid="01904df1"/>
    </style:style>
    <style:style style:name="T441" style:family="text">
      <style:text-properties officeooo:rsid="0191af5c"/>
    </style:style>
    <style:style style:name="T442" style:family="text">
      <style:text-properties officeooo:rsid="0193d368"/>
    </style:style>
    <style:style style:name="T443" style:family="text">
      <style:text-properties officeooo:rsid="01943cad"/>
    </style:style>
    <style:style style:name="T444" style:family="text">
      <style:text-properties officeooo:rsid="0198037d"/>
    </style:style>
    <style:style style:name="T445" style:family="text">
      <style:text-properties officeooo:rsid="019dce9f"/>
    </style:style>
    <style:style style:name="T446" style:family="text">
      <style:text-properties officeooo:rsid="01a14c9b"/>
    </style:style>
    <style:style style:name="T447" style:family="text">
      <style:text-properties officeooo:rsid="01a33dee"/>
    </style:style>
    <style:style style:name="T448" style:family="text">
      <style:text-properties officeooo:rsid="01a50e5a"/>
    </style:style>
    <style:style style:name="T449" style:family="text">
      <style:text-properties officeooo:rsid="01a67f85"/>
    </style:style>
    <style:style style:name="T450" style:family="text">
      <style:text-properties officeooo:rsid="01d05b53"/>
    </style:style>
    <style:style style:name="T451" style:family="text">
      <style:text-properties officeooo:rsid="02005182"/>
    </style:style>
    <style:style style:name="T452" style:family="text">
      <style:text-properties officeooo:rsid="020101da"/>
    </style:style>
    <style:style style:name="T453" style:family="text">
      <style:text-properties officeooo:rsid="02024f1d"/>
    </style:style>
    <style:style style:name="T454" style:family="text">
      <style:text-properties officeooo:rsid="0203867f"/>
    </style:style>
    <style:style style:name="T455" style:family="text">
      <style:text-properties officeooo:rsid="020556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09_795774798"/><text:span text:style-name="T68">C++ programok modultesztelésének vizsgálata</text:span><text:bookmark-end text:name="__RefHeading__209_795774798"/></text:h>
      <text:p text:style-name="P184"><text:span text:style-name="T68"/></text:p>
      <text:table-of-content text:style-name="Sect1" text:protected="true" text:name="Table of Contents1">
        <text:table-of-content-source text:outline-level="10" text:use-outline-level="false" text:use-index-source-styles="true">
          <text:index-title-template text:style-name="Contents_20_Heading">Tartalomjegyzék</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222"><text:a xlink:type="simple" xlink:href="#__RefHeading__1026_2119201942" text:style-name="Index_20_Link" text:visited-style-name="Index_20_Link">TODOs<text:tab/>4</text:a></text:p>
          <text:p text:style-name="P222"><text:a xlink:type="simple" xlink:href="#__RefHeading__213_795774798" text:style-name="Index_20_Link" text:visited-style-name="Index_20_Link">Bevezetés<text:tab/>7</text:a></text:p>
          <text:p text:style-name="P223"><text:a xlink:type="simple" xlink:href="#__RefHeading__215_795774798" text:style-name="Index_20_Link" text:visited-style-name="Index_20_Link">Többszintű tesztelés<text:tab/>7</text:a></text:p>
          <text:p text:style-name="P224"><text:a xlink:type="simple" xlink:href="#__RefHeading__217_795774798" text:style-name="Index_20_Link" text:visited-style-name="Index_20_Link">System Specification<text:tab/>8</text:a></text:p>
          <text:p text:style-name="P224"><text:a xlink:type="simple" xlink:href="#__RefHeading__219_795774798" text:style-name="Index_20_Link" text:visited-style-name="Index_20_Link">Network Element Specification<text:tab/>8</text:a></text:p>
          <text:p text:style-name="P224"><text:a xlink:type="simple" xlink:href="#__RefHeading__221_795774798" text:style-name="Index_20_Link" text:visited-style-name="Index_20_Link">Implementation Specification<text:tab/>8</text:a></text:p>
          <text:p text:style-name="P224"><text:a xlink:type="simple" xlink:href="#__RefHeading__231_795774798" text:style-name="Index_20_Link" text:visited-style-name="Index_20_Link">System Test<text:tab/>8</text:a></text:p>
          <text:p text:style-name="P224"><text:a xlink:type="simple" xlink:href="#__RefHeading__233_795774798" text:style-name="Index_20_Link" text:visited-style-name="Index_20_Link">Network Element Test<text:tab/>8</text:a></text:p>
          <text:p text:style-name="P224"><text:a xlink:type="simple" xlink:href="#__RefHeading__235_795774798" text:style-name="Index_20_Link" text:visited-style-name="Index_20_Link">Moduletest<text:tab/>9</text:a></text:p>
          <text:p text:style-name="P224"><text:a xlink:type="simple" xlink:href="#__RefHeading__237_795774798" text:style-name="Index_20_Link" text:visited-style-name="Index_20_Link">Unittest<text:tab/>9</text:a></text:p>
          <text:p text:style-name="P222"><text:a xlink:type="simple" xlink:href="#__RefHeading__223_795774798" text:style-name="Index_20_Link" text:visited-style-name="Index_20_Link">A tesztelhető kód követelményei<text:tab/>11</text:a></text:p>
          <text:p text:style-name="P223"><text:a xlink:type="simple" xlink:href="#__RefHeading__711_2046454116" text:style-name="Index_20_Link" text:visited-style-name="Index_20_Link">Kódszervezés<text:tab/>11</text:a></text:p>
          <text:p text:style-name="P224"><text:a xlink:type="simple" xlink:href="#__RefHeading__713_2046454116" text:style-name="Index_20_Link" text:visited-style-name="Index_20_Link">Forditás és linkelés<text:tab/>11</text:a></text:p>
          <text:p text:style-name="P224"><text:a xlink:type="simple" xlink:href="#__RefHeading__715_2046454116" text:style-name="Index_20_Link" text:visited-style-name="Index_20_Link">Statikus library<text:tab/>12</text:a></text:p>
          <text:p text:style-name="P224"><text:a xlink:type="simple" xlink:href="#__RefHeading__717_2046454116" text:style-name="Index_20_Link" text:visited-style-name="Index_20_Link">Dinamikus library<text:tab/>12</text:a></text:p>
          <text:p text:style-name="P223"><text:a xlink:type="simple" xlink:href="#__RefHeading__719_2046454116" text:style-name="Index_20_Link" text:visited-style-name="Index_20_Link">Függvények, modulok mérete<text:tab/>12</text:a></text:p>
          <text:p text:style-name="P223"><text:a xlink:type="simple" xlink:href="#__RefHeading__895_1209401066" text:style-name="Index_20_Link" text:visited-style-name="Index_20_Link">A kód és a teszt kapcsolata<text:tab/>12</text:a></text:p>
          <text:p text:style-name="P223"><text:a xlink:type="simple" xlink:href="#__RefHeading__897_1209401066" text:style-name="Index_20_Link" text:visited-style-name="Index_20_Link">Konstruktor<text:tab/>13</text:a></text:p>
          <text:p text:style-name="P223"><text:a xlink:type="simple" xlink:href="#__RefHeading__899_1209401066" text:style-name="Index_20_Link" text:visited-style-name="Index_20_Link">UNITTEST makró<text:tab/>14</text:a></text:p>
          <text:p text:style-name="P223"><text:a xlink:type="simple" xlink:href="#__RefHeading__901_1209401066" text:style-name="Index_20_Link" text:visited-style-name="Index_20_Link">Kivételkezelés<text:tab/>14</text:a></text:p>
          <text:p text:style-name="P222"><text:a xlink:type="simple" xlink:href="#__RefHeading__225_795774798" text:style-name="Index_20_Link" text:visited-style-name="Index_20_Link">Objektumok hamisitása<text:tab/>15</text:a></text:p>
          <text:p text:style-name="P223"><text:a xlink:type="simple" xlink:href="#__RefHeading__1028_2119201942" text:style-name="Index_20_Link" text:visited-style-name="Index_20_Link">Példák<text:tab/>15</text:a></text:p>
          <text:p text:style-name="P223"><text:a xlink:type="simple" xlink:href="#__RefHeading__2173_266161830" text:style-name="Index_20_Link" text:visited-style-name="Index_20_Link">Az override kulcsszó<text:tab/>17</text:a></text:p>
          <text:p text:style-name="P223"><text:a xlink:type="simple" xlink:href="#__RefHeading__2175_266161830" text:style-name="Index_20_Link" text:visited-style-name="Index_20_Link">Saját objektum hamisitása<text:tab/>18</text:a></text:p>
          <text:p text:style-name="P224"><text:a xlink:type="simple" xlink:href="#__RefHeading__1262_2119201942" text:style-name="Index_20_Link" text:visited-style-name="Index_20_Link">Egyszerű öröklődés<text:tab/>18</text:a></text:p>
          <text:p text:style-name="P224"><text:a xlink:type="simple" xlink:href="#__RefHeading__1264_2119201942" text:style-name="Index_20_Link" text:visited-style-name="Index_20_Link">Öröklődés interfész deklarálással<text:tab/>18</text:a></text:p>
          <text:p text:style-name="P223"><text:a xlink:type="simple" xlink:href="#__RefHeading__1266_2119201942" text:style-name="Index_20_Link" text:visited-style-name="Index_20_Link">Külső objektum hamisitása<text:tab/>19</text:a></text:p>
          <text:p text:style-name="P224"><text:a xlink:type="simple" xlink:href="#__RefHeading__1268_2119201942" text:style-name="Index_20_Link" text:visited-style-name="Index_20_Link">LD_PRELOAD<text:tab/>23</text:a></text:p>
          <text:p text:style-name="P224"><text:a xlink:type="simple" xlink:href="#__RefHeading__2177_266161830" text:style-name="Index_20_Link" text:visited-style-name="Index_20_Link">Trükk: Szimbólumok betöltésének sorrendje<text:tab/>25</text:a></text:p>
          <text:p text:style-name="P223"><text:a xlink:type="simple" xlink:href="#__RefHeading__1248_2119201942" text:style-name="Index_20_Link" text:visited-style-name="Index_20_Link">Tipusok<text:tab/>28</text:a></text:p>
          <text:p text:style-name="P224"><text:a xlink:type="simple" xlink:href="#__RefHeading__1250_2119201942" text:style-name="Index_20_Link" text:visited-style-name="Index_20_Link">Dummy objektum<text:tab/>28</text:a></text:p>
          <text:p text:style-name="P224"><text:a xlink:type="simple" xlink:href="#__RefHeading__1252_2119201942" text:style-name="Index_20_Link" text:visited-style-name="Index_20_Link">Stub objektum<text:tab/>29</text:a></text:p>
          <text:p text:style-name="P224"><text:a xlink:type="simple" xlink:href="#__RefHeading__1254_2119201942" text:style-name="Index_20_Link" text:visited-style-name="Index_20_Link">Fake objektum<text:tab/>29</text:a></text:p>
          <text:p text:style-name="P224"><text:a xlink:type="simple" xlink:href="#__RefHeading__1256_2119201942" text:style-name="Index_20_Link" text:visited-style-name="Index_20_Link">Mock objektum<text:tab/>30</text:a></text:p>
          <text:p text:style-name="P224"><text:a xlink:type="simple" xlink:href="#__RefHeading__1258_2119201942" text:style-name="Index_20_Link" text:visited-style-name="Index_20_Link">Spy objektum<text:tab/>30</text:a></text:p>
          <text:p text:style-name="P222"><text:a xlink:type="simple" xlink:href="#__RefHeading__2956_169030380" text:style-name="Index_20_Link" text:visited-style-name="Index_20_Link">Keretrendszerek<text:tab/>31</text:a></text:p>
          <text:p text:style-name="P223"><text:a xlink:type="simple" xlink:href="#__RefHeading__2986_1724094670" text:style-name="Index_20_Link" text:visited-style-name="Index_20_Link">xUnit<text:tab/>31</text:a></text:p>
          <text:p text:style-name="P223"><text:a xlink:type="simple" xlink:href="#__RefHeading__3173_1856748091" text:style-name="Index_20_Link" text:visited-style-name="Index_20_Link">Példa<text:tab/>32</text:a></text:p>
          <text:p text:style-name="P223"><text:a xlink:type="simple" xlink:href="#__RefHeading__2988_1724094670" text:style-name="Index_20_Link" text:visited-style-name="Index_20_Link">Assertions<text:tab/>32</text:a></text:p>
          <text:p text:style-name="P223"><text:a xlink:type="simple" xlink:href="#__RefHeading__3175_1856748091" text:style-name="Index_20_Link" text:visited-style-name="Index_20_Link">Modulteszt vagy unitteszt<text:tab/>34</text:a></text:p>
          <text:p text:style-name="P224"><text:a xlink:type="simple" xlink:href="#__RefHeading__3177_1856748091" text:style-name="Index_20_Link" text:visited-style-name="Index_20_Link">Modulteszt<text:tab/>34</text:a></text:p>
          <text:p text:style-name="P224"><text:a xlink:type="simple" xlink:href="#__RefHeading__3179_1856748091" text:style-name="Index_20_Link" text:visited-style-name="Index_20_Link">Unitteszt<text:tab/>35</text:a></text:p>
          <text:p text:style-name="P223"><text:a xlink:type="simple" xlink:href="#__RefHeading__3181_1856748091" text:style-name="Index_20_Link" text:visited-style-name="Index_20_Link">Hamisitások használata<text:tab/>37</text:a></text:p>
          <text:p text:style-name="P223"><text:soft-page-break/><text:a xlink:type="simple" xlink:href="#__RefHeading__3183_1856748091" text:style-name="Index_20_Link" text:visited-style-name="Index_20_Link">Keretrendszerek összehasonlitása<text:tab/>38</text:a></text:p>
          <text:p text:style-name="P224"><text:a xlink:type="simple" xlink:href="#__RefHeading__3185_1856748091" text:style-name="Index_20_Link" text:visited-style-name="Index_20_Link">UnitTest++<text:tab/>38</text:a></text:p>
          <text:p text:style-name="P224"><text:a xlink:type="simple" xlink:href="#__RefHeading__3187_1856748091" text:style-name="Index_20_Link" text:visited-style-name="Index_20_Link">CppUnit<text:tab/>41</text:a></text:p>
          <text:p text:style-name="P224"><text:a xlink:type="simple" xlink:href="#__RefHeading__3189_1856748091" text:style-name="Index_20_Link" text:visited-style-name="Index_20_Link">Boost<text:tab/>41</text:a></text:p>
          <text:p text:style-name="P224"><text:a xlink:type="simple" xlink:href="#__RefHeading__3191_1856748091" text:style-name="Index_20_Link" text:visited-style-name="Index_20_Link">Google testing framework<text:tab/>41</text:a></text:p>
          <text:p text:style-name="P224"><text:a xlink:type="simple" xlink:href="#__RefHeading__3193_1856748091" text:style-name="Index_20_Link" text:visited-style-name="Index_20_Link">CxxTest<text:tab/>41</text:a></text:p>
          <text:p text:style-name="P222"><text:a xlink:type="simple" xlink:href="#__RefHeading__2958_169030380" text:style-name="Index_20_Link" text:visited-style-name="Index_20_Link">TDD, BDD(?)<text:tab/>42</text:a></text:p>
          <text:p text:style-name="P222"><text:a xlink:type="simple" xlink:href="#__RefHeading__257_795774798" text:style-name="Index_20_Link" text:visited-style-name="Index_20_Link">Minőséget erősitő egyéb eszközök<text:tab/>43</text:a></text:p>
          <text:p text:style-name="P222"><text:a xlink:type="simple" xlink:href="#__RefHeading__229_795774798" text:style-name="Index_20_Link" text:visited-style-name="Index_20_Link">Continuous Integration<text:tab/>44</text:a></text:p>
          <text:p text:style-name="P222"><text:a xlink:type="simple" xlink:href="#__RefHeading__721_2046454116" text:style-name="Index_20_Link" text:visited-style-name="Index_20_Link">Irodalomjegyzék<text:tab/>45</text:a></text:p>
        </text:index-body>
      </text:table-of-content>
      <text:p text:style-name="P2"/>
      <text:h text:style-name="P185" text:outline-level="2"><text:bookmark-start text:name="__RefHeading__1026_2119201942"/><text:span text:style-name="T247">T</text:span><text:span text:style-name="T248">ODOs</text:span><text:bookmark-end text:name="__RefHeading__1026_2119201942"/></text:h>
      <text:list xml:id="list742947821" text:style-name="L1">
        <text:list-item>
          <text:p text:style-name="P93"><text:s/>i-betűs szavak</text:p>
        </text:list-item>
        <text:list-item>
          <text:p text:style-name="P94"><text:span text:style-name="T392">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392">http://www.inf.elte.hu/karunkrol/szervezet/dekanihivatal/to/szigorlat_nagyprogram_zarovizsga/Documents/progterv_diploma.pdf</text:span></text:a></text:p>
        </text:list-item>
        <text:list-item>
          <text:p text:style-name="P97">röviditések<text:span text:style-name="T391">et irni a doksi elejere, ha kellenek</text:span></text:p>
        </text:list-item>
        <text:list-item>
          <text:p text:style-name="P99">Helyesiras ellenorzo!!!</text:p>
        </text:list-item>
        <text:list-item>
          <text:p text:style-name="P100">kiboviteni a doksit az angol elnevezésekkel is, elég hülyén néznek ki ezek a forditasok.</text:p>
        </text:list-item>
        <text:list-item>
          <text:p text:style-name="P100">SUT (system under test) használható, vagy maradjon inkább a „tesztelendő objektum”?</text:p>
        </text:list-item>
        <text:list-item>
          <text:p text:style-name="P101">DOC (depended-on component) az „együttműködési objectum” helyett?</text:p>
        </text:list-item>
        <text:list-item>
          <text:p text:style-name="P102"><text:span text:style-name="T15">tesztelesi lepesek: </text:span><text:span text:style-name="T16">unit, </text:span><text:span text:style-name="T15">modul, feature</text:span></text:p>
        </text:list-item>
        <text:list-item>
          <text:p text:style-name="P103">tdd</text:p>
        </text:list-item>
        <text:list-item>
          <text:p text:style-name="P95"><text:span text:style-name="T238">google mock megnézése ha lesz még rá idő, </text:span><text:a xlink:type="simple" xlink:href="https://code.google.com/p/googlemock/"><text:span text:style-name="T398">https://code.google.com/p/googlemock/</text:span></text:a></text:p>
        </text:list-item>
        <text:list-item>
          <text:p text:style-name="P96"><text:a xlink:type="simple" xlink:href="http://c2.com/cgi/wiki?StandardDefinitionOfUnitTest"><text:span text:style-name="T69">http://c2.com/cgi/wiki?StandardDefinitionOfUnitTest</text:span></text:a><text:span text:style-name="T69"> </text:span><text:a xlink:type="simple" xlink:href="http://jamesmccaffrey.wordpress.com/2008/08/29/the-difference-between-unit-testing-and-module-testing/"><text:span text:style-name="T69">http://jamesmccaffrey.wordpress.com/2008/08/29/the-difference-between-unit-testing-and-module-testing/</text:span></text:a></text:p>
        </text:list-item>
        <text:list-item>
          <text:p text:style-name="P104">- miert tesztelunk → bizonyitjuk a kod helyesseget</text:p>
        </text:list-item>
        <text:list-item>
          <text:p text:style-name="P104">- performance?</text:p>
        </text:list-item>
        <text:list-item>
          <text:p text:style-name="P98">- kodminoseg <text:span text:style-name="T399">jellemzői?</text:span></text:p>
        </text:list-item>
        <text:list-item>
          <text:p text:style-name="P98"><text:span text:style-name="T14">- Tudom, TODO-ban: van, de azert ezt keruljuk elore is: "Teszt: bizonyitjuk a kod helyesseget" -&gt; Teszt: bizonyitjuk, hogy a kod nem helytelen; tudod, elte prog-mat :-D</text:span><text:span text:style-name="T399"><text:line-break/><text:line-break/></text:span><text:span text:style-name="T14">- "A dolgozatomat javarészt a saját tapasztalataim alapján irtam" (valahogy finoman jelezni kellene, </text:span><text:soft-page-break/><text:span text:style-name="T14">hogy sokeves ipari tapasztalat all mogotted, nem csak egy ELTE nagyprogram a tapasztalat...)</text:span><text:span text:style-name="T399"><text:line-break/><text:line-break/></text:span><text:span text:style-name="T14">- "Ez viszont kizárja annak lehetőségét, hogy a teszt a kódból leforditott futtathatóállományt tesztelje közvetlenül." -&gt; Ezt ovatosabban fogalmaznam meg, hiszen egy cstdlib-es system fuggvenyhivassal meghivhatnad, elindithatnad a futtathatot.</text:span><text:span text:style-name="T399"><text:line-break/><text:line-break/></text:span><text:span text:style-name="T14">- "bizonyos osztályok hamisitását lehetetlenné teszi" -&gt; a mock-ra gondolsz, de elotte ird le a hamisitast, mert ez igy tesztelesnel eleg felreertheto, hogy miert akarsz barmit meghamisitani...</text:span></text:p>
        </text:list-item>
        <text:list-item>
          <text:p text:style-name="P105">A hamisitásnál előbb kellene lennie a saját-, külső objektum hamisitásának, mint a tipusoknak. Igy jobban néznének ki a példák, mert már tudná az olvasó, h mi a technika.</text:p>
        </text:list-item>
        <text:list-item>
          <text:p text:style-name="P106"><text:span text:style-name="T430">Ezt a magyarositast, illetve origin angol elnevezéseket egységessé tenni. Pl: dinamikus függvénykönyvtár, shared obj</text:span><text:span text:style-name="T431">ect.</text:span></text:p>
        </text:list-item>
        <text:list-item>
          <text:p text:style-name="P107">Kodreszletek commentjei: angol v. magyar? De csak egy legyen.</text:p>
        </text:list-item>
        <text:list-item>
          <text:p text:style-name="P107"><text:span text:style-name="T13">-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3">- 14. oldalon: "Profibb környezetben" -&gt; Professzionalisabb</text:span><text:line-break/><text:line-break/><text:span text:style-name="T13">- 10. oldalon:</text:span><text:line-break/><text:span text:style-name="T13">"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3">En ertem hogy mit akarsz leirni, de mas nem biztos, hogy ezt egybol atlatja. Kicsit at tudod fogalmazni, hogy konnyebben ertheto legyen?</text:span><text:line-break/><text:line-break/><text:span text:style-name="T13">- 16. oldalon Öröklődés interfész deklarálással</text:span><text:line-break/><text:line-break/><text:span text:style-name="T13">Nem lehetne template-ekkel helyettesíteni az interface-eket?</text:span><text:line-break/><text:line-break/><text:span text:style-name="T13">- 18. oldalon kodreszletnel: megjegyeznem, hogy chrono es thread is C++11 feature.</text:span><text:line-break/><text:line-break/><text:soft-page-break/><text:span text:style-name="T13">- LD_PRELOAD helyett milyen megkozelites van Windows-on? (Ha nem tudod, nem erdekel, nem akarsz utananezni, nem gond, csak valahogy varrjuk el a szalat, nehogy valaki belekothessen.)</text:span></text:p>
        </text:list-item>
        <text:list-item>
          <text:p text:style-name="P133">fájl vs file</text:p>
        </text:list-item>
        <text:list-item>
          <text:p text:style-name="P133">Egy tartalmi eszrevetel: "a refaktorálás már egy tesztelt kódon fog történni".<text:line-break/>- Garantalja-e valami egy refaktoralas utan sem fail el a teszt (pl. csak specifikus refactoring tool hasznalhato). Szabad-e a kezi refaktoralas?</text:p>
        </text:list-item>
      </text:list>
      <text:h text:style-name="P186" text:outline-level="2"><text:bookmark-start text:name="__RefHeading__213_795774798"/><text:span text:style-name="T2">Beve</text:span><text:span text:style-name="T3">zeté</text:span><text:span text:style-name="T16">s</text:span><text:bookmark-end text:name="__RefHeading__213_795774798"/></text:h>
      <text:p text:style-name="P11"><text:span text:style-name="T16">A </text:span><text:span text:style-name="T17">szoftver</text:span><text:span text:style-name="T16">tesztelés </text:span><text:span text:style-name="T17">egy szoftverfejlesztési</text:span><text:span text:style-name="T16"> projekt különböző fázisai során, más és más háttérismeretekkel rendelkező szoftvermérnökök által vég</text:span><text:span text:style-name="T17">zett tevékenység, melynek célja az adott szoftver megfelelő minőségének biztositása.</text:span></text:p>
      <text:p text:style-name="P11"><text:span text:style-name="T17">A megfelelő minőség alatt a következő </text:span><text:span text:style-name="T18">általános feltételeket</text:span><text:span text:style-name="T17"> értem:</text:span></text:p>
      <text:list xml:id="list43477016" text:style-name="L2">
        <text:list-item>
          <text:p text:style-name="P108"><text:span text:style-name="T18">A</text:span><text:span text:style-name="T17"> </text:span><text:span text:style-name="T26">rendszer</text:span><text:span text:style-name="T17"> funkcionálisan jól működik, a</text:span><text:span text:style-name="T18">z</text:span><text:span text:style-name="T17"> </text:span><text:span text:style-name="T18">előre </text:span><text:span text:style-name="T17">leirt </text:span><text:span text:style-name="T18">módon viselkedik.</text:span></text:p>
        </text:list-item>
        <text:list-item>
          <text:p text:style-name="P109">Megfelel az előre definiált teljesitménykövetelményeknek.</text:p>
        </text:list-item>
        <text:list-item>
          <text:p text:style-name="P109">Megfelel az előre definiált stabilitáskövetelményeknek.</text:p>
        </text:list-item>
      </text:list>
      <text:p text:style-name="P12">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209" text:outline-level="3"><text:bookmark-start text:name="__RefHeading__215_795774798"/>Többszintű tesztelés<text:bookmark-end text:name="__RefHeading__215_795774798"/></text:h>
      <text:p text:style-name="P13"><text:span text:style-name="T19">A többszintű tesztel</text:span><text:span text:style-name="T26">és</text:span><text:span text:style-name="T19"> </text:span><text:span text:style-name="T26">cégenként, piaci területenként teljesen különböző lehet, igy</text:span><text:span text:style-name="T19"> bemutatásához egy </text:span><text:span text:style-name="T26">speciális és</text:span><text:span text:style-name="T19"> egyszerű</text:span><text:span text:style-name="T26">sitett</text:span><text:span text:style-name="T19"> példát </text:span><text:span text:style-name="T26">hoznék</text:span><text:span text:style-name="T19">: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9">specifikációk születnek </text:span><text:span text:style-name="T21">az új funkcionalitáshoz</text:span><text:span text:style-name="T19">:</text:span></text:p>
      <text:list xml:id="list58309993" text:style-name="L3">
        <text:list-item>
          <text:p text:style-name="P110"><text:span text:style-name="T1">System</text:span><text:span text:style-name="T19"> </text:span><text:span text:style-name="T21">S</text:span><text:span text:style-name="T19">pecification: </text:span><text:span text:style-name="T20">A teljes rendszer működési követelményeit irja le </text:span><text:span text:style-name="T24">a rendszer végpontjainak szemszögéből.</text:span></text:p>
        </text:list-item>
        <text:list-item>
          <text:p text:style-name="P111"><text:span text:style-name="T19">Network Element </text:span><text:span text:style-name="T21">S</text:span><text:span text:style-name="T19">pecification: </text:span><text:span text:style-name="T21">Adott</text:span><text:span text:style-name="T20"> hálózati elemmel kapcsolatos </text:span><text:span text:style-name="T23">új</text:span><text:span text:style-name="T20"> követelményeket </text:span><text:span text:style-name="T21">tartalmazza</text:span><text:span text:style-name="T20">.</text:span></text:p>
        </text:list-item>
        <text:list-item>
          <text:p text:style-name="P111"><text:span text:style-name="T19">Imple</text:span><text:span text:style-name="T20">me</text:span><text:span text:style-name="T19">ntation </text:span><text:span text:style-name="T21">S</text:span><text:span text:style-name="T19">pecification: </text:span><text:span text:style-name="T21">Adott hálózati elemmel kapcsolatos fejlesztési munkákat </text:span><text:span text:style-name="T23">irja le</text:span><text:span text:style-name="T21">.</text:span></text:p>
        </text:list-item>
      </text:list>
      <text:h text:style-name="P194" text:outline-level="4"><text:bookmark-start text:name="__RefHeading__217_795774798"/><text:soft-page-break/><text:span text:style-name="T1">System</text:span><text:span text:style-name="T24"> Specification</text:span><text:bookmark-end text:name="__RefHeading__217_795774798"/></text:h>
      <text:p text:style-name="P14"><text:span text:style-name="T24">Ez a dokumentáció irja le az új funcionalitás követelményeit a végpontok szempontjából. Itt kell </text:span><text:span text:style-name="T24">definiálni, hogy a rendszer részét nem képező entitások különböző </text:span><text:span text:style-name="T25">akcióira a rendszernek mint egésznek hogyan kell viselkednie, milyen reakciót kell végrehajtania.</text:span></text:p>
      <text:h text:style-name="P195" text:outline-level="4"><text:bookmark-start text:name="__RefHeading__219_795774798"/>Network Element Specification<text:bookmark-end text:name="__RefHeading__219_795774798"/></text:h>
      <text:p text:style-name="P15">Ez a dokumentáció tartalmazza az adott hálózati elemmel szemben nyújtott új követelmények leirását:</text:p>
      <text:list xml:id="list814459943" text:style-name="L4">
        <text:list-item>
          <text:p text:style-name="P112">A szomszédos hálózati elemekkel való kommunikációt megvalósitó protokoll változásai.</text:p>
        </text:list-item>
        <text:list-item>
          <text:p text:style-name="P112">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196" text:outline-level="4"><text:bookmark-start text:name="__RefHeading__221_795774798"/>Implementation Specification<text:bookmark-end text:name="__RefHeading__221_795774798"/></text:h>
      <text:p text:style-name="P16">Az implementációs specifikációban kerülnek részletezésre az adott hálózati elemmel kapcsolatos változtatások. Ez a dokumentáció</text:p>
      <text:list xml:id="list790822343" text:style-name="L5">
        <text:list-item>
          <text:p text:style-name="P113"><text:span text:style-name="T22">tartalmazza, hogy mely </text:span><text:span text:style-name="T23">programok mely </text:span><text:span text:style-name="T22">modul</text:span><text:span text:style-name="T23">jainak</text:span><text:span text:style-name="T22"> viselkedését kell megváltoztatni a hálózati elemen belül, </text:span><text:span text:style-name="T23">és</text:span></text:p>
        </text:list-item>
        <text:list-item>
          <text:p text:style-name="P113"><text:span text:style-name="T22">irja le a modulok új viselkedés</text:span><text:span text:style-name="T23">i</text:span><text:span text:style-name="T22"> szabályait.</text:span></text:p>
        </text:list-item>
      </text:list>
      <text:p text:style-name="P17"><text:span text:style-name="T25">Ezen dokumentációk </text:span><text:span text:style-name="T27">és folyamat </text:span><text:span text:style-name="T25">alapján a következő teszttipusok vezethetőek be:</text:span></text:p>
      <text:h text:style-name="P193" text:outline-level="4"><text:bookmark-start text:name="__RefHeading__231_795774798"/><text:span text:style-name="T1">System</text:span><text:span text:style-name="T25"> Test</text:span><text:bookmark-end text:name="__RefHeading__231_795774798"/></text:h>
      <text:p text:style-name="P17"><text:span text:style-name="T25">Az egész rendszer tesztelése a külső entitás vezérletével. Ezen tesztek során egyetlen hálózati elemet sem </text:span><text:span text:style-name="T26">szimulál</text:span><text:span text:style-name="T25"> a tesztelő. </text:span><text:span text:style-name="T26">A tesztet végző mérnöknek nem kell ismernie az alacsonyabb szinteken, egyes hálózati elemekhez specifikált változásokat.</text:span></text:p>
      <text:h text:style-name="P198" text:outline-level="4"><text:bookmark-start text:name="__RefHeading__233_795774798"/>Network Element Test<text:bookmark-end text:name="__RefHeading__233_795774798"/></text:h>
      <text:p text:style-name="P2"><text:span text:style-name="T25">Az adott hálózati elem tesztelése a külső kapcsolatai, vagy <text:s/>belső eseményei által vezérelve. Ezen </text:span><text:soft-page-break/><text:span text:style-name="T25">tesztek csak és kizárólag az adott hálózati elemre vonatko</text:span><text:span text:style-name="T26">z</text:span><text:span text:style-name="T25">nak, igy a vele szomsz</text:span><text:span text:style-name="T26">é</text:span><text:span text:style-name="T25">dos </text:span><text:span text:style-name="T26">hálózati</text:span><text:span text:style-name="T25"> </text:span><text:span text:style-name="T26">elemeket szimulálni kell. Mivel itt már nincs külső entitás, a tesztelés ezen a szinten már </text:span><text:span text:style-name="T26">automatizálható. A tesztelést végző mérnöknek nem kell ismernie se a teljes rendszer működését, se az adott hál</text:span><text:span text:style-name="T27">ó</text:span><text:span text:style-name="T26">zati elem belső</text:span><text:span text:style-name="T27"> </text:span><text:span text:style-name="T26">működését.</text:span></text:p>
      <text:h text:style-name="P197" text:outline-level="4"><text:bookmark-start text:name="__RefHeading__235_795774798"/>Moduletest<text:bookmark-end text:name="__RefHeading__235_795774798"/></text:h>
      <text:p text:style-name="P18"><text:span text:style-name="T27">Adott hálózati elemen belüli adott modul tesztelése. </text:span><text:span text:style-name="T27">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9">Todo kesobb megemliteni, hogy ezt a fejleszto is vegezheti TDD-ben.</text:span></text:p>
      <text:h text:style-name="P199" text:outline-level="4"><text:bookmark-start text:name="__RefHeading__237_795774798"/>Unittest<text:bookmark-end text:name="__RefHeading__237_795774798"/></text:h>
      <text:p text:style-name="P88"><text:span text:style-name="T27">Unittesztnek nevezzük a kód azon részének tesztelését, mely rész már tovább nem bontható. </text:span><text:span text:style-name="T1">Ez lehet egy osztály, de akár csak egy függvény is. Itt a tesztelő </text:span><text:span text:style-name="T36">TODO altalaban </text:span><text:span text:style-name="T1">megegyezik a kódot iró fejlesztővel, valamint a tesztelés párhuzamosan zajlik a fejlesztéssel.</text:span></text:p>
      <text:p text:style-name="P19"><text:span text:style-name="T1">Dolgozatomban </text:span><text:span text:style-name="T41">Linux operációs rendszer </text:span><text:span text:style-name="T43">alatt, </text:span><text:span text:style-name="T41">C++ </text:span><text:span text:style-name="T43">nyelven irt </text:span><text:span text:style-name="T41">kódhoz tartozó</text:span><text:span text:style-name="T1"> modul-, illetve unitteszttel kapcsolatos elveket, technikákat, eszközöket fogom bemutatni. </text:span><text:span text:style-name="T42">Mivel ezen elvek, technikák és eszközök mind a modultesztre, mind a unittesztre alkamazható</text:span><text:span text:style-name="T43">a</text:span><text:span text:style-name="T42">k, a továbbiakban a tesztelés kifejezés alatt mind a modultesztelést, mind a unittesztelést fogom érteni. Ahol </text:span><text:span text:style-name="T43">számit különbség, ott külön fogom jelezni, hogy melyikről van szó.</text:span></text:p>
      <text:p text:style-name="P19"><text:span text:style-name="T44">A tesztelés nem egzakt tudomány, igy különböző szoftvermérnökö</text:span><text:span text:style-name="T44">k más és más elveket követhetnek, melyek akár egymással ellent is mondhatnak. A dolgozatomat javarészt a saját tapasztalataim alapján irtam, igy előfordulhat, hogy egyes szakirodalmak pont az ellenkezőjét állitják az itt leirtaknak.</text:span></text:p>
      <text:p text:style-name="P20"><text:span text:style-name="T47">Bár jómagam a tesztelést a feljesztés részének tekintem, a tov</text:span><text:span text:style-name="T46">ábbiakban </text:span><text:span text:style-name="T47">mégis </text:span><text:span text:style-name="T46">különbséget </text:span><text:span text:style-name="T47">fogok tenni közöttük és ezzel pár fogalmat rögzitek is:</text:span></text:p>
      <text:list xml:id="list1543383091" text:style-name="L6">
        <text:list-item>
          <text:p text:style-name="P114">Kód: a projekt célkitűzéseit megvalósitó programkód.</text:p>
        </text:list-item>
        <text:list-item>
          <text:p text:style-name="P114"><text:soft-page-break/>Fejlesztés: a kód előállitásának folyamata.</text:p>
        </text:list-item>
        <text:list-item>
          <text:p text:style-name="P114">Teszt: a kódot tesztelő programkód.</text:p>
        </text:list-item>
        <text:list-item>
          <text:p text:style-name="P114">Tesztelés: a teszt megirása, futtatása, kiértékelése.</text:p>
        </text:list-item>
      </text:list>
      <text:p text:style-name="P21">Todo: kesobb ellenorizni, hogy ide kell-e meg irni valamit, v torolni kell-e esetleg valamit.</text:p>
      <text:h text:style-name="P187" text:outline-level="2"><text:bookmark-start text:name="__RefHeading__223_795774798"/>A tesztelhető kód követelményei<text:bookmark-end text:name="__RefHeading__223_795774798"/></text:h>
      <text:p text:style-name="P19"><text:span text:style-name="T44">Mivel a tesztelés jelentősen megnöveli a fejlesztési időt, fokozottan kell figy</text:span><text:span text:style-name="T45">e</text:span><text:span text:style-name="T44">lni arra, hogy tesztelhető kódot irjunk. Nincs tesztelhetetlen kód, de sok időt, energiát megspórolhatunk azzal, hogy a tesztelő keze alá dolgozunk. Mivel </text:span><text:span text:style-name="T45">a </text:span><text:span text:style-name="T44">unitteszt</text:span><text:span text:style-name="T45">et maga a fejlesztő irja, saját magunknak segitünk azzal, ha az itt leirt elveket betartjuk.</text:span></text:p>
      <text:p text:style-name="P3">Általános elvként megfogalmazhatjuk, <text:span text:style-name="T396">hogy fejlesztés közben végig járjon a fejünkben: „Hogy fogom én ezt letesztelni?”</text:span></text:p>
      <text:p text:style-name="P3">A lista nyilvánvalóan nem lehet teljes, de megpróbáltam a legfontosabb pontokat összegyűjteni.</text:p>
      <text:p text:style-name="P3"><text:span text:style-name="T32">Todo elolvasni: </text:span><text:a xlink:type="simple" xlink:href="http://programmers.stackexchange.com/questions/153410/what-are-the-design-principles-that-promote-testable-code-designing-testable-c"><text:span text:style-name="T28">http://programmers.stackexchange.com/questions/153410/what-are-the-design-principles-that-promote-testable-code-designing-testable-c</text:span></text:a></text:p>
      <text:p text:style-name="P4"><text:a xlink:type="simple" xlink:href="http://misko.hevery.com/attachments/Guide-Writing%20Testable%20Code.pdf"><text:span text:style-name="T33">http://misko.hevery.com/attachments/Guide-Writing%20Testable%20Code.pdf</text:span></text:a><text:span text:style-name="T4">,</text:span></text:p>
      <text:h text:style-name="P210" text:outline-level="3"><text:bookmark-start text:name="__RefHeading__711_2046454116"/>Kódszervezés<text:bookmark-end text:name="__RefHeading__711_2046454116"/></text:h>
      <text:p text:style-name="P26"><text:span text:style-name="T45">A </text:span><text:span text:style-name="T46">programot bontsuk modulokra. Mindig legyen tiszta az adott modul feladata, felelősségi köre, és ezen pontok szerint a modul legyen zárt. Ez </text:span><text:span text:style-name="T48">nyilván olyan alapelv, amelyet talán megemliteni is felesleges, de tesztelés szempontjából mégis kiemelt jelentőségű. Később látható lesz, hogy a teszt külön futtatható állománnyá fog lefordulni, </text:span><text:span text:style-name="T62">és m</text:span><text:span text:style-name="T48">int minden futtathat</text:span><text:span text:style-name="T59">ó</text:span><text:span text:style-name="T48"> állománynak, ennek is lesz egy </text:span><text:span text:style-name="T49">_start </text:span><text:span text:style-name="T48">szimbóluma, </text:span><text:span text:style-name="T58">a</text:span><text:span text:style-name="T48">mely meghivásával az operációs rendszer elinditja a programot </text:span><text:span text:style-name="T59">[</text:span><text:span text:style-name="T37">todo </text:span><text:span text:style-name="T5">How main() is executed on Linux</text:span><text:span text:style-name="T37">].</text:span><text:span text:style-name="T59"> </text:span><text:span text:style-name="T62">Ez viszont kizárja annak lehetőségét, hogy a teszt a kódból leforditott futtatható állományt tesztelje közvetlenül. Három megoldás is kinálkozik erre a problémára, de szép és hasznos megoldást csak az egyik fog nyújtani. </text:span><text:span text:style-name="T30">Todo ellenőrizni, hogy a statikus linkelesnel tenyleg nem lehet a szimbolumbetoltessel jatszani.</text:span></text:p>
      <text:h text:style-name="P200" text:outline-level="4"><text:bookmark-start text:name="__RefHeading__713_2046454116"/>Forditás és linkelés<text:bookmark-end text:name="__RefHeading__713_2046454116"/></text:h>
      <text:p text:style-name="P27"><text:span text:style-name="T62">Tegyük fel, hogy a projektünk csak két f</text:span><text:span text:style-name="T63">ájl</text:span><text:span text:style-name="T62">ból áll: main.cpp, calculate.cpp. A legegyszerűbb módja a futtatható állomány előállitásának, ha egy lépésben forditunk és linkelünk. Ezzel viszont pont a </text:span><text:soft-page-break/><text:span text:style-name="T62">fentebb me</text:span><text:span text:style-name="T428">g</text:span><text:span text:style-name="T62">fogalmazott problém</text:span><text:span text:style-name="T429">á</text:span><text:span text:style-name="T62">ba fogunk belefutni. Ehelyett külön lépésként forditsunk és linkeljünk. </text:span><text:span text:style-name="T63">Ekkor a forditás során létrejönnek az object file-ok, amelyeket már a tesztünkhöz is hozzálinkelhetünk. Ennek a megoldásnak hátránya, hogy bizonyos osztályok hamisitását lehetetlenné teszi. </text:span><text:span text:style-name="T60">Todo Ezt azért ellenorizni. LD_PRELOAD-dal se lehet? </text:span><text:span text:style-name="T61">Ha tenyleg nem megoldhato, akkor ezt meg kell emliteni majd a stubolasnal is.</text:span></text:p>
      <text:h text:style-name="P193" text:outline-level="4"><text:bookmark-start text:name="__RefHeading__715_2046454116"/><text:span text:style-name="T63">Statikus </text:span><text:span text:style-name="T66">library</text:span><text:bookmark-end text:name="__RefHeading__715_2046454116"/></text:h>
      <text:p text:style-name="P28"><text:span text:style-name="T63">Az előbb leirt módszert finomithatjuk azzal, hogy az object fájlokból statikus library-t hozunk létre, így minden modul egy statikus library-val fog megeggyezni. Ezt </text:span><text:span text:style-name="T64">a </text:span><text:span text:style-name="T63">statikus library-t linkeljük majd hozzá a teszthez. E</text:span><text:span text:style-name="T65">z</text:span><text:span text:style-name="T63"> a megoldás </text:span><text:span text:style-name="T65">is örökli az előző megoldás</text:span><text:span text:style-name="T63"> problémáj</text:span><text:span text:style-name="T65">át</text:span><text:span text:style-name="T63">: bizonyos osztályok hamisitását lehetetlenné teszi. </text:span><text:span text:style-name="T31">Todo: ellenőrizni.</text:span></text:p>
      <text:h text:style-name="P193" text:outline-level="4"><text:bookmark-start text:name="__RefHeading__717_2046454116"/><text:span text:style-name="T63">Dinamikus </text:span><text:span text:style-name="T66">library</text:span><text:bookmark-end text:name="__RefHeading__717_2046454116"/></text:h>
      <text:p text:style-name="P29"><text:span text:style-name="T66">A legszebb megoldás, ha az object file-okból shared object-et csinálunk. Ekkor hasonlóan a statikus linkeléshez, a modul osztályai, eljárásai egy library-be fognak fordulni, viszont a tesztelés során a library tetszőleges </text:span><text:span text:style-name="T67">osztálya, eljárása </text:span><text:span text:style-name="T66">hamisitható lesz.</text:span></text:p>
      <text:h text:style-name="P217" text:outline-level="3"><text:bookmark-start text:name="__RefHeading__719_2046454116"/>Függvények, <text:span text:style-name="T438">modulok mérete</text:span><text:bookmark-end text:name="__RefHeading__719_2046454116"/></text:h>
      <text:p text:style-name="P5"><text:span text:style-name="T376">A függvények hosszúsága (sorainak száma), </text:span><text:span text:style-name="T438">illetve a modulok mérete</text:span><text:span text:style-name="T376">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381">szerkezetek </text:span><text:span text:style-name="T377">egymásbaágyazhatóságának mértékét. </text:span><text:span text:style-name="T378">Ha emellett a modulunk is kisméretű, akkor a hozzá tartozó teszt is rövid lesz, ezzel megvalósitva az önmagát-dokumentáló tesztet.</text:span></text:p>
      <text:h text:style-name="P217" text:outline-level="3"><text:bookmark-start text:name="__RefHeading__895_1209401066"/><text:span text:style-name="T445">A k</text:span>ód <text:span text:style-name="T445">és</text:span> <text:span text:style-name="T445">a </text:span>teszt kapcsolata<text:bookmark-end text:name="__RefHeading__895_1209401066"/></text:h>
      <text:p text:style-name="P10"><text:span text:style-name="T376">A teszt irása során gyakran találkozhatunk azzal a gondolattal, hogy egy teszt</text:span><text:span text:style-name="T381">et gyorsabban megirhatnánk</text:span><text:span text:style-name="T376">, ha a kód tartalmazna p</text:span><text:span text:style-name="T380">á</text:span><text:span text:style-name="T376">r olyan kiegészitést, amelyet csak a teszt használna, </text:span><text:span text:style-name="T382">a kód nem</text:span><text:span text:style-name="T376">. </text:span><text:span text:style-name="T382">Ebben a kérdésben jelentősen megoszlanak a vélemények, van olyan tesztkeretrendszer, melyet elő kell </text:span><text:soft-page-break/><text:span text:style-name="T382">segiteni a kódba irt makrókkal. </text:span><text:span text:style-name="T38">TODO nem tul magyaros </text:span><text:span text:style-name="T39">(elo kell segiteni)</text:span><text:span text:style-name="T38">.</text:span><text:span text:style-name="T382"> Jómagam az ellenzők </text:span><text:span text:style-name="T382">táborába tartozom, a kód csak olyan elemeket tartalmazzon, amely a projekt céljának eléréséhez vezet.</text:span><text:span text:style-name="T376"> </text:span><text:span text:style-name="T382">Általános probléma a kód kiegészitésével, hogy a teszt olyan kódot fog tesztelni, amely nem fog futni az éles rendszerben. Rosszabb esetben a teszt nem is fogja az így kiváltott kódrészletet tesztelni. </text:span><text:span text:style-name="T384">Ennek ellenére van olyan eset is, amikor célszerű olyan részekkel kiegésziteni a kódot, amely éles rendszerben sosem fog lefutni. </text:span><text:span text:style-name="T34">TODO ostream operator&lt;&lt;</text:span></text:p>
      <text:h text:style-name="Heading_20_3" text:outline-level="3"><text:bookmark-start text:name="__RefHeading__897_1209401066"/>Konstruktor<text:bookmark-end text:name="__RefHeading__897_1209401066"/></text:h>
      <text:p text:style-name="P6"><text:span text:style-name="T382">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383">Ehelyett két megoldás is kinálkozik:</text:span></text:p>
      <text:list xml:id="list589501598" text:style-name="L7">
        <text:list-item>
          <text:p text:style-name="P115">Adjunk a konstruktor paramétereinek default értéket.</text:p>
        </text:list-item>
        <text:list-item>
          <text:p text:style-name="P115">Dummy ojektumokkal (lsd. később) hivjuk meg a konstruktort.</text:p>
        </text:list-item>
      </text:list>
      <text:p text:style-name="P30"><text:span text:style-name="T386">Egy másik jellegzetes probléma, hogy a konstruktor a változóinak inicializálásán kivül mást is csinál. Például </text:span><text:span text:style-name="T387">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1"><text:span text:style-name="T387">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432">e</text:span><text:span text:style-name="T387">réjével a tesztelendő objektumon belül, de modulteszt során ez már nehezebben valósitható meg, főleg, ha tekintetbe vesszük, hogy a modulteszt feketedoboz tesztelés, azaz a teszt nem fog tudni semmi az objektum belső szerkezetésről. </text:span><text:span text:style-name="T388">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text:soft-page-break/>UNITTEST makró<text:bookmark-end text:name="__RefHeading__899_1209401066"/></text:h>
      <text:p text:style-name="P7"><text:span text:style-name="T383">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50">#ifdef </text:span><text:span text:style-name="T52">UNITTEST ...</text:span><text:span text:style-name="T50"> #else ... #endif</text:span><text:span text:style-name="T383"> feltételes forditási direktiva közé tesszük.</text:span></text:p>
      <text:p text:style-name="P92">#ifdef UNITTEST<text:line-break/> <text:s/>felhasználó ellenőrzés<text:line-break/>#else<text:line-break/> <text:s/>return true;<text:line-break/>#endif</text:p>
      <text:p text:style-name="P8"><text:span text:style-name="T384">Ezzel a rosszabbik eset valósul meg, a valós kódrészletet sosem teszteljük. Ehelyett célszerűbb a felhasználónevet változóba rakni, </text:span><text:span text:style-name="T385">és a tesztből átirni a megfelelőre. </text:span><text:span text:style-name="T389">Ez az egyszerű probléma csak egy pár soros kódrészletet vont ki a tesztelés alól, de </text:span><text:span text:style-name="T390">már így is </text:span><text:span text:style-name="T389">látható, hogy nagyobb, összetettebb kód esetén a UNITTEST makró használata veszélyes és ezért kerülendő.</text:span></text:p>
      <text:h text:style-name="P218" text:outline-level="3"><text:bookmark-start text:name="__RefHeading__901_1209401066"/>Kivételkezelés<text:bookmark-end text:name="__RefHeading__901_1209401066"/></text:h>
      <text:p text:style-name="P9"><text:span text:style-name="T385">Rossz programozói stilus, hogy hiba esetén a program kiir egy hibaüzenetet, majd </text:span><text:span text:style-name="T51">exit()</text:span><text:span text:style-name="T385"> hivással terminál. Ilyen hiba többek közt lehet:</text:span></text:p>
      <text:list xml:id="list399876260" text:style-name="L8">
        <text:list-item>
          <text:p text:style-name="P116">Inkonzisztens állapotba kerül egy objektum.</text:p>
        </text:list-item>
        <text:list-item>
          <text:p text:style-name="P116">Egy függvény olyan állapotban hivodik meg, amikor nem szabadna meghivódnia.</text:p>
        </text:list-item>
        <text:list-item>
          <text:p text:style-name="P116">Érvénytelen paramétert kap egy eljárás.</text:p>
        </text:list-item>
      </text:list>
      <text:p text:style-name="P76"><text:span text:style-name="T368">Az ilyen esetekben történő </text:span><text:span text:style-name="T110">exit()</text:span><text:span text:style-name="T368"> hivással az a gond, hogy tesztelés során magát a tesztelést is megszakitja. Az első két példa esetén ez még jogos is lehet, mert se elvileg, se gyakorlatilag nem fordulhatna ilyen eset elő. Ezekben az esetekben viszont célszerű az </text:span><text:span text:style-name="T110">exit()</text:span><text:span text:style-name="T368"> helyett az </text:span><text:span text:style-name="T110">abort()</text:span><text:span text:style-name="T368"> eljárással terminálni, ami dump-olja a program által használt memóriát, ezzel segitve elő a hibakeresést. A harmadik esetben viszont az </text:span><text:span text:style-name="T110">abort()</text:span><text:span text:style-name="T368"> se jó megoldás hiszen egy rossz érték esetén még nem biztos, hogy inkonzisztens állapotba kerül az objektum. Ilyenkor célszerű kivételt dobni, melyet </text:span><text:span text:style-name="T369">a teszt is tud ellenőrizni.</text:span></text:p>
      <text:h text:style-name="P188" text:outline-level="2"><text:bookmark-start text:name="__RefHeading__225_795774798"/><text:span text:style-name="T3">Objektumok hami</text:span><text:span text:style-name="T15">sitása</text:span><text:bookmark-end text:name="__RefHeading__225_795774798"/></text:h>
      <text:p text:style-name="P49"><text:span text:style-name="T71">Egy modul tesztelése során előbb-utóbb belefutunk abba a problémába, hogy a tesztelendő modullal együttműködő objektumok viselkedése, esetleg maga a léte számunkra nem megfelelő. </text:span><text:span text:style-name="T73">Ilyen esetekben az együttműködő objektumot helyettesitjuk, hamisitjuk egy számunkra megfelelő objektummal, amely a mi elvárásaink szerint működik. Annak, hogy az együttműködő objektum nem megfelelő,</text:span><text:span text:style-name="T71"> több oka is lehet:</text:span></text:p>
      <text:list xml:id="list1045101890" text:style-name="L9">
        <text:list-item>
          <text:p text:style-name="P134"><text:span text:style-name="T71">A</text:span><text:span text:style-name="T72">z objektum a</text:span><text:span text:style-name="T71"> teszt</text:span><text:span text:style-name="T72">ek egy részének során</text:span><text:span text:style-name="T71"> nem fogja használni az együttműködő objektumot, </text:span><text:span text:style-name="T136">vagy ha használja is, a teszt számára lényegtelen, hogy az adott együttműködő objektum mit csinál</text:span><text:span text:style-name="T71">.</text:span></text:p>
        </text:list-item>
        <text:list-item>
          <text:p text:style-name="P117">Az együttműködő objektum inicializálása túl sok időbe kerül.</text:p>
        </text:list-item>
        <text:list-item>
          <text:p text:style-name="P118">A tesztkörnyezetben az együttműködő objektum nem működik.</text:p>
        </text:list-item>
        <text:list-item>
          <text:p text:style-name="P118">Az együttműködő objektum viselkedése nem befolyásolható a tesztelő által.</text:p>
        </text:list-item>
        <text:list-item>
          <text:p text:style-name="P119">Az együttműködő objektum viselkedése olyan, hogy meggátolja a teszt párhuzamos futtatását különböző felhasználók által.</text:p>
        </text:list-item>
      </text:list>
      <text:h text:style-name="P211" text:outline-level="3"><text:bookmark-start text:name="__RefHeading__1028_2119201942"/>Példák<text:bookmark-end text:name="__RefHeading__1028_2119201942"/></text:h>
      <text:list xml:id="list1699298897" text:style-name="L10">
        <text:list-item>
          <text:p text:style-name="P136"><text:span text:style-name="T136">Tegyük fel, hogy minden objektum megkap egy </text:span><text:span text:style-name="T79">Logger</text:span><text:span text:style-name="T136"> típusú objektumot, amely </text:span><text:span text:style-name="T246">segitségével</text:span><text:span text:style-name="T136"> a modul naplóz. Ez a logger objektum a syslog-ba ir, valamint TCP kapcsolaton keresztül egy külső számitógépnek is elküldi a logokat. </text:span><text:span text:style-name="T152">Ha valamiért nem akarjuk a naplózást ellenőrizni, akkor <text:s/></text:span><text:span text:style-name="T136">feleslegesen bonyolitjuk a tesztet a logrendszer beállitásával, </text:span><text:span text:style-name="T246">inicializálásával</text:span><text:span text:style-name="T136">. Ehelyett egy olyan objektumot használunk </text:span><text:span text:style-name="T258">TODO célszerű használni</text:span><text:span text:style-name="T136">, melynek a szolgáltatása megegyezik a </text:span><text:span text:style-name="T79">Logger</text:span><text:span text:style-name="T136"> típusú objektummal, de valójában semmit sem csinál.</text:span></text:p>
        </text:list-item>
        <text:list-item>
          <text:p text:style-name="P135"><text:span text:style-name="T73">A</text:span><text:span text:style-name="T74">z </text:span><text:span text:style-name="T75">tesztelendő objektumunk egy forditó, amely több nyelv szavait, kifejezéseit tárolja nyelvenként külön </text:span><text:span text:style-name="T73">objektum</text:span><text:span text:style-name="T75">okban</text:span><text:span text:style-name="T73">. </text:span><text:span text:style-name="T74">Ezen adatbázisok felolvasása költséges művelet, </text:span><text:span text:style-name="T75">a</text:span><text:span text:style-name="T74">mely </text:span><text:span text:style-name="T75">teljesen</text:span><text:span text:style-name="T74"> felesleges, hiszen a teszt</text:span><text:span text:style-name="T75">ek</text:span><text:span text:style-name="T74"> során nem fogjuk az összes szót, kifejezést leellenőrizni, csak egy előre kiválasztott kis számú forditást fogunk ellenőrizni. </text:span><text:span text:style-name="T75">Ahelyett, hogy a teszt az </text:span><text:soft-page-break/><text:span text:style-name="T75">eredeti szótárobjektumokat hozná létre, olyan objektumokat fogunk létrehozni, amelyeknek a szolgáltatásai megegyeznek az eredetivel, de a teszthez szükséges pár szót, kifejezést </text:span><text:span text:style-name="T75">manuálisan fogjuk betölteni, ezzel elkerülve a teljes adatbázis költséges beolvasását.</text:span></text:p>
        </text:list-item>
        <text:list-item>
          <text:p text:style-name="P135"><text:span text:style-name="T75">A tesztelendő objektum adatait egy olyan objektum tárolja, amely az adatokat egy másik számitógépről szerzi TCP</text:span><text:span text:style-name="T76">-</text:span><text:span text:style-name="T75">kapcsolaton keresztül, és amely számitógép csak az éles rendszerben érhető el. </text:span><text:span text:style-name="T76">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35"><text:span text:style-name="T76">A </text:span><text:span text:style-name="T77">tesztelendő objektumunk egy naptár, amely minden másodpercben megkérdezi egy </text:span><text:span text:style-name="T78">CurrentTime</text:span><text:span text:style-name="T77">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78">CurrentTime</text:span><text:span text:style-name="T77"> típusú objektumunkat egy saját objektumra, amelynek mi állitjuk majd be, hogy milyen idővel térjen vissza, mikor a tesztelendő objektumunk lekérdezi az aktuális időt. Igy a teszt során az akc</text:span><text:span text:style-name="T135">i</text:span><text:span text:style-name="T77">ók időpontját tetszőlegesre választhatjuk meg, </text:span><text:span text:style-name="T133">megszűnik az aktuális időtől való függőségünk.</text:span></text:p>
        </text:list-item>
        <text:list-item>
          <text:p text:style-name="P135"><text:span text:style-name="T134">Az utolsó probléma meglehetősen speciális, de ha megvalósul, annál zavaróbb. Nagy rendszerek esetén a fejl</text:span><text:span text:style-name="T135">e</text:span><text:span text:style-name="T134">sztés egy adott platformon történik, amely meghatározza a számitógép architektúráját, verzióját, a használt library-k verzióját. </text:span><text:span text:style-name="T135">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333">c</text:span><text:span text:style-name="T135">ommit után lefuttatja a teszteket. Ekkor elengedhetetetlen feltétel, hogy a tesztek párhuzamosan is futtathatók legyenek különböző felhasználók által.<text:line-break/></text:span><text:span text:style-name="T136">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249">Az </text:span><text:span text:style-name="T87">override</text:span><text:span text:style-name="T249"> kulcsszó</text:span><text:bookmark-end text:name="__RefHeading__2173_266161830"/></text:h>
      <text:p text:style-name="P57"><text:span text:style-name="T249">Az objektumhamisitásban nagy szerepe lesz az öröklődésnek, és a függvény-felüldefiniálásnak (</text:span><text:span text:style-name="T87">override</text:span><text:span text:style-name="T249">). Ezért - a</text:span><text:span text:style-name="T408">mennyiben az új, 2011-es C++ szabványt használjuk </text:span><text:span text:style-name="T413">-</text:span><text:span text:style-name="T408"> mindenképp javasolt az </text:span><text:span text:style-name="T53">override</text:span><text:span text:style-name="T408"> kulcsszó használata. Az override kulcsszó a gyerekosztályban a függvénydeklaráció végére irható, ezzel jelezve, hogy az adott függvény felüldefiniálja az ősosztály egy virtuális függvényét. </text:span><text:span text:style-name="T409">Amennyiben az így jelzett eljárás mégsem definiál felül egyetlen függvényt sem az ősosztályból, forditási hibát fogunk kapni. </text:span><text:span text:style-name="T412">Igy ha később megváltozik az együttműködő objektum, </text:span><text:span text:style-name="T414">viszont a fejlesztő elfelejtette a régi teszteket ennek megfelelően átirni, már forditási idóben észre fogja ezt venni.</text:span></text:p>
      <text:p text:style-name="P85"><text:span text:style-name="T409">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410">O</text:span><text:span text:style-name="T409">: Az ősosztályban van ilyen<text:line-break/><text:tab/>// szignatúrájú virtuális<text:line-break/><text:tab/>// függvény.<text:line-break/>};<text:line-break/><text:line-break/>class C: public A<text:line-break/>{<text:line-break/>public:<text:line-break/> <text:s text:c="3"/>void a(int i) override; <text:tab/>// </text:span><text:span text:style-name="T410">HIBA: Az ősosztálybeli </text:span><text:span text:style-name="T411">A::</text:span><text:span text:style-name="T410">a()<text:line-break/><text:tab/>// függvénynek más a<text:line-break/><text:tab/></text:span><text:span text:style-name="T421">// </text:span><text:span text:style-name="T410">szignat</text:span><text:span text:style-name="T411">ú</text:span><text:span text:style-name="T410">rája.<text:line-break/></text:span><text:span text:style-name="T409">};<text:line-break/><text:line-break/>class D: public A<text:line-break/>{<text:line-break/>public:<text:line-break/> <text:s text:c="3"/>void b() override;<text:tab/></text:span><text:span text:style-name="T411">// HIBA: Az ősosztályban az<text:line-break/><text:tab/>// A::b() függvény nem virtuális.<text:line-break/></text:span><text:span text:style-name="T348">};</text:span></text:p>
      <text:h text:style-name="P219" text:outline-level="3"><text:bookmark-start text:name="__RefHeading__2175_266161830"/><text:soft-page-break/><text:span text:style-name="T138">S</text:span><text:span text:style-name="T137">aj</text:span><text:span text:style-name="T138">á</text:span><text:span text:style-name="T137">t objektum </text:span><text:span text:style-name="T138">hamisitása</text:span><text:bookmark-end text:name="__RefHeading__2175_266161830"/></text:h>
      <text:p text:style-name="P58"><text:span text:style-name="T244">A hamisitásokat </text:span><text:span text:style-name="T245">a tipusuk mellett </text:span><text:span text:style-name="T250">(lsd. később)</text:span><text:span text:style-name="T245"> </text:span><text:span text:style-name="T244">aszerint </text:span><text:span text:style-name="T245">is meg lehet </text:span><text:span text:style-name="T244">különböztet</text:span><text:span text:style-name="T245">ni</text:span><text:span text:style-name="T244">, hogy saját objektumot, vagy külső objektumot akarunk hamisitani. </text:span><text:span text:style-name="T245">Saját objektum alatt azon objektumokat értem, amelyek a kód részei, </text:span><text:span text:style-name="T250">azaz teljes mértékben az ellenőrzésünk alatt vannak, </text:span><text:span text:style-name="T245">külső objektum alatt pedig azokat, amelyeket csak használ a kódunk, </text:span><text:span text:style-name="T250">de nem felügyel, </text:span><text:span text:style-name="T245">azaz ún. </text:span><text:span text:style-name="T86">3rd party library</text:span><text:span text:style-name="T245">-k.</text:span></text:p>
      <text:p text:style-name="P59"><text:span text:style-name="T251">Saját objektumot mindig </text:span><text:span text:style-name="T252">öröklődés</text:span><text:span text:style-name="T251"> segitségével hamisitunk, és eszerint két módszert különböztetünk meg:</text:span></text:p>
      <text:list xml:id="list327356026" text:style-name="L11">
        <text:list-item>
          <text:p text:style-name="P141"><text:span text:style-name="T251">Egyszerű </text:span><text:span text:style-name="T252">öröklődés</text:span><text:span text:style-name="T251">.</text:span></text:p>
        </text:list-item>
        <text:list-item>
          <text:p text:style-name="P141"><text:span text:style-name="T252">Öröklődés</text:span><text:span text:style-name="T251"> interfész deklarálással.</text:span></text:p>
        </text:list-item>
      </text:list>
      <text:p text:style-name="P89"><text:span text:style-name="T35">Megjegyzés:</text:span><text:span text:style-name="T415"> Harmadik módszerként </text:span><text:span text:style-name="T422">technikailag </text:span><text:span text:style-name="T416">lehetséges ugyanaz a módszer, mint ami külső objektum hamisitásakor alkalmazható, </text:span><text:span text:style-name="T417">viszont ekkor elveszitjük az </text:span><text:span text:style-name="T54">override</text:span><text:span text:style-name="T417"> kulcsszó által adott előnyőket.</text:span></text:p>
      <text:h text:style-name="P205" text:outline-level="4"><text:bookmark-start text:name="__RefHeading__1262_2119201942"/>Egyszerű öröklődés<text:bookmark-end text:name="__RefHeading__1262_2119201942"/></text:h>
      <text:p text:style-name="P58"><text:span text:style-name="T400">A</text:span><text:span text:style-name="T423">z </text:span><text:span text:style-name="T400">egyszerűbb módszer, ha az együttműködő objektum azon metódusait, amelyektől az ered</text:span><text:span text:style-name="T401">et</text:span><text:span text:style-name="T400">itől eltérő viselkedést szeretnénk, virtu</text:span><text:span text:style-name="T402">á</text:span><text:span text:style-name="T400">lis füg</text:span><text:span text:style-name="T407">g</text:span><text:span text:style-name="T400">vény</text:span><text:span text:style-name="T423">ként deklaráljuk</text:span><text:span text:style-name="T400">, majd az objektumból leszárma</text:span><text:span text:style-name="T403">z</text:span><text:span text:style-name="T400">va </text:span><text:span text:style-name="T404">felüldefiniáljuk </text:span><text:span text:style-name="T418">azokat</text:span><text:span text:style-name="T401">. </text:span><text:span text:style-name="T425">Ezt az objektumot még kiegészithetjük segédfüggvényekkel is, amelyek az objektum viselkedését fogják befolyásolni. </text:span><text:span text:style-name="T405">Az így kapott </text:span><text:span text:style-name="T423">hamisitott </text:span><text:span text:style-name="T405">objektumot </text:span><text:span text:style-name="T420">a teszt során </text:span><text:span text:style-name="T405">átadva a tesztelendő objektumnak, máris </text:span><text:span text:style-name="T407">a saját, módositott együttműködő objektum</text:span><text:span text:style-name="T419">unkat</text:span><text:span text:style-name="T407"> fogja használni az eredeti helyett. </text:span></text:p>
      <text:h text:style-name="P201" text:outline-level="4"><text:bookmark-start text:name="__RefHeading__1264_2119201942"/><text:span text:style-name="T424">Öröklődés interfész</text:span> deklarálás<text:span text:style-name="T424">sal</text:span><text:bookmark-end text:name="__RefHeading__1264_2119201942"/></text:h>
      <text:p text:style-name="P58"><text:span text:style-name="T265">Az egyszerű öröklődés módszerénél elegánsabb megoldás, ha bevezetünk egy új réteget a objektum-hierarchiába: </text:span><text:span text:style-name="T266">m</text:span><text:span text:style-name="T267">inden olyan együttműködő objektum fölé, amelyet hamisitani akarunk, létrehozunk egy </text:span><text:span text:style-name="T268">interfészdeklaráló </text:span><text:span text:style-name="T267">ősosztályt, amely az adott objektum szolgáltatásait irja le, aza</text:span><text:span text:style-name="T269">z</text:span><text:span text:style-name="T267"> csak </text:span><text:span text:style-name="T269">publikus, </text:span><text:span text:style-name="T88">pure virtual</text:span><text:span text:style-name="T267"> függvényeket fog tartalmazni, </text:span><text:span text:style-name="T268">majd az együttműködő objektumot ebből az ősosztályból származtatjuk le.</text:span><text:span text:style-name="T267"> </text:span><text:span text:style-name="T269">A többi objektum ezen függvények segitségével tudja majd használni az adott objektum szolgáltatásait. </text:span><text:span text:style-name="T270">A teszt során a hamisitott objektumot szintén ebből az ősosztályból </text:span><text:soft-page-break/><text:span text:style-name="T270">származtatjuk le. Ez a módszernek a fejlesztés és a tesztelés során is előnyősebb, mint a „hagyományos” egyszerű öröklődés.</text:span></text:p>
      <text:list xml:id="list353408435" text:style-name="L12">
        <text:list-item>
          <text:p text:style-name="P120">Fejlesztésnél egyszerűbbé teszi a modulok cserélhetőségét.</text:p>
        </text:list-item>
        <text:list-item>
          <text:p text:style-name="P120">Tesztelésnél nem fordulhat elő, hogy a fejlesztő elfelejtett egy függvényt felüldefiniálni.</text:p>
        </text:list-item>
      </text:list>
      <text:p text:style-name="Text_20_body"><text:span text:style-name="T271">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273">hamisitott objektumban</text:span><text:span text:style-name="T271">, vagy az egyszerű öröklődés módszerét </text:span><text:span text:style-name="T272">kell </text:span><text:span text:style-name="T271">alkalmaz</text:span><text:span text:style-name="T272">ni</text:span><text:span text:style-name="T271">.</text:span></text:p>
      <text:h text:style-name="P212" text:outline-level="3"><text:bookmark-start text:name="__RefHeading__1266_2119201942"/>Külső objektum hamisitása<text:bookmark-end text:name="__RefHeading__1266_2119201942"/></text:h>
      <text:p text:style-name="P61"><text:span text:style-name="T276">Ahogy korábban emlitettem, külső objektum hamisitása alatt olyan objektumok hamisitását értem, amelyeket a kód használ, de nem felügyel. </text:span><text:span text:style-name="T306">Tekintsünk például e</text:span><text:span text:style-name="T305">gy </text:span><text:span text:style-name="T93">h</text:span><text:span text:style-name="T92">ot standby</text:span><text:span text:style-name="T305"> funkcionalitást megvalósitó modul</text:span><text:span text:style-name="T306">t, ahol az aktiv egyed az inicializálásának során addig várakozik, míg a passziv egyed fel nem éled.</text:span><text:span text:style-name="T305"> </text:span><text:span text:style-name="T306">(</text:span><text:span text:style-name="T305">A </text:span><text:span text:style-name="T93">h</text:span><text:span text:style-name="T92">ot standby</text:span><text:span text:style-name="T305"> rendszer olyan redundáns rendszer, ahol mind az aktiv, mind a passziv </text:span><text:span text:style-name="T306">egyed</text:span><text:span text:style-name="T305"> egyszerre fut, és az aktiv egyed folyamatosan szinkronban tartja a passziv egyedet.</text:span><text:span text:style-name="T306">) </text:span><text:span text:style-name="T307">Ezt az ellenőrzést TCP-kapcsolat kiépitésével végzi el.</text:span></text:p>
      <text:p text:style-name="P61"><text:span text:style-name="T311">h</text:span><text:span text:style-name="T311">otstandby.h:</text:span></text:p>
      <text:p text:style-name="P78">#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4">hotstandby.cpp:</text:p>
      <text:p text:style-name="P84"><text:span text:style-name="T312">#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312">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321">unsigned int</text:span><text:span text:style-name="T312"> </text:span><text:span text:style-name="T321">const </text:span><text:span text:style-name="T312">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312">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61"><text:span text:style-name="T313">Látható, hogy olyan külső függvényeket is meghiv a modul, amelyek felett a fejlesztőnek nincs befolyása</text:span><text:span text:style-name="T307">:</text:span></text:p>
      <text:list xml:id="list321381922" text:style-name="L13">
        <text:list-item>
          <text:p text:style-name="P142"><text:span text:style-name="T255">socket() </text:span><text:span text:style-name="T307">: </text:span><text:span text:style-name="T308">Létr</text:span><text:span text:style-name="T372">e</text:span><text:span text:style-name="T308">h</text:span><text:span text:style-name="T372">o</text:span><text:span text:style-name="T308">zza a socket-et.</text:span></text:p>
        </text:list-item>
        <text:list-item>
          <text:p text:style-name="P142"><text:span text:style-name="T254">g</text:span><text:span text:style-name="T255">etaddrinfo()</text:span><text:span text:style-name="T307">: </text:span><text:span text:style-name="T308">A connect() függvény számára érhető formává alakitja a </text:span><text:span text:style-name="T309">passziv egyedet futtató gép</text:span><text:span text:style-name="T308"> nevét.</text:span></text:p>
        </text:list-item>
        <text:list-item>
          <text:p text:style-name="P142"><text:span text:style-name="T254">f</text:span><text:span text:style-name="T255">reeaddrinfo() </text:span><text:span text:style-name="T307">: </text:span><text:span text:style-name="T308">Felszabaditja a getaddrinfo() függvény által lefoglalt memóriaterületet.</text:span></text:p>
        </text:list-item>
        <text:list-item>
          <text:p text:style-name="P142"><text:span text:style-name="T254">c</text:span><text:span text:style-name="T255">onnect()</text:span><text:span text:style-name="T307">: </text:span><text:span text:style-name="T308">Csatlakozik </text:span><text:span text:style-name="T310">passziv egyedhez</text:span><text:span text:style-name="T308">.</text:span></text:p>
        </text:list-item>
        <text:list-item>
          <text:p text:style-name="P142"><text:span text:style-name="T254">s</text:span><text:span text:style-name="T255">end()</text:span><text:span text:style-name="T307">: </text:span><text:span text:style-name="T308">Adatot küld a </text:span><text:span text:style-name="T310">passziv egyednek</text:span><text:span text:style-name="T308">.</text:span></text:p>
        </text:list-item>
        <text:list-item>
          <text:p text:style-name="P142"><text:span text:style-name="T254">r</text:span><text:span text:style-name="T255">ecv() </text:span><text:span text:style-name="T277">: </text:span><text:span text:style-name="T278">Adatot fogad a </text:span><text:span text:style-name="T279">passziv egyedtől</text:span><text:span text:style-name="T278">.</text:span></text:p>
        </text:list-item>
        <text:list-item>
          <text:p text:style-name="P142"><text:span text:style-name="T254">c</text:span><text:span text:style-name="T255">lose()</text:span><text:span text:style-name="T277">: </text:span><text:span text:style-name="T278">Bezárja a kapcsolatot.</text:span></text:p>
        </text:list-item>
      </text:list>
      <text:p text:style-name="Text_20_body"><text:span text:style-name="T311">Ennek a modulnak a tesztelése </text:span><text:span text:style-name="T314">megolható úgy, hogy a konstruktornak egy olyan gép cimét illetve </text:span><text:soft-page-break/><text:span text:style-name="T314">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62"><text:span text:style-name="T315">Ha a fenti függvények C++ osztály eljárásai lennének, akkor még mindig ott lenne a probléma, hogy nincs ráhatásunk a deklarációs header fájlra, semmi sem garantálja, hogy a használt eljárások virtuális függvényk</text:span><text:span text:style-name="T316">ént vannak deklarálva</text:span><text:span text:style-name="T315">.</text:span></text:p>
      <text:p text:style-name="Text_20_body"><text:span text:style-name="T296">Egy másik jellegzetes probléma a </text:span><text:span text:style-name="T89">singleton design pattern</text:span><text:span text:style-name="T296"> használata. A singleton osztály jellemzője, hogy egy folyamatban csak egy példány lehet belőle. Ezt úgy éri el, hogy a konstruktorát privát elérhetőségűvé tes</text:span><text:span text:style-name="T297">zi</text:span><text:span text:style-name="T296">, és egy statikus</text:span><text:span text:style-name="T297">-</text:span><text:span text:style-name="T296">publikus </text:span><text:span text:style-name="T89">getInstance()</text:span><text:span text:style-name="T296"> eljárással adj</text:span><text:span text:style-name="T297">a</text:span><text:span text:style-name="T296"> vissza az egyetlen példányt. Amennyiben a </text:span><text:span text:style-name="T89">getInstance()</text:span><text:span text:style-name="T296"> eljárás hivásakor a példány még nem létezik, úgy </text:span><text:span text:style-name="T303">a példányt </text:span><text:span text:style-name="T296">ez az eljárás fogja létrehozni, elmenteni, és </text:span><text:span text:style-name="T298">vele </text:span><text:span text:style-name="T296">visszatérni. </text:span><text:span text:style-name="T299">A probléma ott kezdődik, ha a tesztelendő objektum szintén használ egy </text:span><text:span text:style-name="T128">singleton</text:span><text:span text:style-name="T299"> objektumot. </text:span><text:span text:style-name="T300">Ekkor a </text:span><text:span text:style-name="T90">getInstance()</text:span><text:span text:style-name="T300"> eljárás magában a tesztelendő </text:span><text:span text:style-name="T304">objektumban</text:span><text:span text:style-name="T300"> hivódik meg, </text:span><text:span text:style-name="T302">és </text:span><text:span text:style-name="T300">esélyünk sincs </text:span><text:span text:style-name="T301">öröklés segitségével </text:span><text:span text:style-name="T300">hamisitani az általa visszaadott objektumot. </text:span><text:span text:style-name="T302">Emiatt – bár a kódunk része – külső objektumként tekinthetünk a </text:span><text:span text:style-name="T91">singleton</text:span><text:span text:style-name="T302"> objektumra.</text:span></text:p>
      <text:p text:style-name="P33">A fenti problémákra <text:span text:style-name="T426">létezik</text:span> megoldás, méghozzá a linux kernel biztostja:</text:p>
      <text:list xml:id="list175944188" text:style-name="L14">
        <text:list-item>
          <text:p text:style-name="P121">LD_PRELOAD környezeti változó használata.</text:p>
        </text:list-item>
        <text:list-item>
          <text:p text:style-name="P122">Trükközés a szimbólumbetöltés sorrendjével.</text:p>
        </text:list-item>
      </text:list>
      <text:h text:style-name="P201" text:outline-level="4"><text:bookmark-start text:name="__RefHeading__1268_2119201942"/>LD_PRELOAD<text:bookmark-end text:name="__RefHeading__1268_2119201942"/></text:h>
      <text:p text:style-name="P63"><text:span text:style-name="T317">Az LD_PRELOAD egy környezeti változó, mely egy dinamikus függvénykönyvtár (</text:span><text:span text:style-name="T129">shared object</text:span><text:span text:style-name="T317">) abszolút elérését tartalmazhatja. Ha ez a változó be van állitva, akkor programbetöltés során az itt megadott függvénykönyvtár fog először betöltődni. </text:span><text:span text:style-name="T318">Ebben a függvénykönyvtárban felüldefiniálhatunk olyan eljárásokat, amelyek csak később töltődnének be </text:span><text:span text:style-name="T324">más dinamikus függvénykönyvtárból</text:span><text:span text:style-name="T318">, akár glibc-s eljárásokat is (pl: a fenti </text:span><text:span text:style-name="T256">connect()</text:span><text:span text:style-name="T318"> eljárás). Amennyiben így </text:span><text:span text:style-name="T318">teszünk, </text:span><text:span text:style-name="T324">nem az</text:span><text:span text:style-name="T318"> eredeti eljárás </text:span><text:span text:style-name="T324">lesz hozzákötve (</text:span><text:span text:style-name="T95">binding</text:span><text:span text:style-name="T324">) a programhoz</text:span><text:span text:style-name="T318">, a futtatott program az LD_PRELOAD által megadott függvénykönyvtárban szereplő eljárást fogja használni az eredeti helyett. </text:span><text:span text:style-name="T319">A fenti </text:span><text:span text:style-name="T94">hot standby</text:span><text:span text:style-name="T319">-os példához való teszt</text:span><text:span text:style-name="T322">-f</text:span><text:span text:style-name="T319">üggvénykönyvtár kódja például így n</text:span><text:span text:style-name="T320">é</text:span><text:span text:style-name="T319">zhet ki:</text:span></text:p>
      <text:p text:style-name="P35"><text:soft-page-break/>hotstandby_test.cpp:</text:p>
      <text:p text:style-name="P79">#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6">Ebben a példában minden – a tesztelendő kódban szereplő – TCP-vel kapcsolatos hivás felül lett definiálva, így a tesztelendő modul <text:span text:style-name="T427">valódi </text:span>TCP kapcsolat kiépitése nélkül tesztelhető.</text:p>
      <text:h text:style-name="P208" text:outline-level="4"><text:bookmark-start text:name="__RefHeading__2177_266161830"/>Trükk: Szimbólumok betöltésének sorrendje<text:bookmark-end text:name="__RefHeading__2177_266161830"/></text:h>
      <text:p text:style-name="P64"><text:span text:style-name="T323">Az LD_PRELOAD-nál láthattuk, hogy hogyan lehet </text:span><text:span text:style-name="T324">egy dinamikus függvénykönyvtárban lévő </text:span><text:span text:style-name="T323">eljárásokat felüldefiniálni. </text:span><text:span text:style-name="T324">Ugyanezt meg lehet csinálni az LD_PRELOAD környezeti változó használata nélül is, ehhez viszon ismerni kell a szimbólumkötési (</text:span><text:span text:style-name="T95">symbol binding</text:span><text:span text:style-name="T324">) sorrendet. Szimbólumkötés alatt azt a folyamatot értjük, amikor egy a futtatható állomány vagy egy dinamikus függvénykönyvtár </text:span><text:span text:style-name="T325">által hivatkozott, de nem definiált eljárást a programbetöltő dinamikusan hozzácsatol a hivatkozóhoz. Például ha a main.cpp hivatkozik egy </text:span><text:span text:style-name="T96">foo()</text:span><text:span text:style-name="T325"> függvényre, de nem definiálja azt, akkor a programbetöltő a </text:span><text:span text:style-name="T96">foo</text:span><text:span text:style-name="T325"> szimbólumot a forditáskor megadott dinamikus függvénykönyvtárakban fogja keresni. Ha esetleg a </text:span><text:span text:style-name="T96">foo()</text:span><text:span text:style-name="T325"> függvény több függvénykönyvtárban is </text:span><text:span text:style-name="T325">definiálva van, akkor a linkeléskor megadott sorrend fogja meghatározni, hogy melyik </text:span><text:span text:style-name="T96">foo()</text:span><text:span text:style-name="T325"> eljárás lesz bekötve. Azaz, ha a </text:span><text:span text:style-name="T130">libA.so</text:span><text:span text:style-name="T325"> és a </text:span><text:span text:style-name="T96">libB.so</text:span><text:span text:style-name="T325"> is definiálja a függvényt, és a linkelés </text:span><text:span text:style-name="T96">-lA -lB</text:span><text:span text:style-name="T325"> paraméterekkel történik, akkor a </text:span><text:span text:style-name="T96">libA.so</text:span><text:span text:style-name="T325">-ban szereplő </text:span><text:span text:style-name="T96">foo()</text:span><text:span text:style-name="T325"> függvény lesz bekötve, míg ha </text:span><text:span text:style-name="T96">-lB -lA</text:span><text:span text:style-name="T325"> paraméterekkel </text:span><text:soft-page-break/><text:span text:style-name="T325">történik a linkelés, akkor a </text:span><text:span text:style-name="T96">libB.so</text:span><text:span text:style-name="T325">-ban szereplő </text:span><text:span text:style-name="T96">foo()</text:span><text:span text:style-name="T325"> függvény lesz be</text:span><text:span text:style-name="T326">k</text:span><text:span text:style-name="T325">ötve. </text:span><text:span text:style-name="T327">Ekkor ha a </text:span><text:span text:style-name="T98">libA.so</text:span><text:span text:style-name="T327">-ban valahol hivatkozás történik a </text:span><text:span text:style-name="T98">foo()</text:span><text:span text:style-name="T327"> eljárásra, az a futtatás során már a </text:span><text:span text:style-name="T98">libB.so</text:span><text:span text:style-name="T327">-ban szereplő </text:span><text:span text:style-name="T98">foo()</text:span><text:span text:style-name="T327"> függvényt fogja futtatni.</text:span></text:p>
      <text:p text:style-name="P64"><text:span text:style-name="T326">Viszont ha maga a futtatható állomány már definiálja a </text:span><text:span text:style-name="T97">foo()</text:span><text:span text:style-name="T326"> eljárást, akkor nem fog történni dinamikus kötés, a futtatható állományban szereplő </text:span><text:span text:style-name="T97">foo()</text:span><text:span text:style-name="T326"> eljárás lesz hasz</text:span><text:span text:style-name="T327">n</text:span><text:span text:style-name="T326">álva. </text:span><text:span text:style-name="T328">A trükk pont ezt a tényt fogja kihasználni.</text:span></text:p>
      <text:p text:style-name="P65"><text:span text:style-name="T329">Legyen a tesztelendő objektumunk egy </text:span><text:span text:style-name="T330">olyan objektum, amely egy </text:span><text:span text:style-name="T99">singleton</text:span><text:span text:style-name="T329"> konfigurációs objektum</text:span><text:span text:style-name="T330">ot használ. Ez a konf</text:span><text:span text:style-name="T331">i</text:span><text:span text:style-name="T330">gurációs objektum </text:span><text:span text:style-name="T329">a program számára szükséges beállitásokat egy adatbázisból felolvassa, és elérhetővé teszi a program többi modulja számára.</text:span></text:p>
      <text:p text:style-name="P37">config.h:</text:p>
      <text:p text:style-name="P80">#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7">config.cpp:</text:p>
      <text:p text:style-name="P80">#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8">module.h:</text:p>
      <text:p text:style-name="P81">#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9"/>
      <text:p text:style-name="P38">module.cpp:</text:p>
      <text:p text:style-name="P81">#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66"><text:span text:style-name="T332">A </text:span><text:span text:style-name="T100">Module</text:span><text:span text:style-name="T332"> példányositása és a </text:span><text:span text:style-name="T100">doSomething()</text:span><text:span text:style-name="T332"> függvény meghivsa után a </text:span><text:span text:style-name="T100">Config::getHostname()</text:span><text:span text:style-name="T332"> a </text:span><text:span text:style-name="T257">„stackoverflow.com”</text:span><text:span text:style-name="T332"> string-gel fog visszatérni. Amennyiben ezt a teszt során hamisitani szeretnénk, nem kell mást tennünk, mint a </text:span><text:span text:style-name="T100">Config::getHostname()</text:span><text:span text:style-name="T332"> függvényt újradefiniálni:</text:span></text:p>
      <text:p text:style-name="P38">test.cpp:</text:p>
      <text:p text:style-name="P81"><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66"><text:span text:style-name="T280">Igy a fenti szabályok miatt a </text:span><text:span text:style-name="T131">Config::getHostname()</text:span><text:span text:style-name="T280"> eljárás a </text:span><text:span text:style-name="T217">„localhost”</text:span><text:span text:style-name="T280"> string-gel fog visszatérni.</text:span></text:p>
      <text:h text:style-name="P213" text:outline-level="3"><text:bookmark-start text:name="__RefHeading__1248_2119201942"/>Tipusok<text:bookmark-end text:name="__RefHeading__1248_2119201942"/></text:h>
      <text:p text:style-name="P52"><text:span text:style-name="T140">Ebben a fejezetben a hamisitott objektumok tipusait fogom bemutatni, illetve, hogy mikor melyiket érdemes használni. </text:span><text:span text:style-name="T153">A szakirodalom a hamisitott objektumot </text:span><text:span text:style-name="T80">test double</text:span><text:span text:style-name="T154">-nek hivja, és az alábbi tipusok</text:span><text:span text:style-name="T155">ba osztályozz</text:span><text:span text:style-name="T157">a</text:span><text:span text:style-name="T154">: </text:span><text:span text:style-name="T80">dummy</text:span><text:span text:style-name="T81">-</text:span><text:span text:style-name="T80">, stub</text:span><text:span text:style-name="T81">-</text:span><text:span text:style-name="T80">, fake</text:span><text:span text:style-name="T81">-</text:span><text:span text:style-name="T80">, mock</text:span><text:span text:style-name="T81">-</text:span><text:span text:style-name="T80">, spy object</text:span><text:span text:style-name="T154">-ek.</text:span></text:p>
      <text:h text:style-name="P202" text:outline-level="4"><text:bookmark-start text:name="__RefHeading__1250_2119201942"/>Dummy objektum<text:bookmark-end text:name="__RefHeading__1250_2119201942"/></text:h>
      <text:p text:style-name="P32">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873168524" text:style-name="L15">
        <text:list-item>
          <text:p text:style-name="P123"><text:span text:style-name="T406">U</text:span>gyanazt az interfészt biztositja, mint az eredeti együttműködő objektum.</text:p>
        </text:list-item>
        <text:list-item>
          <text:p text:style-name="P124"><text:span text:style-name="T406">A</text:span>hol nem kell visszatérni semmivel, ott üres a függvény hasa.</text:p>
        </text:list-item>
        <text:list-item>
          <text:p text:style-name="P125"><text:span text:style-name="T406">A</text:span>hol vissza kell térni valamivel, ott egy tetszőleges értékkel tér vissza feltétel nélkül.</text:p>
        </text:list-item>
      </text:list>
      <text:p text:style-name="P50"><text:soft-page-break/><text:span text:style-name="T142">TODO Ide johet valami peldakod, ha lesz meg ido es/vagy rovid lesz a doksi. </text:span><text:span text:style-name="T145">A logger például teljesen jó lesz.</text:span></text:p>
      <text:h text:style-name="P203" text:outline-level="4"><text:bookmark-start text:name="__RefHeading__1252_2119201942"/>Stub objektum<text:bookmark-end text:name="__RefHeading__1252_2119201942"/></text:h>
      <text:p text:style-name="P53"><text:span text:style-name="T142">A </text:span><text:span text:style-name="T143">s</text:span><text:span text:style-name="T142">tub objektum </text:span><text:span text:style-name="T143">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2184639984" text:style-name="L16">
        <text:list-item>
          <text:p text:style-name="P126">beállithatjuk, hogy az objektum egyes függvényeinek visszatérési értéke mi legyen,</text:p>
        </text:list-item>
        <text:list-item>
          <text:p text:style-name="P126">adott esetben dobjon-e kivételt, és ha igen, akkor milyet.</text:p>
        </text:list-item>
      </text:list>
      <text:p text:style-name="P54"><text:span text:style-name="T143">Igy előregyártott válaszokat, viselkedést tudunk definiálni egy együttműködő objektumnak, </text:span><text:span text:style-name="T146">ezzel </text:span><text:span text:style-name="T147">a tesztelendő objektum teszt általi </text:span><text:span text:style-name="T146">lefedettség</text:span><text:span text:style-name="T147">ét tudjuk növelni. </text:span><text:span text:style-name="T227">A tesztelendő objektumnak ily módon adott bemeneti adatot </text:span><text:span text:style-name="T82">indirect input</text:span><text:span text:style-name="T227">-nak nevezi a szakirodalom.</text:span></text:p>
      <text:p text:style-name="P22">TODO Példa: getTotal() valami adatbazisosztályból.</text:p>
      <text:h text:style-name="P203" text:outline-level="4"><text:bookmark-start text:name="__RefHeading__1254_2119201942"/>Fake objektum<text:bookmark-end text:name="__RefHeading__1254_2119201942"/></text:h>
      <text:p text:style-name="P60"><text:span text:style-name="T148">A fake objektum egy olyan objektum, mely az eredeti objektum egyes implementációit átveszi, de nem teljesen, így élő rendszerbe nem illeszthető. Jellemző</text:span><text:span text:style-name="T149">en</text:span><text:span text:style-name="T148">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50">l</text:span><text:span text:style-name="T148">ósitani a beszúrás, lekérdezés stb. műveleteket, mint az eredeti objektumban, csak a fake objektumunk a memóriában fog dolgozni </text:span><text:span text:style-name="T151">a háttértároló helyett</text:span><text:span text:style-name="T148">. </text:span><text:span text:style-name="T152">A különbség a stub és a fake objektum között az az, hogy míg a a stub objektumnál mi állitjuk be a teszt során a tesztelendő objektum bemeneti adataid, addig fake objektum esetén maga a tesztelendő objektum adja </text:span><text:span text:style-name="T152">át az adatot a fake ob</text:span><text:span text:style-name="T334">je</text:span><text:span text:style-name="T152">ktumnak, amit később ő maga fog elkérni tőle. </text:span><text:span text:style-name="T228">Például az előbb emlitett adatbázis-burkoló objektum adatait nem a teszt fogja beállitani, hanem maga a tesztelendő objektum.</text:span></text:p>
      <text:p text:style-name="P90"><text:span text:style-name="T253">Megjegyzés:</text:span><text:span text:style-name="T274"> Ez</text:span><text:span text:style-name="T275">t a típusú objektumot nem célszerű az interfész deklarálás módszerével létrehozni, mert akkor az átvenni kívánt részeket újra le kell implementálni.</text:span></text:p>
      <text:h text:style-name="P202" text:outline-level="4"><text:bookmark-start text:name="__RefHeading__1256_2119201942"/><text:soft-page-break/>Mock objektum<text:bookmark-end text:name="__RefHeading__1256_2119201942"/></text:h>
      <text:p text:style-name="P55"><text:span text:style-name="T156">A tesztelés során az </text:span><text:span text:style-name="T83">Indirect input</text:span><text:span text:style-name="T229"> </text:span><text:span text:style-name="T231">kifejezés mellett </text:span><text:span text:style-name="T229">találkozhatunk még az </text:span><text:span text:style-name="T83">indirect output</text:span><text:span text:style-name="T229"> kifejezéssel is, amely </text:span><text:span text:style-name="T231">a </text:span><text:span text:style-name="T229">tesztelendő objektum </text:span><text:span text:style-name="T231">által generált, és egy </text:span><text:span text:style-name="T229">együttműködő objektumnak </text:span><text:span text:style-name="T231">átadott adatot jelenti</text:span><text:span text:style-name="T230">. Tipikusan ilyen a naplózás: </text:span><text:span text:style-name="T232">a</text:span><text:span text:style-name="T230"> tesztelendő objektum a megtörtént eseményeket egy </text:span><text:span text:style-name="T84">Logger</text:span><text:span text:style-name="T230"> típusú objektumon keresztül logolja. </text:span><text:span text:style-name="T231">Amennyiben a tesztünk ezeket a bejegyzéseket is szeretné ellenőrizni, akkor nem elég a stub-, illetve fake objektum, </text:span><text:span text:style-name="T233">mivel</text:span><text:span text:style-name="T231"> ők csak bemeneti adattal látják el a tesztelendő objektumot. Ilyenkor </text:span><text:span text:style-name="T233">használjuk az ún. mock objektumot. A mock objektum alapja a dummy objektum, azaz a mock objektumnak biztositania kell az eredeti interfészt, de nem kell valós akciót végrehajtania. Emelett </text:span><text:span text:style-name="T234">ún. elvárások (</text:span><text:span text:style-name="T85">expectations</text:span><text:span text:style-name="T234">) beállitását kell lehetővé tennie, </text:span><text:span text:style-name="T239">amellyel a teszt során definiálhatjuk, hogy</text:span><text:span text:style-name="T235"> milyen eljárások </text:span><text:span text:style-name="T236">későbbi </text:span><text:span text:style-name="T235">meghivását várjuk milyen par</text:span><text:span text:style-name="T237">am</text:span><text:span text:style-name="T235">éter</text:span><text:span text:style-name="T236">-értékekkel</text:span><text:span text:style-name="T234">. </text:span><text:span text:style-name="T240">Amennyiben a teszt során nem az elvá</text:span><text:span text:style-name="T243">r</text:span><text:span text:style-name="T240">t működés történik, maga a mock </text:span><text:span text:style-name="T240">objektum fogja az adott tesztet sikertelenné jelenteni.</text:span></text:p>
      <text:p text:style-name="P23">TODO Példa: log ellenőrzés</text:p>
      <text:h text:style-name="Heading_20_4" text:outline-level="4"><text:bookmark-start text:name="__RefHeading__1258_2119201942"/><text:span text:style-name="T141">Spy</text:span><text:span text:style-name="T137"> objektum</text:span><text:bookmark-end text:name="__RefHeading__1258_2119201942"/></text:h>
      <text:p text:style-name="P56"><text:span text:style-name="T239">A spy objektum a mock objektum kissé módositott változata, amely naplózza magában a függvényhivásokat és azok paramétereit, </text:span><text:span text:style-name="T240">és a teszt végén, utólag lehet leellenőrizni, hogy a kívánt függvények hivodtak-e meg a megfelelő sorrendben. Ha nem az elvárt módon történik mindez, akkor a teszt fog sikertelenséget jelenteni, nem pedig a spy objektum.</text:span></text:p>
      <text:p text:style-name="P24">TODO Példa: log ellenőrzés utolag.</text:p>
      <text:h text:style-name="P189" text:outline-level="2"><text:bookmark-start text:name="__RefHeading__2956_169030380"/>Keretrendszerek<text:bookmark-end text:name="__RefHeading__2956_169030380"/></text:h>
      <text:p text:style-name="P40">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439">technológiák és trükkök</text:span> kapcsolódnak hozzá.</text:p>
      <text:p text:style-name="P67"><text:span text:style-name="T335">Amennyiben betartottuk a korábban irt ajánlást, hogy a modulokat dinamikus függvénykönyvtárba forditsuk, akkor a teszt maga egy önálló futtatható állomány </text:span><text:span text:style-name="T336">lesz</text:span><text:span text:style-name="T335">, amelyhez hozzá van linkelve a tesztelendő modul. </text:span><text:span text:style-name="T336">Futása során a teszt</text:span></text:p>
      <text:list xml:id="list831217999" text:style-name="L17">
        <text:list-item>
          <text:p text:style-name="P127">használja a modul osztályait, eljárásait,</text:p>
        </text:list-item>
        <text:list-item>
          <text:p text:style-name="P127">ellenőrzi, hogy a modul működése megfelel-e a specifikációnak.</text:p>
        </text:list-item>
        <text:list-item>
          <text:p text:style-name="P129">Az eredményről valamilyen formában jelentést tesz.</text:p>
        </text:list-item>
      </text:list>
      <text:p text:style-name="P41">Az így automatizált teszt előnyei:</text:p>
      <text:list xml:id="list2097628216" text:style-name="L18">
        <text:list-item>
          <text:p text:style-name="P128">Nem kell minden egyes (időben távoli) módositás során újragondolni a tesztlépéseket, nem kell újra megirni a teszteket.</text:p>
        </text:list-item>
        <text:list-item>
          <text:p text:style-name="P128">Egy új módositás után futtatott teszt egyből megmutatja, hogy a módositás tönkretette-e a modul eddig jól működő szolgáltatásait.</text:p>
        </text:list-item>
      </text:list>
      <text:h text:style-name="P214" text:outline-level="3"><text:bookmark-start text:name="__RefHeading__2986_1724094670"/>xUnit<text:bookmark-end text:name="__RefHeading__2986_1724094670"/></text:h>
      <text:p text:style-name="P68"><text:span text:style-name="T337">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338">k</text:span><text:span text:style-name="T337">túra fogalmai:</text:span></text:p>
      <text:list xml:id="list2091511655" text:style-name="L19">
        <text:list-item>
          <text:p text:style-name="P143"><text:span text:style-name="T259">Test case (teszteset)</text:span><text:span text:style-name="T339">: Elemi tesztosztály, minden teszt ebből származik. Egyes keretrendszerekben ezek valójában csak külön eljárások, nem osztályok.</text:span></text:p>
        </text:list-item>
        <text:list-item>
          <text:p text:style-name="P144"><text:span text:style-name="T259">Test fixture (tesztkörnyezet)</text:span><text:span text:style-name="T337">: </text:span><text:span text:style-name="T339">Minden teszt elvár egy startállapotot, azaz számít arra, hogy a tesztelendő modul egy bizonyos állapotban van a teszteset indulásakor. A tesztelőnek ezt az </text:span><text:soft-page-break/><text:span text:style-name="T339">állapotot kell elérnie a teszt futtatása előtt, illetve a teszt futás után ebbe az állapotba kell visszaállitania a modult.</text:span></text:p>
        </text:list-item>
        <text:list-item>
          <text:p text:style-name="P144"><text:span text:style-name="T259">Test suite (tesztcsalád)</text:span><text:span text:style-name="T337">: </text:span><text:span text:style-name="T340">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45"><text:span text:style-name="T337">Test execution (tesztvégrehajtás)</text:span><text:span text:style-name="T281">: </text:span><text:span text:style-name="T282">A tesztesetek végrehajtása.</text:span></text:p>
        </text:list-item>
        <text:list-item>
          <text:p text:style-name="P143"><text:span text:style-name="T259">Assertion </text:span><text:span text:style-name="T260">(viselkedés-ell</text:span><text:span text:style-name="T261">e</text:span><text:span text:style-name="T260">nőrzés)</text:span><text:span text:style-name="T282">: </text:span><text:span text:style-name="T283">A tesztelő előre definiál feltételeket, </text:span><text:span text:style-name="T284">állitásokat</text:span><text:span text:style-name="T283">,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183">Továbbengedi a tesztet, de megjegyzi, hogy melyik feltétel nem teljesült, és a teszt végén ezt jelenti.</text:p>
        </text:list-item>
        <text:list-item>
          <text:p text:style-name="P183">Megállitja a tesztet.</text:p>
        </text:list-item>
      </text:list>
      <text:h text:style-name="P220" text:outline-level="3"><text:bookmark-start text:name="__RefHeading__3173_1856748091"/>Példa<text:bookmark-end text:name="__RefHeading__3173_1856748091"/></text:h>
      <text:p text:style-name="P51">TODO egy kis példa egy tesztről.</text:p>
      <text:h text:style-name="P215" text:outline-level="3"><text:bookmark-start text:name="__RefHeading__2988_1724094670"/>Assertions<text:bookmark-end text:name="__RefHeading__2988_1724094670"/></text:h>
      <text:p text:style-name="P69"><text:span text:style-name="T341">Az előző pontban láthatóvá vált, hogy a tesztelés során legszűkebb értelemben </text:span><text:span text:style-name="T342">véve </text:span><text:span text:style-name="T341">maguk az </text:span><text:span text:style-name="T101">assertion</text:span><text:span text:style-name="T341">-ök biztosítják az ellenőrzés lehetőségét. </text:span><text:span text:style-name="T342">Ezeket az állitásokat makrók segitségével valósitják meg a keretrendszerek. Legáltalánosabb maga az </text:span><text:span text:style-name="T102">ASSERT(expr)</text:span><text:span text:style-name="T342"> makró, amely az </text:span><text:span text:style-name="T102">expr</text:span><text:span text:style-name="T342"> kifejezés igaz voltát ellenőrzi. Ezzel a makróval és egy kis programozással minden feltétel megadható, de jellemzően még számos </text:span><text:span text:style-name="T132">assertion</text:span><text:span text:style-name="T342">-típust kínálnak a keretrendszerek. Néhány példa a CxxTest keretrendszerből </text:span><text:span text:style-name="T264">(TODO ezt lehet, h jobb lenne atirni UnitTest++-ra, ha mar kesobb azzal peldalozok)</text:span><text:span text:style-name="T342">:</text:span></text:p>
      <text:list xml:id="list844843656" text:style-name="L20">
        <text:list-item>
          <text:p text:style-name="P147"><text:span text:style-name="T342">TS_ASSERT(expr): Ez maga az előbb említett </text:span><text:span text:style-name="T102">ASSERT()</text:span><text:span text:style-name="T342"> makró.</text:span></text:p>
        </text:list-item>
        <text:list-item>
          <text:p text:style-name="P147"><text:soft-page-break/><text:span text:style-name="T342">TS_ASSERT_DIFFERS(x,y): Ellenőrzi, hogy </text:span><text:span text:style-name="T102">x != y</text:span><text:span text:style-name="T342">.</text:span></text:p>
        </text:list-item>
        <text:list-item>
          <text:p text:style-name="P147"><text:span text:style-name="T342">TS_ASSERT_EQUALS(x,y): Ellenőrzi, hogy </text:span><text:span text:style-name="T102">x == y</text:span><text:span text:style-name="T342">.</text:span></text:p>
        </text:list-item>
        <text:list-item>
          <text:p text:style-name="P147"><text:span text:style-name="T342">TS_ASSERT_LESS_THAN(x,y): Ellenőrzi, hogy </text:span><text:span text:style-name="T102">x &lt; y</text:span><text:span text:style-name="T342">.</text:span></text:p>
        </text:list-item>
        <text:list-item>
          <text:p text:style-name="P147"><text:span text:style-name="T342">TS_ASSERT_LESS_THAN_EQUALS(x,y): Ellenőrzi, hogy </text:span><text:span text:style-name="T102">x &lt;= y</text:span><text:span text:style-name="T342">.</text:span></text:p>
        </text:list-item>
        <text:list-item>
          <text:p text:style-name="P147"><text:span text:style-name="T342">TS_ASSERT_SAME_DATA(x,y,size): Ellenőrzi, hogy az </text:span><text:span text:style-name="T102">x</text:span><text:span text:style-name="T342"> és az </text:span><text:span text:style-name="T102">y</text:span><text:span text:style-name="T342"> memóriaterület </text:span><text:span text:style-name="T102">size</text:span><text:span text:style-name="T342"> hosszan megegyzik-e.</text:span></text:p>
        </text:list-item>
        <text:list-item>
          <text:p text:style-name="P147"><text:span text:style-name="T342">TS_ASSERT_THROWS(expr,type): Ellenőrzi, hogy az </text:span><text:span text:style-name="T102">expr</text:span><text:span text:style-name="T342"> kifejezés dob-e </text:span><text:span text:style-name="T102">type</text:span><text:span text:style-name="T342"> típusú kivételt.</text:span></text:p>
        </text:list-item>
        <text:list-item>
          <text:p text:style-name="P147"><text:span text:style-name="T342">TS_ASSERT_THROWS_ANYTHING(expr): Ellenőrzi, hogy </text:span><text:span text:style-name="T343">az </text:span><text:span text:style-name="T108">expr</text:span><text:span text:style-name="T343"> kifejezés dob-e tetszőleges típusú kivételt</text:span><text:span text:style-name="T342">.</text:span></text:p>
        </text:list-item>
        <text:list-item>
          <text:p text:style-name="P148"><text:span text:style-name="T342">TS_ASSERT_THROWS_ASSERT(expr, arg, assertion): </text:span><text:span text:style-name="T344">Ellenőrzi, hogy az </text:span><text:span text:style-name="T103">expr</text:span><text:span text:style-name="T344"> kifejezés dob-e </text:span><text:span text:style-name="T104">arg</text:span><text:span text:style-name="T345"> deklarációjú </text:span><text:span text:style-name="T344">kivételt </text:span><text:span text:style-name="T345">és teljesül-e az </text:span><text:span text:style-name="T104">assertion</text:span><text:span text:style-name="T345"> feltétel.</text:span><text:span text:style-name="T344"> Például:</text:span></text:p>
        </text:list-item>
      </text:list>
      <text:p text:style-name="P82">TS_ASSERT_THROWS_ASSERT(<text:line-break/> <text:s text:c="3"/>throw MyException("Invalid file name"),<text:line-break/> <text:s text:c="3"/>MyException const &amp; ex,<text:line-break/> <text:s text:c="3"/>TS_ASSERT_EQUALS(ex.what(), "Invalid file name") );</text:p>
      <text:list xml:id="list595652071" text:continue-numbering="true" text:style-name="L20">
        <text:list-item>
          <text:p text:style-name="P147"><text:span text:style-name="T342">TS_ASSERT_THROWS_EQUALS(expr, arg, x, y): </text:span><text:span text:style-name="T346">Hasonló, mint az előző makró, de </text:span><text:span text:style-name="T105">TS_ASSERT()</text:span><text:span text:style-name="T346"> helyett </text:span><text:span text:style-name="T105">TS_ASSERT_EQUALS()</text:span><text:span text:style-name="T346"> makrót használ. Az előző példával megegyező példa:</text:span></text:p>
        </text:list-item>
      </text:list>
      <text:p text:style-name="P83">TS_ASSERT_THROWS_ASSERT(<text:line-break/> <text:s text:c="3"/>throw MyException("Invalid file name"),<text:line-break/> <text:s text:c="3"/>MyException const &amp; ex,<text:line-break/> <text:s text:c="3"/>ex.what(),<text:line-break/> <text:s text:c="3"/>"Invalid file name" );</text:p>
      <text:list xml:id="list1578099525" text:continue-numbering="true" text:style-name="L20">
        <text:list-item>
          <text:p text:style-name="P147"><text:span text:style-name="T342">TS_ASSERT_THROWS_NOTHING(expr): Ellenőrzi, hogy </text:span><text:span text:style-name="T347">az </text:span><text:span text:style-name="T106">expr</text:span><text:span text:style-name="T347"> kifejezés nem dob kivételt</text:span><text:span text:style-name="T342">.</text:span></text:p>
        </text:list-item>
      </text:list>
      <text:h text:style-name="P216" text:outline-level="3"><text:bookmark-start text:name="__RefHeading__3175_1856748091"/><text:soft-page-break/>Modulteszt vagy unitteszt<text:bookmark-end text:name="__RefHeading__3175_1856748091"/></text:h>
      <text:p text:style-name="P70"><text:span text:style-name="T349">Ahogy a dolgozatom elején említettem </text:span><text:span text:style-name="T262">(TODO: valóban emlitettem?)</text:span><text:span text:style-name="T285">, a modulteszt során feketedoboz-tesztelést végzünk, míg unitteszt esetében fehérdoboz-tesztelést. Mindkét esetben használhatóak ugyanazok a keretrendszerek, viszont a tesztelés menete, mondhatni a stílusa különbözni fog a két esetben.</text:span></text:p>
      <text:h text:style-name="P204" text:outline-level="4"><text:bookmark-start text:name="__RefHeading__3177_1856748091"/>Modulteszt<text:bookmark-end text:name="__RefHeading__3177_1856748091"/></text:h>
      <text:p text:style-name="P70"><text:span text:style-name="T349">A specifikációnak teljes egészében definiálnia kell a modul kivülről látható részeit (a modul interfészét), illetve a modul viselkedését különböző állapotokban történő akciókra. </text:span><text:span text:style-name="T350">Mivel egy objektum állapota nem más, mint a változóinak az aktuális értéke, a modul állapotát úgy tudjuk ellenőrizni, hogy a változókra teszünk állításokat. Ezek a változók viszont </text:span><text:span text:style-name="T107">private</text:span><text:span text:style-name="T350"> elérhetőségűek, és mivel a modulteszt során nem látunk bele az implementációba, ezért nem is végzünk állapottesztelést. Ez alól kivétel, ha az állapot ki van vezetve a külső interfészre (tipikusan egy </text:span><text:span text:style-name="T107">getState()</text:span><text:span text:style-name="T350"> eljárással).</text:span></text:p>
      <text:p text:style-name="P71"><text:span text:style-name="T351">Általános elvként megfogalmazható, hogy modulteszt során a specifikációban leírt követelményeket kell ellenőrizni, a konkrét implementáció</text:span><text:span text:style-name="T352">s részletektől</text:span><text:span text:style-name="T351"> függetlenül. Mivel a specifikáció </text:span><text:span text:style-name="T353">az előbb említett módon </text:span><text:span text:style-name="T351">teljes, a fejlesztést, illetve a <text:s/>tesztelést különböző szoftvermérnök is végezheti, akár párhuzamosan is.</text:span></text:p>
      <text:p text:style-name="P42">Ha viszont ugyanaz a mérnök végzi a tesztelést, mint a fejlesztést, akkor a fejlesztés menetének a következő sémát illik követnie:</text:p>
      <text:list xml:id="list675284426" text:style-name="L21">
        <text:list-item>
          <text:p text:style-name="P149"><text:span text:style-name="T352">A teszt </text:span><text:span text:style-name="T355">és a modul vázának </text:span><text:span text:style-name="T352">megírása a specifikáció alapján.</text:span></text:p>
        </text:list-item>
        <text:list-item>
          <text:p text:style-name="P130">A modul <text:span text:style-name="T436">fokozatos</text:span> implementálása.</text:p>
        </text:list-item>
      </text:list>
      <text:p text:style-name="P72"><text:span text:style-name="T353">Az implementálás során a fejlesztő minden egyes funkció lefejlesztése után lefuttatja a teszteket, ezzel </text:span><text:span text:style-name="T370">ellenőrizve</text:span><text:span text:style-name="T353"> a saját munkáját. </text:span><text:span text:style-name="T354">Más szavakkal megfogalmazva: a fejlesztő fokozatosan „zöldíti” (sikeressé teszi) a teszteket a kód írásával, </text:span><text:span text:style-name="T356">és mikor az összes teszt sikeressé vált, akkor a fejlesztés befejezettnek tekinthető.</text:span><text:span text:style-name="T354"> </text:span><text:span text:style-name="T356">A</text:span><text:span text:style-name="T354">zaz a fejlesztést maga a teszt irányítja, </text:span><text:span text:style-name="T357">így </text:span><text:span text:style-name="T356">e</text:span><text:span text:style-name="T354">zt a fejlesztési stílust </text:span><text:span text:style-name="T218">Test Driven Development</text:span><text:span text:style-name="T354">-nek </text:span><text:span text:style-name="T363">(</text:span><text:span text:style-name="T263">TDD</text:span><text:span text:style-name="T363">) </text:span><text:span text:style-name="T354">nevezik.</text:span></text:p>
      <text:p text:style-name="P74"><text:span text:style-name="T355">A modul vázának megírása alatt azt értem, hogy a modul minden specifikációban szereplő eljárása definiálva van jellemzően üres függvénytörzzsel. Követelmény, hogy az 1. pont végén az </text:span><text:soft-page-break/><text:span text:style-name="T355">összes tesztnek pirosnak </text:span><text:span text:style-name="T366">(„</text:span><text:span text:style-name="T355">sikertelennek”) kell lennie. Ha ez üres függvénytörzzsel nem </text:span><text:span text:style-name="T356">teljesülne</text:span><text:span text:style-name="T355">, akkor annyi kódot kell a függvénybe írni, ami már sikertelenné teszi az adott tesztet. </text:span><text:span text:style-name="T358">Ennek az az értelme, hogy a fejlesztő nehogy elfelejtsen valamit leimplementálni. Például, ha egy függvény normál működés során nem dobhat kivételt, akkor az üres függvény ezt a feltételt teljesít</text:span><text:span text:style-name="T360">ené</text:span><text:span text:style-name="T358">. Extrém esetben </text:span><text:span text:style-name="T361">ilyenkor </text:span><text:span text:style-name="T358">a fejlesztő –</text:span><text:span text:style-name="T359"> </text:span><text:span text:style-name="T358">bízva a tesztekben –</text:span><text:span text:style-name="T359"> </text:span><text:span text:style-name="T358">ezt a függvényt elfelejt</text:span><text:span text:style-name="T362">heti</text:span><text:span text:style-name="T358"> leimplementálni.</text:span></text:p>
      <text:p text:style-name="P73"><text:span text:style-name="T364">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363">A TDD óriási előnye, hogy </text:span><text:span text:style-name="T364">a specifikációi hiányosságai nem a fejlesztés során, hanem már a teszt megirásakor kiderülhetnek, így megspórolva az esetleges újrairással, újratervezéssel járó időt. Ezen felül a TDD </text:span><text:span text:style-name="T363">rákényszeriti a fejlesztőt a specifikáció teljes megértésére, mielőtt még akár egy sor </text:span><text:span text:style-name="T364">kódot</text:span><text:span text:style-name="T363"> is leimplementálna, </text:span><text:span text:style-name="T364">így az</text:span><text:span text:style-name="T363"> implementáció már egy kialakult </text:span><text:span text:style-name="T367">terv</text:span><text:span text:style-name="T363"> (</text:span><text:span text:style-name="T109">design</text:span><text:span text:style-name="T363">) mentén folyhat.</text:span></text:p>
      <text:p text:style-name="P91"><text:span text:style-name="T365">Megjegyzés:</text:span><text:span text:style-name="T286"> </text:span><text:span text:style-name="T287">A „hivatalos” TDD definició </text:span><text:span text:style-name="T288">a </text:span><text:span text:style-name="T295">fenti definiciót </text:span><text:span text:style-name="T288"><text:s/></text:span><text:span text:style-name="T294">kiegésziti még egy ponttal:</text:span></text:p>
      <text:list xml:id="list636794440" text:style-name="L22">
        <text:list-item>
          <text:p text:style-name="P150"><text:span text:style-name="T352">A teszt </text:span><text:span text:style-name="T355">és a modul vázának </text:span><text:span text:style-name="T352">megírása a specifikáció alapján.</text:span></text:p>
        </text:list-item>
        <text:list-item>
          <text:p text:style-name="P131"><text:span text:style-name="T294">A modul </text:span><text:span text:style-name="T379">fokozatos</text:span><text:span text:style-name="T294"> implementálása.</text:span></text:p>
        </text:list-item>
        <text:list-item>
          <text:p text:style-name="P132">Refaktorálás</text:p>
        </text:list-item>
      </text:list>
      <text:p text:style-name="P75"><text:span text:style-name="T288">Az implementálás során a fejlesztő csak annyi kódot ir, ami elégséges az adott teszt zölditéséhez. Ennek a kódnak nem kell tökéletesnek, elegánsnak lennie, majd ha minden teszt zöld lett, akkor a refaktorálás során </text:span><text:span text:style-name="T289">széppé tes</text:span><text:span text:style-name="T291">zi</text:span><text:span text:style-name="T289"> a kódot. A mögöttes ok az elv mögött, hogy mivel a fejlesztő mindig csak annyi kódot ir le, amennyi az adott teszt zölditéséhez szükséges, a kód nem fog teszteletlen kódot tartalmazni, </text:span><text:span text:style-name="T292">és a refaktorálás már egy tesztelt kódon fog történni</text:span><text:span text:style-name="T289">. Nagyobb modul fejlesztése esetén, ha a fejlesztő nem rendelkezik előre fejlesztési tervvel, ennek a módszernek </text:span><text:span text:style-name="T290">valóban lenne</text:span><text:span text:style-name="T289"> létjogosultsága, </text:span><text:span text:style-name="T290">de mivel a tapasztalat szerint a fejlesztő ritkán kap időt a főnökétől refaktorálásra. célszerű rászánni az időt a fejlesztési terv kidolgozására. </text:span><text:span text:style-name="T292">Coverage-méréssel (lásd később) kombinálva a tesztelést, elkerül</text:span><text:span text:style-name="T293">het</text:span><text:span text:style-name="T292">jük teszteletlen kódrészletek implementálását.</text:span></text:p>
      <text:h text:style-name="P206" text:outline-level="4"><text:bookmark-start text:name="__RefHeading__3179_1856748091"/>Unitteszt<text:bookmark-end text:name="__RefHeading__3179_1856748091"/></text:h>
      <text:p text:style-name="P43">Fehérdoboz-tesztelés során belelátunk a modulba, így jogosnak tűnik az igény, hogy szeretnénk az objektum belső állapotára is feltételeket tenni, <text:span text:style-name="T440">még akkor is, ha ez a belső állapot nincs kivezetve a </text:span><text:soft-page-break/><text:span text:style-name="T440">külső interfészre. Mivel a belső (</text:span><text:span text:style-name="T55">protected, private</text:span><text:span text:style-name="T440">) függvények is láthatóak, felmerülhet az igény, ezen függvények külön tesztelésére.</text:span></text:p>
      <text:p text:style-name="P44"><text:span text:style-name="T440">Ahhoz, hogy ezt meg lehessen valósitani, nem kell mást tenni, mint a </text:span><text:span text:style-name="T55">protected</text:span><text:span text:style-name="T440"> és </text:span><text:span text:style-name="T55">private</text:span><text:span text:style-name="T440"> kulcsszavakat átdefiniálni </text:span><text:span text:style-name="T55">public</text:span><text:span text:style-name="T440">-ra. Fontos, hogy ennek az átdefiniálásnak még </text:span><text:span text:style-name="T441">a tesztelendő modul beimportálása </text:span><text:span text:style-name="T440">előtt meg kell történnie a tesztfájlban.</text:span></text:p>
      <text:p text:style-name="P45">module.h:</text:p>
      <text:p text:style-name="P87">#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45">module.cpp:</text:p>
      <text:p text:style-name="P87">#include "module.h"<text:line-break/><text:line-break/>Module::Module(int v)<text:line-break/> <text:s text:c="3"/>: _value(v)<text:line-break/>{<text:line-break/>}<text:line-break/><text:line-break/><text:line-break/>void Module::increase()<text:line-break/>{<text:line-break/> <text:s text:c="3"/>++_value;<text:line-break/>}</text:p>
      <text:p text:style-name="P45">test.cpp:</text:p>
      <text:p text:style-name="P86"><text:span text:style-name="T442">#include &lt;unittest++/UnitTest++.h&gt;<text:line-break/></text:span><text:span text:style-name="T40">#define private public<text:line-break/>#define protected public</text:span><text:span text:style-name="T442"><text:line-break/></text:span><text:soft-page-break/><text:span text:style-name="T442"><text:line-break/>#include "module.h"<text:line-break/><text:line-break/><text:line-break/>SUITE(Module)<text:line-break/>{<text:line-break/><text:line-break/> <text:s text:c="4"/>TEST(Constructor)<text:line-break/> <text:s text:c="4"/>{<text:line-break/> <text:s text:c="8"/>Module m(5);<text:line-break/> <text:s text:c="8"/>CHECK_EQUAL(m._value, 5);<text:tab/>// Újradefiniálás nélkül<text:line-break/><text:tab/>// ez forditási hibá</text:span><text:span text:style-name="T443">t<text:line-break/><text:tab/>// </text:span><text:span text:style-name="T442">okoz</text:span><text:span text:style-name="T444">na</text:span><text:span text:style-name="T442">.<text:line-break/> <text:s text:c="4"/>} <text:line-break/><text:line-break/> <text:s text:c="4"/>TEST(Increase)<text:line-break/> <text:s text:c="4"/>{ <text:line-break/> <text:s text:c="8"/>Module m(5); <text:line-break/> <text:s text:c="8"/>m.increase(); <text:tab/>// Újradefiniálás nélkül<text:line-break/><text:tab/>// ez forditási hibát<text:line-break/><text:tab/>// okoz</text:span><text:span text:style-name="T444">na</text:span><text:span text:style-name="T442">. <text:line-break/> <text:s text:c="8"/>CHECK_EQUAL(m._value, 6);<text:tab/>// Újradefiniálás nélkül<text:line-break/><text:tab/>// ez forditási hibát<text:line-break/><text:tab/>// okoz</text:span><text:span text:style-name="T444">na</text:span><text:span text:style-name="T442">. <text:line-break/> <text:s text:c="4"/>} <text:line-break/>} <text:line-break/><text:line-break/><text:line-break/>int main() <text:line-break/>{<text:line-break/> <text:s text:c="3"/>return UnitTest::RunAllTests(); <text:line-break/>}</text:span></text:p>
      <text:h text:style-name="P221" text:outline-level="3"><text:bookmark-start text:name="__RefHeading__3181_1856748091"/>Hamisitások használata<text:bookmark-end text:name="__RefHeading__3181_1856748091"/></text:h>
      <text:p text:style-name="P151">Saját objektum hamisitása esetén két lehetőségünk van a hamisitások használatbavételére attól függően, hogy modultesztet, vagy unittesztet épitünk éppen:</text:p>
      <text:p text:style-name="P77"><text:span text:style-name="T446">Unitteszt esetében látjuk a belső implementációt, használjuk a </text:span><text:span text:style-name="T56">protected</text:span><text:span text:style-name="T446"> és </text:span><text:span text:style-name="T56">private</text:span><text:span text:style-name="T446">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446">projekt elejétől kezdve történik.</text:span></text:p>
      <text:p text:style-name="P146">TODO Példa</text:p>
      <text:p text:style-name="P156"><text:span text:style-name="T447">Modulteszt esetén a tényleges megvalósítás láthatatlansága miatt nincs lehetőség a </text:span><text:span text:style-name="T57">protected</text:span><text:span text:style-name="T447"> és </text:span><text:span text:style-name="T57">private</text:span><text:span text:style-name="T447"> kulcsszavak átdefiniálására és az együttműködő objektumok inicializálás utáni cseréjére. Ilyen esetekben a hamisított objektumok használatbavétele történhet az </text:span><text:span text:style-name="T57">LD_PRELOAD</text:span><text:span text:style-name="T447"> környezeti változó segítségével, illetve használhatjuk a </text:span><text:span text:style-name="T87">Trükk: Szimbólumok betöltésének sorrendje</text:span><text:span text:style-name="T158"> </text:span><text:span text:style-name="T159">című fejezetben leírt trükköt. Konkrét példák a fenti fejezetekben található</text:span><text:span text:style-name="T216">a</text:span><text:span text:style-name="T159">k.</text:span></text:p>
      <text:h text:style-name="Heading_20_3" text:outline-level="3"><text:bookmark-start text:name="__RefHeading__3183_1856748091"/><text:span text:style-name="T160">Keretrendszerek összehasonlitása</text:span><text:bookmark-end text:name="__RefHeading__3183_1856748091"/></text:h>
      <text:p text:style-name="P159"><text:span text:style-name="T161">Ebben a fejezetben néhány keretrendszert fogok bemutatni abból a szempontból, hogy az adott keretrendszer hogyan valósitja meg az xUnit architektúra elemeit. A teljes lista óriási, ezért csak a </text:span><text:span text:style-name="T163">leg</text:span><text:span text:style-name="T162">gyakrabban használtak jellemzőit fogom leirni</text:span><text:span text:style-name="T161">. </text:span><text:span text:style-name="T185">Egyéb vizsgált tulajdonságok:</text:span></text:p>
      <text:list xml:id="list109078229" text:style-name="L29">
        <text:list-item>
          <text:p text:style-name="P179"><text:span text:style-name="T185">Mi történik sikertelen teszt esetén? Leáll vagy továbbfut? Ki akar-e irni valamit az objektumból?</text:span></text:p>
        </text:list-item>
        <text:list-item>
          <text:p text:style-name="P179"><text:span text:style-name="T185">Van-e fájlba jelentés a teszt végén?</text:span></text:p>
        </text:list-item>
        <text:list-item>
          <text:p text:style-name="P179"><text:span text:style-name="T185">A teszt lekezeli-e a nem várt kivételeket?</text:span></text:p>
        </text:list-item>
        <text:list-item>
          <text:p text:style-name="P179"><text:span text:style-name="T185">Lehetséges-e időbeli korlátot adni a teszt futására?</text:span></text:p>
        </text:list-item>
        <text:list-item>
          <text:p text:style-name="P180"><text:span text:style-name="T191">Mennyire kényelmes használatba venni?</text:span></text:p>
        </text:list-item>
      </text:list>
      <text:h text:style-name="Heading_20_4" text:outline-level="4"><text:bookmark-start text:name="__RefHeading__3185_1856748091"/><text:span text:style-name="T161">UnitTest++</text:span><text:bookmark-end text:name="__RefHeading__3185_1856748091"/></text:h>
      <text:list xml:id="list565595770" text:style-name="L28">
        <text:list-item>
          <text:p text:style-name="P160"><text:span text:style-name="T164">Test case: A </text:span><text:span text:style-name="T111">TEST()</text:span><text:span text:style-name="T164"> makró valósitja meg.</text:span></text:p>
        </text:list-item>
      </text:list>
      <text:p text:style-name="code-snippet"><text:span text:style-name="T176">TEST(</text:span><text:span text:style-name="T178">Demo</text:span><text:span text:style-name="T176">)<text:line-break/>{<text:line-break/> <text:s text:c="3"/></text:span><text:span text:style-name="T178">int i=10;<text:line-break/></text:span><text:span text:style-name="T176"> <text:s text:c="3"/>CHECK_</text:span><text:span text:style-name="T178">EQUAL</text:span><text:span text:style-name="T176">(</text:span><text:span text:style-name="T178">i, 10</text:span><text:span text:style-name="T176">);<text:line-break/> <text:s text:c="3"/>CHECK_</text:span><text:span text:style-name="T178">EQUAL</text:span><text:span text:style-name="T176">(</text:span><text:span text:style-name="T178">i, 11</text:span><text:span text:style-name="T176">);<text:line-break/>}</text:span></text:p>
      <text:list xml:id="list902751829" text:continue-numbering="true" text:style-name="L28">
        <text:list-item>
          <text:p text:style-name="P160"><text:soft-page-break/><text:span text:style-name="T164">Test suite: A </text:span><text:span text:style-name="T111">SUITE()</text:span><text:span text:style-name="T164"> makró valósitja meg.</text:span></text:p>
        </text:list-item>
      </text:list>
      <text:p text:style-name="P227"><text:span text:style-name="T179">SUITE(IntegerTests)<text:line-break/>{<text:line-break/> <text:s text:c="3"/>int i=10;</text:span></text:p>
      <text:p text:style-name="P227"><text:span text:style-name="T176"><text:s text:c="4"/>TEST(</text:span><text:span text:style-name="T179">Success</text:span><text:span text:style-name="T176">)<text:line-break/> <text:s text:c="3"/>{<text:line-break/> <text:s text:c="7"/>CHECK_</text:span><text:span text:style-name="T178">EQUAL</text:span><text:span text:style-name="T176">(</text:span><text:span text:style-name="T178">i, 10</text:span><text:span text:style-name="T176">);<text:line-break/> <text:s text:c="3"/>}<text:line-break/><text:line-break/> <text:s text:c="3"/>TEST(</text:span><text:span text:style-name="T179">Fail</text:span><text:span text:style-name="T176">)<text:line-break/> <text:s text:c="3"/>{<text:line-break/> <text:s text:c="7"/>CHECK_</text:span><text:span text:style-name="T178">EQUAL</text:span><text:span text:style-name="T176">(</text:span><text:span text:style-name="T178">i, 11</text:span><text:span text:style-name="T176">);<text:line-break/> <text:s text:c="3"/>}<text:line-break/></text:span><text:span text:style-name="T180">}</text:span></text:p>
      <text:list xml:id="list1407660799" text:continue-numbering="true" text:style-name="L28">
        <text:list-item>
          <text:p text:style-name="P160"><text:span text:style-name="T164">Test fixture: A </text:span><text:span text:style-name="T111">TEST_FIXTURE()</text:span><text:span text:style-name="T164"> makrót kell ilyenkor használni a </text:span><text:span text:style-name="T111">TEST()</text:span><text:span text:style-name="T164"> makró helyett.</text:span></text:p>
        </text:list-item>
      </text:list>
      <text:p text:style-name="code-snippet"><text:span text:style-name="T184">SUITE(IntegerSuite)<text:line-break/>{<text:line-break/><text:line-break/> <text:s text:c="3"/>int i=0;<text:line-break/><text:line-break/> <text:s text:c="3"/>class Fixture<text:line-break/> <text:s text:c="3"/>{<text:line-break/> <text:s text:c="3"/>public:<text:line-break/> <text:s text:c="7"/>Fixture()<text:line-break/> <text:s text:c="7"/>{<text:line-break/> <text:s text:c="11"/>i=10;<text:line-break/> <text:s text:c="7"/>}<text:line-break/><text:line-break/> <text:s text:c="7"/>~Fixture()<text:line-break/> <text:s text:c="7"/>{<text:line-break/> <text:s text:c="11"/>i=0;<text:line-break/> <text:s text:c="7"/>}<text:line-break/> <text:s text:c="3"/>};<text:line-break/><text:line-break/><text:line-break/> <text:s text:c="3"/>TEST_FIXTURE(Fixture, Success)<text:line-break/> <text:s text:c="3"/>{<text:line-break/> <text:s text:c="7"/>CHECK_EQUAL(i, 10);<text:line-break/> <text:s text:c="3"/>}<text:line-break/><text:line-break/> <text:s text:c="3"/>TEST_FIXTURE(Fixture, Fail)<text:line-break/> <text:s text:c="3"/>{<text:line-break/></text:span><text:soft-page-break/><text:span text:style-name="T184"> <text:s text:c="7"/>CHECK_EQUAL(i, 11);<text:line-break/> <text:s text:c="3"/>}<text:line-break/>}</text:span></text:p>
      <text:list xml:id="list1713367192" text:continue-numbering="true" text:style-name="L28">
        <text:list-item>
          <text:p text:style-name="P161"><text:span text:style-name="T165">Execution:</text:span></text:p>
        </text:list-item>
      </text:list>
      <text:p text:style-name="P226"><text:span text:style-name="T176">#include &lt;</text:span><text:span text:style-name="T177">unittest++/</text:span><text:span text:style-name="T176">UnitTest++.h&gt;<text:line-break/></text:span><text:span text:style-name="T178"><text:line-break/></text:span><text:span text:style-name="T176">TEST(</text:span><text:span text:style-name="T178">Demo</text:span><text:span text:style-name="T176">)<text:line-break/>{<text:line-break/> <text:s text:c="3"/></text:span><text:span text:style-name="T178">int i=10;<text:line-break/></text:span><text:span text:style-name="T176"> <text:s text:c="3"/>CHECK_</text:span><text:span text:style-name="T178">EQUAL</text:span><text:span text:style-name="T176">(</text:span><text:span text:style-name="T178">i, 10</text:span><text:span text:style-name="T176">);<text:line-break/> <text:s text:c="3"/>CHECK_</text:span><text:span text:style-name="T178">EQUAL</text:span><text:span text:style-name="T176">(</text:span><text:span text:style-name="T178">i, 11</text:span><text:span text:style-name="T176">);<text:line-break/>}<text:line-break/><text:line-break/>int main()<text:line-break/>{<text:line-break/> <text:s text:c="3"/>return UnitTest::RunAllTests();<text:line-break/>}</text:span></text:p>
      <text:list xml:id="list1131152400" text:continue-numbering="true" text:style-name="L28">
        <text:list-item>
          <text:p text:style-name="P161"><text:span text:style-name="T165">Assertions:</text:span></text:p>
          <text:list>
            <text:list-item>
              <text:p text:style-name="P162"><text:span text:style-name="T221">CHECK(expr)</text:span><text:span text:style-name="T166">: Ellenőrzi az </text:span><text:span text:style-name="T112">expr</text:span><text:span text:style-name="T166"> kifejézés igaz voltát.</text:span></text:p>
            </text:list-item>
            <text:list-item>
              <text:p text:style-name="P163"><text:span text:style-name="T222">CHECK_EQUAL(a,b)</text:span><text:span text:style-name="T167">: Ellenőrzi, hogy </text:span><text:span text:style-name="T113">a == b</text:span><text:span text:style-name="T167">.</text:span></text:p>
            </text:list-item>
            <text:list-item>
              <text:p text:style-name="P164"><text:span text:style-name="T223">CHECK_CLOSE(a, b, c)</text:span><text:span text:style-name="T168">: Ellenőrzi, hogy </text:span><text:span text:style-name="T114">abs(a-b) &lt; c</text:span><text:span text:style-name="T168">.</text:span></text:p>
            </text:list-item>
            <text:list-item>
              <text:p text:style-name="P164"><text:span text:style-name="T223">CHECK_ARRAY_EQUAL(a, b, n)</text:span><text:span text:style-name="T168">: Ellenőrzi, hogy az </text:span><text:span text:style-name="T114">a</text:span><text:span text:style-name="T168"> és a </text:span><text:span text:style-name="T114">b</text:span><text:span text:style-name="T168"> tömb első </text:span><text:span text:style-name="T114">n</text:span><text:span text:style-name="T168"> eleme megegyezik-e.</text:span></text:p>
            </text:list-item>
            <text:list-item>
              <text:p text:style-name="P164"><text:span text:style-name="T223">CHECK_ARRAY_CLOSE(</text:span><text:span text:style-name="T224">a</text:span><text:span text:style-name="T223">, </text:span><text:span text:style-name="T224">b</text:span><text:span text:style-name="T223">, </text:span><text:span text:style-name="T224">n</text:span><text:span text:style-name="T223">, </text:span><text:span text:style-name="T224">c</text:span><text:span text:style-name="T223">)</text:span><text:span text:style-name="T168">: </text:span><text:span text:style-name="T169">Ellenőrzi, hogy az </text:span><text:span text:style-name="T115">a</text:span><text:span text:style-name="T169"> és a </text:span><text:span text:style-name="T115">b</text:span><text:span text:style-name="T169"> tömb első </text:span><text:span text:style-name="T115">n</text:span><text:span text:style-name="T169"> eleme páronként legfeljebb </text:span><text:span text:style-name="T115">c</text:span><text:span text:style-name="T169"> távolságra vannak egymástól.</text:span></text:p>
            </text:list-item>
            <text:list-item>
              <text:p text:style-name="P165"><text:span text:style-name="T225">CHECK_THROW(expr, ex)</text:span><text:span text:style-name="T170">: Ellenőrzi, hogy az </text:span><text:span text:style-name="T116">expr</text:span><text:span text:style-name="T170"> kifejezés végrehajtása során dobodik-e </text:span><text:span text:style-name="T116">ex</text:span><text:span text:style-name="T170"> típusú kivétel.</text:span></text:p>
            </text:list-item>
          </text:list>
        </text:list-item>
        <text:list-item>
          <text:p text:style-name="P164"><text:span text:style-name="T168">Egyéb jellemzők:</text:span></text:p>
          <text:list>
            <text:list-item>
              <text:p text:style-name="P166"><text:span text:style-name="T171">A tesztek futását lehet </text:span><text:span text:style-name="T181">időben </text:span><text:span text:style-name="T171">korlátozni. A korlátozás csak arra a </text:span><text:span text:style-name="T117">scope</text:span><text:span text:style-name="T171">-ra fog vonatkozni, ahol a korlátozást tettük.</text:span></text:p>
            </text:list-item>
          </text:list>
        </text:list-item>
      </text:list>
      <text:p text:style-name="P225"><text:soft-page-break/><text:span text:style-name="T175">TEST(</text:span><text:span text:style-name="T184">TimeredTest</text:span><text:span text:style-name="T175">)<text:line-break/>{<text:line-break/> <text:s text:c="3"/>// Időkorlátozás nélküli rész<text:line-break/> <text:s text:c="3"/>{<text:line-break/> <text:s text:c="7"/>UNITTEST_TIME_CONSTRAINT(50);<text:line-break/> <text:s text:c="7"/>// Időkorlázott rész<text:line-break/> <text:s text:c="3"/>}<text:line-break/>}</text:span></text:p>
      <text:list xml:id="list1815957869" text:continue-numbering="true" text:style-name="L28">
        <text:list-item>
          <text:list>
            <text:list-item>
              <text:p text:style-name="P137"><text:span text:style-name="T172">Amennyiben egy teszt sikertelen lesz, a teszt nem áll le, hanem jelzi a hibát és folytatja a futását. </text:span><text:span text:style-name="T173">Ugyenez igaz olyan kivétel kezelésére is, amelyet a teszt nem várt.</text:span></text:p>
            </text:list-item>
            <text:list-item>
              <text:p text:style-name="P138"><text:span text:style-name="T173">Egyenlőségvizsgálat sikertelensége esetén a UnitTest++ ki akarja irni az összehasonlitott objektumokat. Ezt az </text:span><text:span text:style-name="T219">std::ostream &amp; operator&lt;&lt;(std::ostream &amp; out, T const &amp; obj)</text:span><text:span text:style-name="T173"> eljárással szeretné tenni, </text:span><text:span text:style-name="T174">ahol a </text:span><text:span text:style-name="T220">T</text:span><text:span text:style-name="T174"> az összehasonlitandó objektum tipusa. I</text:span><text:span text:style-name="T173">gy ezt az operátort minden saját osztály</text:span><text:span text:style-name="T182">ban</text:span><text:span text:style-name="T173"> le kell implementálni, különben forditási hibát kapunk a teszt forditása során. </text:span><text:span text:style-name="T183">Ha mégsem szeretnénk mindenhol leimplemántálni, akkor a </text:span><text:span text:style-name="T118">CHECK_EQUAL(a, b)</text:span><text:span text:style-name="T183"> makró helyett célszerű a </text:span><text:span text:style-name="T118">CHECK(a == b)</text:span><text:span text:style-name="T183"> makrót használni.</text:span></text:p>
            </text:list-item>
            <text:list-item>
              <text:p text:style-name="P140"><text:span text:style-name="T214">Van lehetőség XML-fájlba irni a tesztek eredényét.</text:span></text:p>
            </text:list-item>
            <text:list-item>
              <text:p text:style-name="P139"><text:span text:style-name="T192">Nagyon könnyű használni, a </text:span><text:span text:style-name="T120">SUITE(), TEST(), <text:s/>TEST_FIXTURE()</text:span><text:span text:style-name="T192"> makrók nagyon kényelmessé teszik a tesztirást.</text:span></text:p>
            </text:list-item>
          </text:list>
        </text:list-item>
      </text:list>
      <text:h text:style-name="P207" text:outline-level="4"><text:bookmark-start text:name="__RefHeading__3187_1856748091"/><text:span text:style-name="T373">CppUnit</text:span><text:bookmark-end text:name="__RefHeading__3187_1856748091"/></text:h>
      <text:list xml:id="list388247312" text:continue-numbering="true" text:style-name="L28">
        <text:list-item>
          <text:p text:style-name="P169"><text:span text:style-name="T164">Test case: A </text:span><text:span text:style-name="T119">CppUnit::TestCase</text:span><text:span text:style-name="T187"> osztályából kell leszármazni és felüldefiniálni a </text:span><text:span text:style-name="T119">void runTest(</text:span><text:span text:style-name="T187">) függvényt.</text:span></text:p>
        </text:list-item>
      </text:list>
      <text:p text:style-name="P230"><text:span text:style-name="T188">class </text:span><text:span text:style-name="T189">Integer</text:span><text:span text:style-name="T188">Test : public CppUnit::TestCase<text:line-break/>{<text:line-break/>public:<text:line-break/> <text:s text:c="3"/></text:span><text:span text:style-name="T189">IntegerTest</text:span><text:span text:style-name="T188">( std::string name )<text:line-break/> <text:s text:c="7"/>: CppUnit::TestCase( name )<text:line-break/> <text:s text:c="3"/>{<text:line-break/> <text:s text:c="3"/>}<text:line-break/><text:line-break/> <text:s text:c="3"/>void runTest()<text:line-break/> <text:s text:c="3"/>{<text:line-break/> <text:s text:c="7"/></text:span><text:span text:style-name="T190">Integer i(10);</text:span><text:span text:style-name="T188"><text:line-break/> <text:s text:c="7"/>CPPUNIT_ASSERT( </text:span><text:span text:style-name="T190">i.getString() == "10"</text:span><text:span text:style-name="T188"> );<text:line-break/></text:span><text:soft-page-break/><text:span text:style-name="T188"> <text:s text:c="3"/>}<text:line-break/>};<text:line-break/></text:span></text:p>
      <text:list xml:id="list226154555" text:continue-numbering="true" text:style-name="L28">
        <text:list-item>
          <text:p text:style-name="P174"><text:span text:style-name="T164">Test fixture: A </text:span><text:span text:style-name="T123">CppUnit::TestFixture</text:span><text:span text:style-name="T201"> osztályból kell leszármaznia a teszt</text:span><text:span text:style-name="T202">nek</text:span><text:span text:style-name="T201">, majd a </text:span><text:span text:style-name="T123">void setUp()</text:span><text:span text:style-name="T201"> és </text:span><text:span text:style-name="T123">void tearDown()</text:span><text:span text:style-name="T201"> függvényeket kell felüldefiniálni.</text:span></text:p>
        </text:list-item>
      </text:list>
      <text:p text:style-name="P231"><text:span text:style-name="T203">class IntegerTest : public CppUnit::TestFixture<text:line-break/>{<text:line-break/>public:<text:line-break/> <text:s text:c="3"/>IntegerTest()<text:line-break/> <text:s text:c="7"/>: CppUnit::TestFixture()<text:line-break/> <text:s text:c="3"/>{<text:line-break/> <text:s text:c="3"/>}<text:line-break/><text:line-break/> <text:s text:c="3"/>void setUp()<text:line-break/> <text:s text:c="3"/>{<text:line-break/> <text:s text:c="7"/>i.set(10);<text:line-break/> <text:s text:c="3"/>}<text:line-break/><text:line-break/> <text:s text:c="3"/>void tearDown()<text:line-break/> <text:s text:c="3"/>{<text:line-break/> <text:s text:c="7"/>i.set(0);<text:line-break/> <text:s text:c="3"/>}<text:line-break/><text:line-break/> <text:s text:c="3"/>void testEquality()<text:line-break/> <text:s text:c="3"/>{<text:line-break/> <text:s text:c="7"/>CPPUNIT_ASSERT( i.getString() == "10" );<text:line-break/> <text:s text:c="3"/>}<text:line-break/><text:line-break/></text:span><text:span text:style-name="T206"> <text:s text:c="3"/>void testSet()<text:line-break/> <text:s text:c="3"/>{<text:line-break/> <text:s text:c="7"/>i.set(5);<text:line-break/> <text:s text:c="7"/>CPPUNIT_ASSERT( i._i == 5 );<text:line-break/> <text:s text:c="3"/>}<text:line-break/></text:span><text:span text:style-name="T203"><text:line-break/>private:<text:line-break/> <text:s text:c="3"/>Integer i;<text:line-break/>};</text:span></text:p>
      <text:list xml:id="list820062136" text:continue-numbering="true" text:style-name="L28">
        <text:list-item>
          <text:p text:style-name="P173"><text:span text:style-name="T164">Test suite: </text:span><text:span text:style-name="T205">Egy</text:span><text:span text:style-name="T164"> </text:span><text:span text:style-name="T125">CppUnit::TestSuite</text:span><text:span text:style-name="T205"> típusú objektumhoz lehet hozzáadni a teszteket. Amennyiben fixture-t használunk, úgy a </text:span><text:span text:style-name="T124">CppUnit::TestCaller</text:span><text:span text:style-name="T204"> </text:span><text:span text:style-name="T205">osztály segitségével tudjuk hozzáadni a fixture-t a tesztcsaládhoz:</text:span></text:p>
        </text:list-item>
      </text:list>
      <text:p text:style-name="P231"><text:span text:style-name="T226">CppUnit::TestSuite * suite = new CppUnit::TestSuite;<text:line-break/></text:span><text:soft-page-break/><text:span text:style-name="T226">suite-&gt;addTest(<text:line-break/> <text:s text:c="3"/>new CppUnit::TestCaller&lt;IntegerTest&gt;(<text:line-break/> <text:s text:c="7"/>"testEquality",<text:line-break/> <text:s text:c="7"/>&amp;IntegerTest::testEquality ) );<text:line-break/>suite-&gt;addTest(<text:line-break/> <text:s text:c="3"/>new CppUnit::TestCaller&lt;IntegerTest&gt;(<text:line-break/> <text:s text:c="7"/>"testSet",<text:line-break/> <text:s text:c="7"/>&amp;IntegerTest::testSet ) );</text:span></text:p>
      <text:list xml:id="list1001332576" text:continue-numbering="true" text:style-name="L28">
        <text:list-item>
          <text:p text:style-name="P171"><text:span text:style-name="T165">Execution: </text:span><text:span text:style-name="T200">A </text:span><text:span text:style-name="T121">CppUnit::TextUi::TestRunner</text:span><text:span text:style-name="T199"> </text:span><text:span text:style-name="T200">objektumnak kell átadni a futtatni kívánt tesztekre mutató pointereket, majd meghivni a </text:span><text:span text:style-name="T122">run()</text:span><text:span text:style-name="T200"> függvényét.</text:span></text:p>
        </text:list-item>
      </text:list>
      <text:p text:style-name="P232"><text:span text:style-name="T207">CppUnit::TextUi::TestRunner runner;<text:line-break/>runner.addTest(suite);<text:line-break/>runner.run();</text:span></text:p>
      <text:list xml:id="list812630785" text:continue-numbering="true" text:style-name="L28">
        <text:list-item>
          <text:p text:style-name="P167"><text:span text:style-name="T165">Assertions: </text:span><text:span text:style-name="T211">A CppUnit nem használ direkt assertion-öket a CPPUNIT_ASSERT() makrót leszámitva. Visztont definiál segitőmakrókat, melyek segitségével új teszteket lehet késziteni. Például </text:span><text:span text:style-name="T212">[10]</text:span><text:span text:style-name="T211">:</text:span></text:p>
        </text:list-item>
      </text:list>
      <text:p text:style-name="code-snippet"><text:span text:style-name="T68">class MyTest : public CppUnit::TestFixture<text:line-break/>{<text:line-break/> <text:s text:c="3"/>CPPUNIT_TEST_SUITE( MyTest );<text:line-break/> <text:s text:c="3"/>CPPUNIT_TEST_EXCEPTION( testVectorAtThrow,<text:line-break/> <text:s text:c="27"/>std::invalid_argument );<text:line-break/> <text:s text:c="3"/>CPPUNIT_TEST_SUITE_END();<text:line-break/><text:line-break/>public:<text:line-break/> <text:s text:c="3"/>void testVectorAtThrow()<text:line-break/> <text:s text:c="3"/>{<text:line-break/> <text:s text:c="7"/>std::vector&lt;int&gt; v;<text:line-break/> <text:s text:c="7"/>v.at( 1 ); <text:s text:c="2"/>// must throw exception<text:line-break/> <text:s text:c="20"/>// std::invalid_argument }<text:line-break/>};</text:span></text:p>
      <text:list xml:id="list1152457828" text:continue-numbering="true" text:style-name="L28">
        <text:list-item>
          <text:list>
            <text:list-item>
              <text:p text:style-name="P175">CPPUNIT_TEST_EXCEPTION(<text:span text:style-name="T452">testMethod, ExceptionType</text:span>): <text:span text:style-name="T453">ExceptionType</text:span><text:span text:style-name="T451"> típusú kivétel dobását várja </text:span><text:span text:style-name="T453">a testMethod végrehajtása során</text:span><text:span text:style-name="T451">.</text:span></text:p>
            </text:list-item>
            <text:list-item>
              <text:p text:style-name="P176"><text:span text:style-name="T454">CPPUNIT_TEST_FAIL(testMethod): A testMethod futtatása során nem fog teljesülni </text:span><text:span text:style-name="T455">egy</text:span><text:span text:style-name="T454"> assertion.</text:span></text:p>
            </text:list-item>
          </text:list>
        </text:list-item>
        <text:list-item>
          <text:p text:style-name="P167"><text:span text:style-name="T168">Egyéb jellemzők:</text:span></text:p>
          <text:list>
            <text:list-item>
              <text:p text:style-name="P170"><text:soft-page-break/><text:span text:style-name="T194">Egy t</text:span><text:span text:style-name="T193">eszt sikertelensége esetén a keretrendszer az adott teszt végrehajtását leállitja, és </text:span><text:span text:style-name="T196">elinditja a </text:span><text:span text:style-name="T193">következő teszt</text:span><text:span text:style-name="T196">et</text:span><text:span text:style-name="T195">. </text:span><text:span text:style-name="T210">Ugyenez történik nem várt kivétel esetén. </text:span><text:span text:style-name="T213">Assertion sikertelenség esetén az objektumot nem akarja a keretrendszer kiirni, helyette az assertion-t tartalmazó sort irja ki.</text:span></text:p>
            </text:list-item>
            <text:list-item>
              <text:p text:style-name="P172"><text:span text:style-name="T208">Vannak </text:span><text:span text:style-name="T209">ugyan</text:span><text:span text:style-name="T197"> kényelmi makrók (</text:span><text:span text:style-name="T126">CPPUNIT_TEST_SUITE</text:span><text:span text:style-name="T127">, CPPUNIT_TEST</text:span><text:span text:style-name="T197">) </text:span><text:span text:style-name="T209">a tesztek szervezésére, de messze nem olyan hatékonyak, mint a UnitTest++-ban,</text:span><text:span text:style-name="T197"> így a teszt irása jóval több időt vesz igénybe </text:span><text:span text:style-name="T201">és sokkal kényelmetlenebb</text:span><text:span text:style-name="T197"> mint a UnitTest++ </text:span><text:span text:style-name="T198">keretrendszer </text:span><text:span text:style-name="T197">esetén.</text:span></text:p>
            </text:list-item>
            <text:list-item>
              <text:p text:style-name="P177"><text:span text:style-name="T214">Van lehetőség XML-fájlba irni a tesztek eredényét.</text:span></text:p>
            </text:list-item>
            <text:list-item>
              <text:p text:style-name="P178"><text:span text:style-name="T215">Nem lehet időbeli korlátokat adni a tesztek futására.</text:span></text:p>
            </text:list-item>
          </text:list>
        </text:list-item>
      </text:list>
      <text:h text:style-name="P207" text:outline-level="4"><text:bookmark-start text:name="__RefHeading__3189_1856748091"/><text:span text:style-name="T373">Boost</text:span><text:bookmark-end text:name="__RefHeading__3189_1856748091"/></text:h>
      <text:list xml:id="list343193509" text:continue-numbering="true" text:style-name="L28">
        <text:list-item>
          <text:p text:style-name="P168"><text:span text:style-name="T164">Test case: </text:span></text:p>
        </text:list-item>
      </text:list>
      <text:p text:style-name="P229"><text:span text:style-name="T176"/></text:p>
      <text:list xml:id="list907849504" text:continue-numbering="true" text:style-name="L28">
        <text:list-item>
          <text:p text:style-name="P168"><text:span text:style-name="T164">Test suite: </text:span></text:p>
        </text:list-item>
      </text:list>
      <text:p text:style-name="P228"><text:span text:style-name="T180"/></text:p>
      <text:list xml:id="list1798579637" text:continue-numbering="true" text:style-name="L28">
        <text:list-item>
          <text:p text:style-name="P168"><text:span text:style-name="T164">Test fixture: </text:span></text:p>
        </text:list-item>
      </text:list>
      <text:p text:style-name="P229"><text:span text:style-name="T184"/></text:p>
      <text:list xml:id="list1245771653" text:continue-numbering="true" text:style-name="L28">
        <text:list-item>
          <text:p text:style-name="P168"><text:span text:style-name="T165">Execution:</text:span></text:p>
        </text:list-item>
      </text:list>
      <text:p text:style-name="P229"><text:span text:style-name="T176"/></text:p>
      <text:list xml:id="list1568000828" text:continue-numbering="true" text:style-name="L28">
        <text:list-item>
          <text:p text:style-name="P168"><text:span text:style-name="T165">Assertions:</text:span></text:p>
          <text:list>
            <text:list-item>
              <text:p text:style-name="P168"><text:span text:style-name="T170"/></text:p>
            </text:list-item>
          </text:list>
        </text:list-item>
        <text:list-item>
          <text:p text:style-name="P168"><text:span text:style-name="T168">Egyéb jellemzők:</text:span></text:p>
          <text:list>
            <text:list-item>
              <text:p text:style-name="P168"><text:span text:style-name="T168"/></text:p>
            </text:list-item>
          </text:list>
        </text:list-item>
      </text:list>
      <text:h text:style-name="P207" text:outline-level="4"><text:bookmark-start text:name="__RefHeading__3191_1856748091"/><text:soft-page-break/><text:span text:style-name="T373">Google testing framework</text:span><text:bookmark-end text:name="__RefHeading__3191_1856748091"/></text:h>
      <text:list xml:id="list1616926182" text:continue-numbering="true" text:style-name="L28">
        <text:list-item>
          <text:p text:style-name="P168"><text:span text:style-name="T164">Test case: </text:span></text:p>
        </text:list-item>
      </text:list>
      <text:p text:style-name="P229"><text:span text:style-name="T176"/></text:p>
      <text:list xml:id="list1997348474" text:continue-numbering="true" text:style-name="L28">
        <text:list-item>
          <text:p text:style-name="P168"><text:span text:style-name="T164">Test suite: </text:span></text:p>
        </text:list-item>
      </text:list>
      <text:p text:style-name="P228"><text:span text:style-name="T180"/></text:p>
      <text:list xml:id="list1879070407" text:continue-numbering="true" text:style-name="L28">
        <text:list-item>
          <text:p text:style-name="P168"><text:span text:style-name="T164">Test fixture: </text:span></text:p>
        </text:list-item>
      </text:list>
      <text:p text:style-name="P229"><text:span text:style-name="T184"/></text:p>
      <text:list xml:id="list1607508566" text:continue-numbering="true" text:style-name="L28">
        <text:list-item>
          <text:p text:style-name="P168"><text:span text:style-name="T165">Execution:</text:span></text:p>
        </text:list-item>
      </text:list>
      <text:p text:style-name="P229"><text:span text:style-name="T176"/></text:p>
      <text:list xml:id="list639170382" text:continue-numbering="true" text:style-name="L28">
        <text:list-item>
          <text:p text:style-name="P168"><text:span text:style-name="T165">Assertions:</text:span></text:p>
          <text:list>
            <text:list-item>
              <text:p text:style-name="P168"><text:span text:style-name="T170"/></text:p>
            </text:list-item>
          </text:list>
        </text:list-item>
        <text:list-item>
          <text:p text:style-name="P168"><text:span text:style-name="T168">Egyéb jellemzők:</text:span></text:p>
          <text:list>
            <text:list-item>
              <text:p text:style-name="P168"><text:span text:style-name="T168"/></text:p>
            </text:list-item>
          </text:list>
        </text:list-item>
      </text:list>
      <text:h text:style-name="Heading_20_4" text:outline-level="4"><text:bookmark-start text:name="__RefHeading__3193_1856748091"/><text:span text:style-name="T374">CxxTest</text:span><text:bookmark-end text:name="__RefHeading__3193_1856748091"/></text:h>
      <text:list xml:id="list1249618198" text:continue-numbering="true" text:style-name="L28">
        <text:list-item>
          <text:p text:style-name="P168"><text:span text:style-name="T164">Test case: A </text:span><text:span text:style-name="T111">TEST()</text:span><text:span text:style-name="T164"> makró valósitja meg.</text:span></text:p>
        </text:list-item>
      </text:list>
      <text:p text:style-name="P229"><text:span text:style-name="T176"/></text:p>
      <text:list xml:id="list1156128920" text:continue-numbering="true" text:style-name="L28">
        <text:list-item>
          <text:p text:style-name="P168"><text:span text:style-name="T164">Test suite: A </text:span><text:span text:style-name="T111">SUITE()</text:span><text:span text:style-name="T164"> makró valósitja meg.</text:span></text:p>
        </text:list-item>
      </text:list>
      <text:p text:style-name="P228"><text:span text:style-name="T180"/></text:p>
      <text:list xml:id="list733168030" text:continue-numbering="true" text:style-name="L28">
        <text:list-item>
          <text:p text:style-name="P168"><text:span text:style-name="T164">Test fixture: A </text:span><text:span text:style-name="T111">TEST_FIXTURE()</text:span><text:span text:style-name="T164"> makrót kell ilyenkor használni a </text:span><text:span text:style-name="T111">TEST()</text:span><text:span text:style-name="T164"> makró helyett.</text:span></text:p>
        </text:list-item>
      </text:list>
      <text:p text:style-name="P229"><text:span text:style-name="T184"/></text:p>
      <text:list xml:id="list1197491118" text:continue-numbering="true" text:style-name="L28">
        <text:list-item>
          <text:p text:style-name="P168"><text:span text:style-name="T165">Execution:</text:span></text:p>
        </text:list-item>
      </text:list>
      <text:p text:style-name="P229"><text:soft-page-break/><text:span text:style-name="T176"/></text:p>
      <text:list xml:id="list2046333012" text:continue-numbering="true" text:style-name="L28">
        <text:list-item>
          <text:p text:style-name="P168"><text:span text:style-name="T165">Assertions:</text:span></text:p>
          <text:list>
            <text:list-item>
              <text:p text:style-name="P168"><text:span text:style-name="T170"/></text:p>
            </text:list-item>
          </text:list>
        </text:list-item>
        <text:list-item>
          <text:p text:style-name="P168"><text:span text:style-name="T168">Egyéb jellemzők:</text:span></text:p>
          <text:list>
            <text:list-item>
              <text:p text:style-name="P157"/>
            </text:list-item>
          </text:list>
        </text:list-item>
      </text:list>
      <text:p text:style-name="P25">TODOS:</text:p>
      <text:list xml:id="list1681795412" text:style-name="L23">
        <text:list-item>
          <text:p text:style-name="P152"><text:span text:style-name="T139">UnitTest++, </text:span><text:span text:style-name="T144">cxxtest</text:span><text:span text:style-name="T139">, </text:span><text:span text:style-name="T241">egyéb</text:span><text:span text:style-name="T371">(?) </text:span><text:span text:style-name="T241">keretrendszerek bemutatása</text:span></text:p>
        </text:list-item>
        <text:list-item>
          <text:p text:style-name="P153">google mock</text:p>
        </text:list-item>
        <text:list-item>
          <text:p text:style-name="P158"><text:span text:style-name="T448">CxxTest: forditás előtt van egy parse-olás, ennek utánanézni</text:span></text:p>
        </text:list-item>
      </text:list>
      <text:h text:style-name="P190" text:outline-level="2"><text:bookmark-start text:name="__RefHeading__2958_169030380"/>TDD, <text:span text:style-name="T397">BDD(?)</text:span><text:bookmark-end text:name="__RefHeading__2958_169030380"/></text:h>
      <text:p text:style-name="P181"><text:a xlink:type="simple" xlink:href="http://blog.drorhelper.com/2011/12/tdd-vs-bdd-or-why-cant-we-all-just-get.html"><text:span text:style-name="T242">http://blog.drorhelper.com/2011/12/tdd-vs-bdd-or-why-cant-we-all-just-get.html</text:span></text:a></text:p>
      <text:p text:style-name="P182"><text:span text:style-name="T375">na ezt csak akkor ha meg marad ido</text:span></text:p>
      <text:h text:style-name="P191" text:outline-level="2"><text:bookmark-start text:name="__RefHeading__257_795774798"/>Minőséget erősitő <text:span text:style-name="T393">egyéb </text:span>eszközök<text:bookmark-end text:name="__RefHeading__257_795774798"/></text:h>
      <text:p text:style-name="P46">- coveragemeres <text:span text:style-name="T393">(gcov). E</text:span>zt valszeg lehet tobbre is hasznalni, mint linehit, ennek utananezni. Pl milyen melyre tortennek a hivasok.</text:p>
      <text:p text:style-name="P46">Valgrind: mi mindenre hasznalhato meg <text:span text:style-name="T393">ezeken kivul</text:span> kivul?</text:p>
      <text:p text:style-name="P48">- leak</text:p>
      <text:p text:style-name="P48">- hivatkozas nem inicializalt memoriateruletre</text:p>
      <text:p text:style-name="P48">. double free corruption</text:p>
      <text:p text:style-name="P48"/>
      <text:h text:style-name="P186" text:outline-level="2"><text:bookmark-start text:name="__RefHeading__229_795774798"/>Continuous Integration<text:bookmark-end text:name="__RefHeading__229_795774798"/></text:h>
      <text:p text:style-name="P47">- A modszer altalanos bemutatasa</text:p>
      <text:p text:style-name="P47">- jenkins</text:p>
      <text:h text:style-name="P192" text:outline-level="2"><text:bookmark-start text:name="__RefHeading__721_2046454116"/>Irodalomjegyzék<text:bookmark-end text:name="__RefHeading__721_2046454116"/></text:h>
      <text:list xml:id="list1292268820" text:style-name="L24">
        <text:list-item>
          <text:p text:style-name="P154"><text:span text:style-name="T11">[1] </text:span><text:span text:style-name="T6">Guide: Writing Testable Code<text:line-break/></text:span><text:a xlink:type="simple" xlink:href="http://misko.hevery.com/attachments/Guide-Writing%20Testable%20Code.pdf"><text:span text:style-name="T70">http://misko.hevery.com/attachments/Guide-Writing%20Testable%20Code.pdf</text:span></text:a><text:span text:style-name="T70"><text:line-break/></text:span><text:span text:style-name="T6">2013.04.13</text:span></text:p>
        </text:list-item>
        <text:list-item>
          <text:p text:style-name="P155"><text:span text:style-name="T11">[2] </text:span><text:span text:style-name="T7">How main() is executed on Linux<text:line-break/></text:span><text:a xlink:type="simple" xlink:href="http://linuxgazette.net/issue84/hawk.html"><text:span text:style-name="T68">http://linuxgazette.net/issue84/hawk.html</text:span></text:a><text:span text:style-name="T6"><text:line-break/></text:span><text:span text:style-name="T7">2013.04.13</text:span></text:p>
        </text:list-item>
        <text:list-item>
          <text:p text:style-name="P155"><text:span text:style-name="T11">[3] </text:span><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155"><text:span text:style-name="T11">[4] </text:span><text:span text:style-name="T8">Static, Shared Dynamic and Loadable Linux Libraries<text:line-break/></text:span><text:a xlink:type="simple" xlink:href="http://www.yolinux.com/TUTORIALS/LibraryArchives-StaticAndDynamic.html">http://www.yolinux.com/TUTORIALS/LibraryArchives-StaticAndDynamic.html</text:a><text:span text:style-name="T68"><text:line-break/></text:span><text:span text:style-name="T8">2013.04.13</text:span></text:p>
        </text:list-item>
        <text:list-item>
          <text:p text:style-name="P155"><text:span text:style-name="Emphasis"><text:span text:style-name="T12">[5] </text:span></text:span><text:span text:style-name="Emphasis"><text:span text:style-name="T395">Automated Unit Testing tutorial<text:line-break/></text:span></text:span><text:a xlink:type="simple" xlink:href="http://www.blackwasp.co.uk/UnitTestingTutorial2.aspx">http://www.blackwasp.co.uk/UnitTestingTutorial2.aspx</text:a><text:line-break/><text:span text:style-name="T394">2013.04.30</text:span></text:p>
        </text:list-item>
        <text:list-item>
          <text:p text:style-name="P155"><text:span text:style-name="T11">[6] </text:span><text:span text:style-name="T433">xUnit<text:line-break/></text:span><text:a xlink:type="simple" xlink:href="http://en.wikipedia.org/wiki/XUnit"><text:span text:style-name="T433">http://en.wikipedia.org/wiki/XUnit</text:span></text:a><text:span text:style-name="T433"><text:line-break/>2013.05.09</text:span></text:p>
        </text:list-item>
        <text:list-item>
          <text:p text:style-name="P155"><text:span text:style-name="T11">[7] </text:span><text:span text:style-name="T434">List of unit testing frameworks<text:line-break/></text:span><text:a xlink:type="simple" xlink:href="http://en.wikipedia.org/wiki/List_of_unit_testing_frameworks"><text:span text:style-name="T433">http://en.wikipedia.org/wiki/List_of_unit_testing_frameworks</text:span></text:a><text:span text:style-name="T433"><text:line-break/></text:span><text:span text:style-name="T434">2013.05.09</text:span></text:p>
        </text:list-item>
        <text:list-item>
          <text:p text:style-name="P155"><text:span text:style-name="T11">[8] </text:span><text:span text:style-name="T435">CxxTest<text:line-break/></text:span><text:a xlink:type="simple" xlink:href="http://cxxtest.com/"><text:span text:style-name="T434">http://cxxtest.com/</text:span></text:a><text:span text:style-name="T434"><text:line-break/></text:span><text:span text:style-name="T435">2013.05.09</text:span></text:p>
        </text:list-item>
        <text:list-item>
          <text:p text:style-name="P155"><text:span text:style-name="T11">[9] </text:span><text:span text:style-name="T449">UnitTest++<text:line-break/></text:span><text:soft-page-break/><text:a xlink:type="simple" xlink:href="http://unittest-cpp.sourceforge.net/"><text:span text:style-name="T449">http://unittest-cpp.sourceforge.net/</text:span></text:a><text:span text:style-name="T435"><text:line-break/></text:span><text:span text:style-name="T449">2013.05.10</text:span></text:p>
        </text:list-item>
        <text:list-item>
          <text:p text:style-name="P155"><text:span text:style-name="T11">[10] </text:span><text:span text:style-name="T450">CppUnit<text:line-break/></text:span><text:a xlink:type="simple" xlink:href="http://sourceforge.net/projects/cppunit/"><text:span text:style-name="T450">http://sourceforge.net/projects/cppunit/</text:span></text:a><text:span text:style-name="T450"><text:line-break/>2013.05.10</text:span></text:p>
        </text:list-item>
        <text:list-item>
          <text:p text:style-name="P155"><text:span text:style-name="T11">[11] </text:span><text:span text:style-name="T437">Test-driven development<text:line-break/></text:span><text:a xlink:type="simple" xlink:href="http://en.wikipedia.org/wiki/Test-driven_development"><text:span text:style-name="T437">http://en.wikipedia.org/wiki/Test-driven_development</text:span></text:a><text:span text:style-name="T437"><text:line-break/>2013.05.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1" svg:font-family="Arial, 'Liberation Sans', 'DejaVu Sans', sans-serif"/>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1.7299in" fo:margin-bottom="0.0799in" style:contextual-spacing="false" fo:line-height="150%" fo:text-align="center" style:justify-single-word="false"/>
      <style:text-properties style:font-name="Times New Roman1"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5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0T23:42:23</dc:date>
    <dc:creator>winnie </dc:creator>
    <meta:editing-duration>P2DT16H5M10S</meta:editing-duration>
    <meta:editing-cycles>473</meta:editing-cycles>
    <meta:generator>LibreOffice/3.6$Linux_X86_64 LibreOffice_project/360m1$Build-2</meta:generator>
    <meta:document-statistic meta:table-count="0" meta:image-count="0" meta:object-count="0" meta:page-count="51" meta:paragraph-count="407" meta:word-count="7924" meta:character-count="61105" meta:non-whitespace-character-count="51831"/>
  </office:meta>
</office:document-meta>
</file>